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3cm"/>
    </style:style>
    <style:style style:name="co2" style:family="table-column">
      <style:table-column-properties fo:break-before="auto" style:column-width="2.708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5.475cm"/>
    </style:style>
    <style:style style:name="co5" style:family="table-column">
      <style:table-column-properties fo:break-before="auto" style:column-width="9.077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778cm"/>
    </style:style>
    <style:style style:name="co10" style:family="table-column">
      <style:table-column-properties fo:break-before="auto" style:column-width="2.051cm"/>
    </style:style>
    <style:style style:name="co11" style:family="table-column">
      <style:table-column-properties fo:break-before="auto" style:column-width="8.879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11.395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5.45cm"/>
    </style:style>
    <style:style style:name="co17" style:family="table-column">
      <style:table-column-properties fo:break-before="auto" style:column-width="4.339cm"/>
    </style:style>
    <style:style style:name="co18" style:family="table-column">
      <style:table-column-properties fo:break-before="auto" style:column-width="7.553cm"/>
    </style:style>
    <style:style style:name="co19" style:family="table-column">
      <style:table-column-properties fo:break-before="auto" style:column-width="9.7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Reserves biologiq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_RESERV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3T</text:p>
          </table:table-cell>
          <table:table-cell office:value-type="float" office:value="242471203" calcext:value-type="float">
            <text:p>242471203</text:p>
          </table:table-cell>
          <table:table-cell office:value-type="string" calcext:value-type="string">
            <text:p>Grand Tanargue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3-287-1-143T</text:p>
          </table:table-cell>
          <table:table-cell office:value-type="float" office:value="242871143" calcext:value-type="float">
            <text:p>242871143</text:p>
          </table:table-cell>
          <table:table-cell office:value-type="string" calcext:value-type="string">
            <text:p>Merdassiers Nant-Pareux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2-1-070T</text:p>
          </table:table-cell>
          <table:table-cell office:value-type="float" office:value="242321070" calcext:value-type="float">
            <text:p>242321070</text:p>
          </table:table-cell>
          <table:table-cell office:value-type="string" calcext:value-type="string">
            <text:p>Orquevaux (D'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4-264-1-050T</text:p>
          </table:table-cell>
          <table:table-cell office:value-type="float" office:value="242641050" calcext:value-type="float">
            <text:p>242641050</text:p>
          </table:table-cell>
          <table:table-cell office:value-type="string" calcext:value-type="string">
            <text:p>Hauts De Bousson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46T</text:p>
          </table:table-cell>
          <table:table-cell office:value-type="float" office:value="242681046" calcext:value-type="float">
            <text:p>242681046</text:p>
          </table:table-cell>
          <table:table-cell office:value-type="string" calcext:value-type="string">
            <text:p>Grossmann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8-269-1-063T</text:p>
          </table:table-cell>
          <table:table-cell office:value-type="float" office:value="242691063" calcext:value-type="float">
            <text:p>242691063</text:p>
          </table:table-cell>
          <table:table-cell office:value-type="string" calcext:value-type="string">
            <text:p>Haute-Meurthe (De La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9-1-075T</text:p>
          </table:table-cell>
          <table:table-cell office:value-type="float" office:value="242691075" calcext:value-type="float">
            <text:p>242691075</text:p>
          </table:table-cell>
          <table:table-cell office:value-type="string" calcext:value-type="string">
            <text:p>Saint-Antoine (De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8-278-1-058T</text:p>
          </table:table-cell>
          <table:table-cell office:value-type="float" office:value="242781058" calcext:value-type="float">
            <text:p>242781058</text:p>
          </table:table-cell>
          <table:table-cell office:value-type="string" calcext:value-type="string">
            <text:p>Niederwald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2-1-092T</text:p>
          </table:table-cell>
          <table:table-cell office:value-type="float" office:value="192321092" calcext:value-type="float">
            <text:p>192321092</text:p>
          </table:table-cell>
          <table:table-cell office:value-type="string" calcext:value-type="string">
            <text:p>Bois Des Ronces (Du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9-1-047T</text:p>
          </table:table-cell>
          <table:table-cell office:value-type="float" office:value="192691047" calcext:value-type="float">
            <text:p>192691047</text:p>
          </table:table-cell>
          <table:table-cell office:value-type="string" calcext:value-type="string">
            <text:p>Grossmann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8-270-1-064T</text:p>
          </table:table-cell>
          <table:table-cell office:value-type="float" office:value="192701064" calcext:value-type="float">
            <text:p>192701064</text:p>
          </table:table-cell>
          <table:table-cell office:value-type="string" calcext:value-type="string">
            <text:p>Haute-Meurthe (De La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2-1-052T</text:p>
          </table:table-cell>
          <table:table-cell office:value-type="float" office:value="192721052" calcext:value-type="float">
            <text:p>192721052</text:p>
          </table:table-cell>
          <table:table-cell office:value-type="string" calcext:value-type="string">
            <text:p>Champ Du Feu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8-1-032T</text:p>
          </table:table-cell>
          <table:table-cell office:value-type="float" office:value="192781032" calcext:value-type="float">
            <text:p>192781032</text:p>
          </table:table-cell>
          <table:table-cell office:value-type="string" calcext:value-type="string">
            <text:p>Haguenau (D'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8-283-1-069T</text:p>
          </table:table-cell>
          <table:table-cell office:value-type="float" office:value="192831069" calcext:value-type="float">
            <text:p>192831069</text:p>
          </table:table-cell>
          <table:table-cell office:value-type="string" calcext:value-type="string">
            <text:p>Harth (De La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9-125-1-187T</text:p>
          </table:table-cell>
          <table:table-cell office:value-type="float" office:value="241251187" calcext:value-type="float">
            <text:p>241251187</text:p>
          </table:table-cell>
          <table:table-cell office:value-type="string" calcext:value-type="string">
            <text:p>Sylve D'Argenson (De La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7-133-1-145T</text:p>
          </table:table-cell>
          <table:table-cell office:value-type="float" office:value="191331145" calcext:value-type="float">
            <text:p>191331145</text:p>
          </table:table-cell>
          <table:table-cell office:value-type="string" calcext:value-type="string">
            <text:p>Vallon Du Maupas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0-165-1-057T</text:p>
          </table:table-cell>
          <table:table-cell office:value-type="float" office:value="191651057" calcext:value-type="float">
            <text:p>191651057</text:p>
          </table:table-cell>
          <table:table-cell office:value-type="string" calcext:value-type="string">
            <text:p>Grands Monts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9-219-1-285T</text:p>
          </table:table-cell>
          <table:table-cell office:value-type="float" office:value="242191285" calcext:value-type="float">
            <text:p>242191285</text:p>
          </table:table-cell>
          <table:table-cell office:value-type="string" calcext:value-type="string">
            <text:p>Laurenti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1-223-1-283T</text:p>
          </table:table-cell>
          <table:table-cell office:value-type="float" office:value="242231283" calcext:value-type="float">
            <text:p>242231283</text:p>
          </table:table-cell>
          <table:table-cell office:value-type="string" calcext:value-type="string">
            <text:p>Pinata (De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6-245-1-283T</text:p>
          </table:table-cell>
          <table:table-cell office:value-type="float" office:value="242451283" calcext:value-type="float">
            <text:p>242451283</text:p>
          </table:table-cell>
          <table:table-cell office:value-type="string" calcext:value-type="string">
            <text:p>Moixoses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07T</text:p>
          </table:table-cell>
          <table:table-cell office:value-type="float" office:value="242811207" calcext:value-type="float">
            <text:p>242811207</text:p>
          </table:table-cell>
          <table:table-cell office:value-type="string" calcext:value-type="string">
            <text:p>Mont Ventoux (Du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5-1-173T</text:p>
          </table:table-cell>
          <table:table-cell office:value-type="float" office:value="243051173" calcext:value-type="float">
            <text:p>243051173</text:p>
          </table:table-cell>
          <table:table-cell office:value-type="string" calcext:value-type="string">
            <text:p>Bois Des Ayes (Du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9-1-227T</text:p>
          </table:table-cell>
          <table:table-cell office:value-type="float" office:value="243191227" calcext:value-type="float">
            <text:p>243191227</text:p>
          </table:table-cell>
          <table:table-cell office:value-type="string" calcext:value-type="string">
            <text:p>Maures (Des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6-246-1-284T</text:p>
          </table:table-cell>
          <table:table-cell office:value-type="float" office:value="192461284" calcext:value-type="float">
            <text:p>192461284</text:p>
          </table:table-cell>
          <table:table-cell office:value-type="string" calcext:value-type="string">
            <text:p>Moixoses (Des)</text:p>
          </table:table-cell>
          <table:table-cell office:value-type="string" calcext:value-type="string">
            <text:p>dirigee</text:p>
          </table:table-cell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B-353-1-232T</text:p>
          </table:table-cell>
          <table:table-cell office:value-type="float" office:value="243531232" calcext:value-type="float">
            <text:p>243531232</text:p>
          </table:table-cell>
          <table:table-cell office:value-type="string" calcext:value-type="string">
            <text:p>Tavignano (De)</text:p>
          </table:table-cell>
          <table:table-cell office:value-type="string" calcext:value-type="string">
            <text:p>integrale</text:p>
          </table:table-cell>
        </table:table-row>
        <table:table-row table:style-name="ro1">
          <table:table-cell/>
          <table:table-cell office:value-type="string" calcext:value-type="string">
            <text:p>visite2</text:p>
          </table:table-cell>
          <table:table-cell office:value-type="string" calcext:value-type="string">
            <text:p>19-2B-350-1-234T</text:p>
          </table:table-cell>
          <table:table-cell office:value-type="float" office:value="193501234" calcext:value-type="float">
            <text:p>193501234</text:p>
          </table:table-cell>
          <table:table-cell office:value-type="string" calcext:value-type="string">
            <text:p>Valduniellu (De)</text:p>
          </table:table-cell>
          <table:table-cell office:value-type="string" calcext:value-type="string">
            <text:p>dirigee</text:p>
          </table:table-cell>
        </table:table-row>
      </table:table>
      <table:table table:name="Terrains militaires" table:style-name="ta1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CAMP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58-1-100T</text:p>
          </table:table-cell>
          <table:table-cell office:value-type="float" office:value="242581100" calcext:value-type="float">
            <text:p>242581100</text:p>
          </table:table-cell>
          <table:table-cell office:value-type="string" calcext:value-type="string">
            <text:p>terrain de manoeuvres de pire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6-1-100T</text:p>
          </table:table-cell>
          <table:table-cell office:value-type="float" office:value="242661100" calcext:value-type="float">
            <text:p>242661100</text:p>
          </table:table-cell>
          <table:table-cell office:value-type="string" calcext:value-type="string">
            <text:p>camp du valdah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7-1-099T</text:p>
          </table:table-cell>
          <table:table-cell office:value-type="float" office:value="242671099" calcext:value-type="float">
            <text:p>242671099</text:p>
          </table:table-cell>
          <table:table-cell office:value-type="string" calcext:value-type="string">
            <text:p>camp du valdah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58-1-154T</text:p>
          </table:table-cell>
          <table:table-cell office:value-type="float" office:value="192581154" calcext:value-type="float">
            <text:p>192581154</text:p>
          </table:table-cell>
          <table:table-cell office:value-type="string" calcext:value-type="string">
            <text:p>la valb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2-185-1-041T</text:p>
          </table:table-cell>
          <table:table-cell office:value-type="float" office:value="241851041" calcext:value-type="float">
            <text:p>241851041</text:p>
          </table:table-cell>
          <table:table-cell office:value-type="string" calcext:value-type="string">
            <text:p>camp de sis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2-186-1-040T</text:p>
          </table:table-cell>
          <table:table-cell office:value-type="float" office:value="241861040" calcext:value-type="float">
            <text:p>241861040</text:p>
          </table:table-cell>
          <table:table-cell office:value-type="string" calcext:value-type="string">
            <text:p>camp de sis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0-203-1-067T</text:p>
          </table:table-cell>
          <table:table-cell office:value-type="float" office:value="242031067" calcext:value-type="float">
            <text:p>242031067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0-204-1-068T</text:p>
          </table:table-cell>
          <table:table-cell office:value-type="float" office:value="242041068" calcext:value-type="float">
            <text:p>242041068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0-204-1-070T</text:p>
          </table:table-cell>
          <table:table-cell office:value-type="float" office:value="242041070" calcext:value-type="float">
            <text:p>242041070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47-1-107T</text:p>
          </table:table-cell>
          <table:table-cell office:value-type="float" office:value="242471107" calcext:value-type="float">
            <text:p>242471107</text:p>
          </table:table-cell>
          <table:table-cell office:value-type="string" calcext:value-type="string">
            <text:p>champ de tir des crochèr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197-1-049T</text:p>
          </table:table-cell>
          <table:table-cell office:value-type="float" office:value="241971049" calcext:value-type="float">
            <text:p>241971049</text:p>
          </table:table-cell>
          <table:table-cell office:value-type="string" calcext:value-type="string">
            <text:p>camp de moronvilli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198-1-048T</text:p>
          </table:table-cell>
          <table:table-cell office:value-type="float" office:value="241981048" calcext:value-type="float">
            <text:p>241981048</text:p>
          </table:table-cell>
          <table:table-cell office:value-type="string" calcext:value-type="string">
            <text:p>camp de moronvilli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0-1-050T</text:p>
          </table:table-cell>
          <table:table-cell office:value-type="float" office:value="242001050" calcext:value-type="float">
            <text:p>242001050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0-1-052T</text:p>
          </table:table-cell>
          <table:table-cell office:value-type="float" office:value="242001052" calcext:value-type="float">
            <text:p>242001052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2-1-050T</text:p>
          </table:table-cell>
          <table:table-cell office:value-type="float" office:value="242021050" calcext:value-type="float">
            <text:p>242021050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2-1-052T</text:p>
          </table:table-cell>
          <table:table-cell office:value-type="float" office:value="242021052" calcext:value-type="float">
            <text:p>242021052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3-1-047T</text:p>
          </table:table-cell>
          <table:table-cell office:value-type="float" office:value="242031047" calcext:value-type="float">
            <text:p>242031047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4-1-046T</text:p>
          </table:table-cell>
          <table:table-cell office:value-type="float" office:value="242041046" calcext:value-type="float">
            <text:p>242041046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4-1-048T</text:p>
          </table:table-cell>
          <table:table-cell office:value-type="float" office:value="242041048" calcext:value-type="float">
            <text:p>242041048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4-1-066T</text:p>
          </table:table-cell>
          <table:table-cell office:value-type="float" office:value="242041066" calcext:value-type="float">
            <text:p>242041066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5-1-047T</text:p>
          </table:table-cell>
          <table:table-cell office:value-type="float" office:value="242051047" calcext:value-type="float">
            <text:p>242051047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5-1-049T</text:p>
          </table:table-cell>
          <table:table-cell office:value-type="float" office:value="242051049" calcext:value-type="float">
            <text:p>242051049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5-1-067T</text:p>
          </table:table-cell>
          <table:table-cell office:value-type="float" office:value="242051067" calcext:value-type="float">
            <text:p>242051067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6-1-046T</text:p>
          </table:table-cell>
          <table:table-cell office:value-type="float" office:value="242061046" calcext:value-type="float">
            <text:p>242061046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6-1-048T</text:p>
          </table:table-cell>
          <table:table-cell office:value-type="float" office:value="242061048" calcext:value-type="float">
            <text:p>242061048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1-206-1-068T</text:p>
          </table:table-cell>
          <table:table-cell office:value-type="float" office:value="242061068" calcext:value-type="float">
            <text:p>242061068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28T</text:p>
          </table:table-cell>
          <table:table-cell office:value-type="float" office:value="242681028" calcext:value-type="float">
            <text:p>242681028</text:p>
          </table:table-cell>
          <table:table-cell office:value-type="string" calcext:value-type="string">
            <text:p>Bi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80-1-032T</text:p>
          </table:table-cell>
          <table:table-cell office:value-type="float" office:value="242801032" calcext:value-type="float">
            <text:p>242801032</text:p>
          </table:table-cell>
          <table:table-cell office:value-type="string" calcext:value-type="string">
            <text:p>camp dOberhaus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2-186-1-042T</text:p>
          </table:table-cell>
          <table:table-cell office:value-type="float" office:value="191861042" calcext:value-type="float">
            <text:p>191861042</text:p>
          </table:table-cell>
          <table:table-cell office:value-type="string" calcext:value-type="string">
            <text:p>camp de sis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2-187-1-041T</text:p>
          </table:table-cell>
          <table:table-cell office:value-type="float" office:value="191871041" calcext:value-type="float">
            <text:p>191871041</text:p>
          </table:table-cell>
          <table:table-cell office:value-type="string" calcext:value-type="string">
            <text:p>camp de sisson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0-204-1-068T</text:p>
          </table:table-cell>
          <table:table-cell office:value-type="float" office:value="192041068" calcext:value-type="float">
            <text:p>192041068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1-1-051T</text:p>
          </table:table-cell>
          <table:table-cell office:value-type="float" office:value="192011051" calcext:value-type="float">
            <text:p>192011051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1-1-053T</text:p>
          </table:table-cell>
          <table:table-cell office:value-type="float" office:value="192011053" calcext:value-type="float">
            <text:p>192011053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3-1-053T</text:p>
          </table:table-cell>
          <table:table-cell office:value-type="float" office:value="192031053" calcext:value-type="float">
            <text:p>192031053</text:p>
          </table:table-cell>
          <table:table-cell office:value-type="string" calcext:value-type="string">
            <text:p>camp de mourmelon (camp de chalon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5-1-067T</text:p>
          </table:table-cell>
          <table:table-cell office:value-type="float" office:value="192051067" calcext:value-type="float">
            <text:p>192051067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6-1-046T</text:p>
          </table:table-cell>
          <table:table-cell office:value-type="float" office:value="192061046" calcext:value-type="float">
            <text:p>192061046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6-1-068T</text:p>
          </table:table-cell>
          <table:table-cell office:value-type="float" office:value="192061068" calcext:value-type="float">
            <text:p>192061068</text:p>
          </table:table-cell>
          <table:table-cell office:value-type="string" calcext:value-type="string">
            <text:p>camp de maill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1-207-1-047T</text:p>
          </table:table-cell>
          <table:table-cell office:value-type="float" office:value="192071047" calcext:value-type="float">
            <text:p>192071047</text:p>
          </table:table-cell>
          <table:table-cell office:value-type="string" calcext:value-type="string">
            <text:p>Suipp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37-1-041T</text:p>
          </table:table-cell>
          <table:table-cell office:value-type="float" office:value="192371041" calcext:value-type="float">
            <text:p>192371041</text:p>
          </table:table-cell>
          <table:table-cell office:value-type="string" calcext:value-type="string">
            <text:p>Enceinte milit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8-1-028T</text:p>
          </table:table-cell>
          <table:table-cell office:value-type="float" office:value="192681028" calcext:value-type="float">
            <text:p>192681028</text:p>
          </table:table-cell>
          <table:table-cell office:value-type="string" calcext:value-type="string">
            <text:p>Bi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9-1-029T</text:p>
          </table:table-cell>
          <table:table-cell office:value-type="float" office:value="192691029" calcext:value-type="float">
            <text:p>192691029</text:p>
          </table:table-cell>
          <table:table-cell office:value-type="string" calcext:value-type="string">
            <text:p>Bitch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80-1-032T</text:p>
          </table:table-cell>
          <table:table-cell office:value-type="float" office:value="192801032" calcext:value-type="float">
            <text:p>192801032</text:p>
          </table:table-cell>
          <table:table-cell office:value-type="string" calcext:value-type="string">
            <text:p>camp dOberhaus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8-181-1-135T</text:p>
          </table:table-cell>
          <table:table-cell office:value-type="float" office:value="241811135" calcext:value-type="float">
            <text:p>241811135</text:p>
          </table:table-cell>
          <table:table-cell office:value-type="string" calcext:value-type="string">
            <text:p>polygone de bourges (dg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9-009-1-139T</text:p>
          </table:table-cell>
          <table:table-cell office:value-type="float" office:value="240091139" calcext:value-type="float">
            <text:p>240091139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9-021-1-141T</text:p>
          </table:table-cell>
          <table:table-cell office:value-type="float" office:value="240211141" calcext:value-type="float">
            <text:p>240211141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7-140-1-138T</text:p>
          </table:table-cell>
          <table:table-cell office:value-type="float" office:value="241401138" calcext:value-type="float">
            <text:p>241401138</text:p>
          </table:table-cell>
          <table:table-cell office:value-type="string" calcext:value-type="string">
            <text:p>terrain militair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6-065-1-137T</text:p>
          </table:table-cell>
          <table:table-cell office:value-type="float" office:value="240651137" calcext:value-type="float">
            <text:p>240651137</text:p>
          </table:table-cell>
          <table:table-cell office:value-type="string" calcext:value-type="string">
            <text:p>camp de coetquid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2-124-1-118T</text:p>
          </table:table-cell>
          <table:table-cell office:value-type="float" office:value="241241118" calcext:value-type="float">
            <text:p>241241118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68-1-090T</text:p>
          </table:table-cell>
          <table:table-cell office:value-type="float" office:value="241681090" calcext:value-type="float">
            <text:p>241681090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91-162-1-090T</text:p>
          </table:table-cell>
          <table:table-cell office:value-type="float" office:value="241621090" calcext:value-type="float">
            <text:p>241621090</text:p>
          </table:table-cell>
          <table:table-cell office:value-type="string" calcext:value-type="string">
            <text:p>service des essences des armé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8-182-1-136T</text:p>
          </table:table-cell>
          <table:table-cell office:value-type="float" office:value="191821136" calcext:value-type="float">
            <text:p>191821136</text:p>
          </table:table-cell>
          <table:table-cell office:value-type="string" calcext:value-type="string">
            <text:p>polygone de bourges (dg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8-184-1-136T</text:p>
          </table:table-cell>
          <table:table-cell office:value-type="float" office:value="191841136" calcext:value-type="float">
            <text:p>191841136</text:p>
          </table:table-cell>
          <table:table-cell office:value-type="string" calcext:value-type="string">
            <text:p>polygone de bourges (dga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8-150-1-104T</text:p>
          </table:table-cell>
          <table:table-cell office:value-type="float" office:value="191501104" calcext:value-type="float">
            <text:p>191501104</text:p>
          </table:table-cell>
          <table:table-cell office:value-type="string" calcext:value-type="string">
            <text:p>champ de ti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7-134-1-146T</text:p>
          </table:table-cell>
          <table:table-cell office:value-type="float" office:value="191341146" calcext:value-type="float">
            <text:p>191341146</text:p>
          </table:table-cell>
          <table:table-cell office:value-type="string" calcext:value-type="string">
            <text:p>Le Ruchar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2-125-1-119T</text:p>
          </table:table-cell>
          <table:table-cell office:value-type="float" office:value="191251119" calcext:value-type="float">
            <text:p>191251119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1-1-225T</text:p>
          </table:table-cell>
          <table:table-cell office:value-type="float" office:value="242611225" calcext:value-type="float">
            <text:p>242611225</text:p>
          </table:table-cell>
          <table:table-cell office:value-type="string" calcext:value-type="string">
            <text:p>camp des garrig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1-1-213T</text:p>
          </table:table-cell>
          <table:table-cell office:value-type="float" office:value="243111213" calcext:value-type="float">
            <text:p>243111213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1-1-215T</text:p>
          </table:table-cell>
          <table:table-cell office:value-type="float" office:value="243111215" calcext:value-type="float">
            <text:p>243111215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3-1-215T</text:p>
          </table:table-cell>
          <table:table-cell office:value-type="float" office:value="243131215" calcext:value-type="float">
            <text:p>243131215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5-1-213T</text:p>
          </table:table-cell>
          <table:table-cell office:value-type="float" office:value="243151213" calcext:value-type="float">
            <text:p>243151213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7-1-211T</text:p>
          </table:table-cell>
          <table:table-cell office:value-type="float" office:value="243171211" calcext:value-type="float">
            <text:p>243171211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7-1-213T</text:p>
          </table:table-cell>
          <table:table-cell office:value-type="float" office:value="243171213" calcext:value-type="float">
            <text:p>243171213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7-260-1-188T</text:p>
          </table:table-cell>
          <table:table-cell office:value-type="float" office:value="192601188" calcext:value-type="float">
            <text:p>192601188</text:p>
          </table:table-cell>
          <table:table-cell office:value-type="string" calcext:value-type="string">
            <text:p>champ de tir de toulau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2-234-1-230T</text:p>
          </table:table-cell>
          <table:table-cell office:value-type="float" office:value="192341230" calcext:value-type="float">
            <text:p>192341230</text:p>
          </table:table-cell>
          <table:table-cell office:value-type="string" calcext:value-type="string">
            <text:p>Camp d'instruction du Larza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7-1-231T</text:p>
          </table:table-cell>
          <table:table-cell office:value-type="float" office:value="192771231" calcext:value-type="float">
            <text:p>192771231</text:p>
          </table:table-cell>
          <table:table-cell office:value-type="string" calcext:value-type="string">
            <text:p>camp pyrotechniq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0-1-214T</text:p>
          </table:table-cell>
          <table:table-cell office:value-type="float" office:value="193101214" calcext:value-type="float">
            <text:p>193101214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2-1-216T</text:p>
          </table:table-cell>
          <table:table-cell office:value-type="float" office:value="193121216" calcext:value-type="float">
            <text:p>193121216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4-1-214T</text:p>
          </table:table-cell>
          <table:table-cell office:value-type="float" office:value="193141214" calcext:value-type="float">
            <text:p>193141214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6-1-214T</text:p>
          </table:table-cell>
          <table:table-cell office:value-type="float" office:value="193161214" calcext:value-type="float">
            <text:p>193161214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8-1-212T</text:p>
          </table:table-cell>
          <table:table-cell office:value-type="float" office:value="193181212" calcext:value-type="float">
            <text:p>193181212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20-1-210T</text:p>
          </table:table-cell>
          <table:table-cell office:value-type="float" office:value="193201210" calcext:value-type="float">
            <text:p>193201210</text:p>
          </table:table-cell>
          <table:table-cell office:value-type="string" calcext:value-type="string">
            <text:p>camp de canjuer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5-1-195T</text:p>
          </table:table-cell>
          <table:table-cell office:value-type="float" office:value="241451195" calcext:value-type="float">
            <text:p>241451195</text:p>
          </table:table-cell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3-189-1-179T</text:p>
          </table:table-cell>
          <table:table-cell office:value-type="float" office:value="241891179" calcext:value-type="float">
            <text:p>241891179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3-190-1-180T</text:p>
          </table:table-cell>
          <table:table-cell office:value-type="float" office:value="241901180" calcext:value-type="float">
            <text:p>241901180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27-1-233T</text:p>
          </table:table-cell>
          <table:table-cell office:value-type="float" office:value="241271233" calcext:value-type="float">
            <text:p>241271233</text:p>
          </table:table-cell>
          <table:table-cell office:value-type="string" calcext:value-type="string">
            <text:p>camp de sou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5-1-251T</text:p>
          </table:table-cell>
          <table:table-cell office:value-type="float" office:value="241451251" calcext:value-type="float">
            <text:p>241451251</text:p>
          </table:table-cell>
          <table:table-cell office:value-type="string" calcext:value-type="string">
            <text:p>champ de tir et polygone d'essais de captieu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21-1-251T</text:p>
          </table:table-cell>
          <table:table-cell office:value-type="float" office:value="241211251" calcext:value-type="float">
            <text:p>241211251</text:p>
          </table:table-cell>
          <table:table-cell office:value-type="string" calcext:value-type="string">
            <text:p>centre dessai des landes (C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22-1-254T</text:p>
          </table:table-cell>
          <table:table-cell office:value-type="float" office:value="241221254" calcext:value-type="float">
            <text:p>241221254</text:p>
          </table:table-cell>
          <table:table-cell office:value-type="string" calcext:value-type="string">
            <text:p>centre dessai des landes (C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22-1-256T</text:p>
          </table:table-cell>
          <table:table-cell office:value-type="float" office:value="241221256" calcext:value-type="float">
            <text:p>241221256</text:p>
          </table:table-cell>
          <table:table-cell office:value-type="string" calcext:value-type="string">
            <text:p>centre dessai des landes (C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23-1-255T</text:p>
          </table:table-cell>
          <table:table-cell office:value-type="float" office:value="241231255" calcext:value-type="float">
            <text:p>241231255</text:p>
          </table:table-cell>
          <table:table-cell office:value-type="string" calcext:value-type="string">
            <text:p>centre dessai des landes (CEL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4-1-232T</text:p>
          </table:table-cell>
          <table:table-cell office:value-type="float" office:value="241941232" calcext:value-type="float">
            <text:p>241941232</text:p>
          </table:table-cell>
          <table:table-cell office:value-type="string" calcext:value-type="string">
            <text:p>camp de cayl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2-195-1-233T</text:p>
          </table:table-cell>
          <table:table-cell office:value-type="float" office:value="241951233" calcext:value-type="float">
            <text:p>241951233</text:p>
          </table:table-cell>
          <table:table-cell office:value-type="string" calcext:value-type="string">
            <text:p>camp de cayl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0-1-180T</text:p>
          </table:table-cell>
          <table:table-cell office:value-type="float" office:value="191901180" calcext:value-type="float">
            <text:p>191901180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1-1-181T</text:p>
          </table:table-cell>
          <table:table-cell office:value-type="float" office:value="191911181" calcext:value-type="float">
            <text:p>191911181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3-1-181T</text:p>
          </table:table-cell>
          <table:table-cell office:value-type="float" office:value="191931181" calcext:value-type="float">
            <text:p>191931181</text:p>
          </table:table-cell>
          <table:table-cell office:value-type="string" calcext:value-type="string">
            <text:p>Camp de La Courti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2-194-1-234T</text:p>
          </table:table-cell>
          <table:table-cell office:value-type="float" office:value="191941234" calcext:value-type="float">
            <text:p>191941234</text:p>
          </table:table-cell>
          <table:table-cell office:value-type="string" calcext:value-type="string">
            <text:p>camp de caylus</text:p>
          </table:table-cell>
          <table:table-cell table:number-columns-repeated="1019"/>
        </table:table-row>
      </table:table>
      <table:table table:name="Protection de biotope" table:style-name="ta1">
        <table:table-column table:style-name="co8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0-1-142T</text:p>
          </table:table-cell>
          <table:table-cell office:value-type="float" office:value="242601142" calcext:value-type="float">
            <text:p>242601142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5-1-149T</text:p>
          </table:table-cell>
          <table:table-cell office:value-type="float" office:value="242651149" calcext:value-type="float">
            <text:p>242651149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8-1-150T</text:p>
          </table:table-cell>
          <table:table-cell office:value-type="float" office:value="242681150" calcext:value-type="float">
            <text:p>242681150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3-217-1-161T</text:p>
          </table:table-cell>
          <table:table-cell office:value-type="float" office:value="242171161" calcext:value-type="float">
            <text:p>242171161</text:p>
          </table:table-cell>
          <table:table-cell office:value-type="string" calcext:value-type="string">
            <text:p>Ecrevisse à pieds blancs et espèces patrimoniales associé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9-1-205T</text:p>
          </table:table-cell>
          <table:table-cell office:value-type="float" office:value="242591205" calcext:value-type="float">
            <text:p>242591205</text:p>
          </table:table-cell>
          <table:table-cell office:value-type="string" calcext:value-type="string">
            <text:p>Massif de la dent de Rez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1-1-101T</text:p>
          </table:table-cell>
          <table:table-cell office:value-type="float" office:value="242611101" calcext:value-type="float">
            <text:p>242611101</text:p>
          </table:table-cell>
          <table:table-cell office:value-type="string" calcext:value-type="string">
            <text:p>Marais De Saô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6-1-104T</text:p>
          </table:table-cell>
          <table:table-cell office:value-type="float" office:value="242661104" calcext:value-type="float">
            <text:p>242661104</text:p>
          </table:table-cell>
          <table:table-cell office:value-type="string" calcext:value-type="string">
            <text:p>Corniches Calcaires Du D�partement Du Doub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8-1-112T</text:p>
          </table:table-cell>
          <table:table-cell office:value-type="float" office:value="242681112" calcext:value-type="float">
            <text:p>242681112</text:p>
          </table:table-cell>
          <table:table-cell office:value-type="string" calcext:value-type="string">
            <text:p>Bassin Du Drugeon Du Doub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3-1-089T</text:p>
          </table:table-cell>
          <table:table-cell office:value-type="float" office:value="242731089" calcext:value-type="float">
            <text:p>242731089</text:p>
          </table:table-cell>
          <table:table-cell office:value-type="string" calcext:value-type="string">
            <text:p>Ecrevisse À Pattes Blanches Et Faune Patrimoniale Associée (25)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3-1-113T</text:p>
          </table:table-cell>
          <table:table-cell office:value-type="float" office:value="242731113" calcext:value-type="float">
            <text:p>242731113</text:p>
          </table:table-cell>
          <table:table-cell office:value-type="string" calcext:value-type="string">
            <text:p>Corniches Calcaires Du D�partement Du Doub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65-1-155T</text:p>
          </table:table-cell>
          <table:table-cell office:value-type="float" office:value="242651155" calcext:value-type="float">
            <text:p>242651155</text:p>
          </table:table-cell>
          <table:table-cell office:value-type="string" calcext:value-type="string">
            <text:p>Marais des Ecorré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2-1-168T</text:p>
          </table:table-cell>
          <table:table-cell office:value-type="float" office:value="242721168" calcext:value-type="float">
            <text:p>242721168</text:p>
          </table:table-cell>
          <table:table-cell office:value-type="string" calcext:value-type="string">
            <text:p>Etang De Mai Et Boucle Des Moil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72T</text:p>
          </table:table-cell>
          <table:table-cell office:value-type="float" office:value="242781172" calcext:value-type="float">
            <text:p>242781172</text:p>
          </table:table-cell>
          <table:table-cell office:value-type="string" calcext:value-type="string">
            <text:p>Colline De Comboir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30T</text:p>
          </table:table-cell>
          <table:table-cell office:value-type="float" office:value="242661130" calcext:value-type="float">
            <text:p>242661130</text:p>
          </table:table-cell>
          <table:table-cell office:value-type="string" calcext:value-type="string">
            <text:p>Corniches Calcaires Du Departement Du 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70-1-122T</text:p>
          </table:table-cell>
          <table:table-cell office:value-type="float" office:value="242701122" calcext:value-type="float">
            <text:p>242701122</text:p>
          </table:table-cell>
          <table:table-cell office:value-type="string" calcext:value-type="string">
            <text:p>Forêts d'altitude du 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70-1-126T</text:p>
          </table:table-cell>
          <table:table-cell office:value-type="float" office:value="242701126" calcext:value-type="float">
            <text:p>242701126</text:p>
          </table:table-cell>
          <table:table-cell office:value-type="string" calcext:value-type="string">
            <text:p>Forêts d'altitude du 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79-1-129T</text:p>
          </table:table-cell>
          <table:table-cell office:value-type="float" office:value="242791129" calcext:value-type="float">
            <text:p>242791129</text:p>
          </table:table-cell>
          <table:table-cell office:value-type="string" calcext:value-type="string">
            <text:p>Marais De Fully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85-1-131T</text:p>
          </table:table-cell>
          <table:table-cell office:value-type="float" office:value="242851131" calcext:value-type="float">
            <text:p>242851131</text:p>
          </table:table-cell>
          <table:table-cell office:value-type="string" calcext:value-type="string">
            <text:p>Tourbieres De Sommand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61-1-137T</text:p>
          </table:table-cell>
          <table:table-cell office:value-type="float" office:value="192611137" calcext:value-type="float">
            <text:p>192611137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62-1-150T</text:p>
          </table:table-cell>
          <table:table-cell office:value-type="float" office:value="192621150" calcext:value-type="float">
            <text:p>192621150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71-1-129T</text:p>
          </table:table-cell>
          <table:table-cell office:value-type="float" office:value="192711129" calcext:value-type="float">
            <text:p>192711129</text:p>
          </table:table-cell>
          <table:table-cell office:value-type="string" calcext:value-type="string">
            <text:p>Protection Des Oiseaux Rupestr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3-211-1-153T</text:p>
          </table:table-cell>
          <table:table-cell office:value-type="float" office:value="192111153" calcext:value-type="float">
            <text:p>192111153</text:p>
          </table:table-cell>
          <table:table-cell office:value-type="string" calcext:value-type="string">
            <text:p>Rivière Alli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71-1-161T</text:p>
          </table:table-cell>
          <table:table-cell office:value-type="float" office:value="192711161" calcext:value-type="float">
            <text:p>192711161</text:p>
          </table:table-cell>
          <table:table-cell office:value-type="string" calcext:value-type="string">
            <text:p>Marais du Clandon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73-1-169T</text:p>
          </table:table-cell>
          <table:table-cell office:value-type="float" office:value="192731169" calcext:value-type="float">
            <text:p>192731169</text:p>
          </table:table-cell>
          <table:table-cell office:value-type="string" calcext:value-type="string">
            <text:p>Etang De Mai Et Boucle Des Moile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9-242-1-150T</text:p>
          </table:table-cell>
          <table:table-cell office:value-type="float" office:value="192421150" calcext:value-type="float">
            <text:p>192421150</text:p>
          </table:table-cell>
          <table:table-cell office:value-type="string" calcext:value-type="string">
            <text:p>La croix Rosier et la croix de Saburin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1-247-1-117T</text:p>
          </table:table-cell>
          <table:table-cell office:value-type="float" office:value="192471117" calcext:value-type="float">
            <text:p>192471117</text:p>
          </table:table-cell>
          <table:table-cell office:value-type="string" calcext:value-type="string">
            <text:p>Basse Vallée Du Doub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4-278-1-134T</text:p>
          </table:table-cell>
          <table:table-cell office:value-type="float" office:value="192781134" calcext:value-type="float">
            <text:p>192781134</text:p>
          </table:table-cell>
          <table:table-cell office:value-type="string" calcext:value-type="string">
            <text:p>Le Petit Salev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58-1-094T</text:p>
          </table:table-cell>
          <table:table-cell office:value-type="float" office:value="242581094" calcext:value-type="float">
            <text:p>242581094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2-1-088T</text:p>
          </table:table-cell>
          <table:table-cell office:value-type="float" office:value="242621088" calcext:value-type="float">
            <text:p>242621088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6-1-074T</text:p>
          </table:table-cell>
          <table:table-cell office:value-type="float" office:value="242661074" calcext:value-type="float">
            <text:p>242661074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9-1-075T</text:p>
          </table:table-cell>
          <table:table-cell office:value-type="float" office:value="242691075" calcext:value-type="float">
            <text:p>242691075</text:p>
          </table:table-cell>
          <table:table-cell office:value-type="string" calcext:value-type="string">
            <text:p>Forêt De Saint-Antoin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8-269-1-063T</text:p>
          </table:table-cell>
          <table:table-cell office:value-type="float" office:value="242691063" calcext:value-type="float">
            <text:p>242691063</text:p>
          </table:table-cell>
          <table:table-cell office:value-type="string" calcext:value-type="string">
            <text:p>Foret Domaniale De La Haute-Meurth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9-206-1-110T</text:p>
          </table:table-cell>
          <table:table-cell office:value-type="float" office:value="242061110" calcext:value-type="float">
            <text:p>242061110</text:p>
          </table:table-cell>
          <table:table-cell office:value-type="string" calcext:value-type="string">
            <text:p>Ruisseau De Vernier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3-1-105T</text:p>
          </table:table-cell>
          <table:table-cell office:value-type="float" office:value="192231105" calcext:value-type="float">
            <text:p>192231105</text:p>
          </table:table-cell>
          <table:table-cell office:value-type="string" calcext:value-type="string">
            <text:p>Corniches Calcaires Du Département De La Côte D'Or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89T</text:p>
          </table:table-cell>
          <table:table-cell office:value-type="float" office:value="192331089" calcext:value-type="float">
            <text:p>192331089</text:p>
          </table:table-cell>
          <table:table-cell office:value-type="string" calcext:value-type="string">
            <text:p>Marais Du Plateau De Langres À Auberive, Aujeurres, Perrogney-Les-Fontaines, Poinson-Lys-Grancey, Praslay, Rochetaillne, Saint-Loup-Sur-Aujon, Ternat &amp; Vauxbons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5-232-1-052T</text:p>
          </table:table-cell>
          <table:table-cell office:value-type="float" office:value="192321052" calcext:value-type="float">
            <text:p>192321052</text:p>
          </table:table-cell>
          <table:table-cell office:value-type="string" calcext:value-type="string">
            <text:p>Prairies, Etangs Et Bois Du Secteur De La Ferme De Bricourt En Woevr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39-1-043T</text:p>
          </table:table-cell>
          <table:table-cell office:value-type="float" office:value="192391043" calcext:value-type="float">
            <text:p>192391043</text:p>
          </table:table-cell>
          <table:table-cell office:value-type="string" calcext:value-type="string">
            <text:p>Pelouses Calcaires De Lorry-Mardigny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9-176-1-016T</text:p>
          </table:table-cell>
          <table:table-cell office:value-type="float" office:value="191761016" calcext:value-type="float">
            <text:p>191761016</text:p>
          </table:table-cell>
          <table:table-cell office:value-type="string" calcext:value-type="string">
            <text:p>Massif Forestier De La Lanièr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0-269-1-075T</text:p>
          </table:table-cell>
          <table:table-cell office:value-type="float" office:value="192691075" calcext:value-type="float">
            <text:p>192691075</text:p>
          </table:table-cell>
          <table:table-cell office:value-type="string" calcext:value-type="string">
            <text:p>Forêt De Saint-Antoin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0-269-1-083T</text:p>
          </table:table-cell>
          <table:table-cell office:value-type="float" office:value="192691083" calcext:value-type="float">
            <text:p>192691083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8-251-1-075T</text:p>
          </table:table-cell>
          <table:table-cell office:value-type="float" office:value="192511075" calcext:value-type="float">
            <text:p>192511075</text:p>
          </table:table-cell>
          <table:table-cell office:value-type="string" calcext:value-type="string">
            <text:p>Biotope De L'Écrevisse À Pattes Blanches Et De La Truite Fario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8-270-1-064T</text:p>
          </table:table-cell>
          <table:table-cell office:value-type="float" office:value="192701064" calcext:value-type="float">
            <text:p>192701064</text:p>
          </table:table-cell>
          <table:table-cell office:value-type="string" calcext:value-type="string">
            <text:p>Foret Domaniale De La Haute-Meurthe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8-271-1-071T</text:p>
          </table:table-cell>
          <table:table-cell office:value-type="float" office:value="192711071" calcext:value-type="float">
            <text:p>192711071</text:p>
          </table:table-cell>
          <table:table-cell office:value-type="string" calcext:value-type="string">
            <text:p>Drumont Tete De Fellering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9-206-1-114T</text:p>
          </table:table-cell>
          <table:table-cell office:value-type="float" office:value="192061114" calcext:value-type="float">
            <text:p>192061114</text:p>
          </table:table-cell>
          <table:table-cell office:value-type="string" calcext:value-type="string">
            <text:p>Ruisseau De Fontenay</text:p>
          </table:table-cell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9-207-1-111T</text:p>
          </table:table-cell>
          <table:table-cell office:value-type="float" office:value="192071111" calcext:value-type="float">
            <text:p>192071111</text:p>
          </table:table-cell>
          <table:table-cell office:value-type="string" calcext:value-type="string">
            <text:p>Ruisseau De Vernier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4-093-1-091T</text:p>
          </table:table-cell>
          <table:table-cell office:value-type="float" office:value="240931091" calcext:value-type="float">
            <text:p>240931091</text:p>
          </table:table-cell>
          <table:table-cell office:value-type="string" calcext:value-type="string">
            <text:p>Bassin Hydrographique Du Ruisseau Du Vingt Bec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1-164-1-124T</text:p>
          </table:table-cell>
          <table:table-cell office:value-type="float" office:value="241641124" calcext:value-type="float">
            <text:p>241641124</text:p>
          </table:table-cell>
          <table:table-cell office:value-type="string" calcext:value-type="string">
            <text:p>Etangs De Saint Viatre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9-024-1-134T</text:p>
          </table:table-cell>
          <table:table-cell office:value-type="float" office:value="190241134" calcext:value-type="float">
            <text:p>190241134</text:p>
          </table:table-cell>
          <table:table-cell office:value-type="string" calcext:value-type="string">
            <text:p>Landes Tourbeuses De Roudouhir &amp; Du Libist / Lanneier Ha Taouarc'Hegi Eus Ar Roudouhir Hag Al Libist</text:p>
          </table:table-cell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6-154-1-170T</text:p>
          </table:table-cell>
          <table:table-cell office:value-type="float" office:value="191541170" calcext:value-type="float">
            <text:p>191541170</text:p>
          </table:table-cell>
          <table:table-cell office:value-type="string" calcext:value-type="string">
            <text:p>Landes De Sainte-Mari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05-1-189T</text:p>
          </table:table-cell>
          <table:table-cell office:value-type="float" office:value="243051189" calcext:value-type="float">
            <text:p>243051189</text:p>
          </table:table-cell>
          <table:table-cell office:value-type="string" calcext:value-type="string">
            <text:p>Plateau de Dormillous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7-1-215T</text:p>
          </table:table-cell>
          <table:table-cell office:value-type="float" office:value="242571215" calcext:value-type="float">
            <text:p>242571215</text:p>
          </table:table-cell>
          <table:table-cell office:value-type="string" calcext:value-type="string">
            <text:p>Mont Bouquet Nord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07T</text:p>
          </table:table-cell>
          <table:table-cell office:value-type="float" office:value="242811207" calcext:value-type="float">
            <text:p>242811207</text:p>
          </table:table-cell>
          <table:table-cell office:value-type="string" calcext:value-type="string">
            <text:p>Partie sommitale du Mont Ventoux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21T</text:p>
          </table:table-cell>
          <table:table-cell office:value-type="float" office:value="242811221" calcext:value-type="float">
            <text:p>242811221</text:p>
          </table:table-cell>
          <table:table-cell office:value-type="string" calcext:value-type="string">
            <text:p>Grands rapaces du Lubéron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3-1-221T</text:p>
          </table:table-cell>
          <table:table-cell office:value-type="float" office:value="242831221" calcext:value-type="float">
            <text:p>242831221</text:p>
          </table:table-cell>
          <table:table-cell office:value-type="string" calcext:value-type="string">
            <text:p>Grands rapaces du Lubéron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7-1-219T</text:p>
          </table:table-cell>
          <table:table-cell office:value-type="float" office:value="242871219" calcext:value-type="float">
            <text:p>242871219</text:p>
          </table:table-cell>
          <table:table-cell office:value-type="string" calcext:value-type="string">
            <text:p>Grands rapaces du Lubéron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7-256-1-206T</text:p>
          </table:table-cell>
          <table:table-cell office:value-type="float" office:value="192561206" calcext:value-type="float">
            <text:p>192561206</text:p>
          </table:table-cell>
          <table:table-cell office:value-type="string" calcext:value-type="string">
            <text:p>Rivière Ardèche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6-1-226T</text:p>
          </table:table-cell>
          <table:table-cell office:value-type="float" office:value="192761226" calcext:value-type="float">
            <text:p>192761226</text:p>
          </table:table-cell>
          <table:table-cell office:value-type="string" calcext:value-type="string">
            <text:p>Plateau de la Caume et des vallons de Valrugue et St-Clerg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8-1-216T</text:p>
          </table:table-cell>
          <table:table-cell office:value-type="float" office:value="192581216" calcext:value-type="float">
            <text:p>192581216</text:p>
          </table:table-cell>
          <table:table-cell office:value-type="string" calcext:value-type="string">
            <text:p>Mont Bouquet Nord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2-1-224T</text:p>
          </table:table-cell>
          <table:table-cell office:value-type="float" office:value="192621224" calcext:value-type="float">
            <text:p>192621224</text:p>
          </table:table-cell>
          <table:table-cell office:value-type="string" calcext:value-type="string">
            <text:p>Gorges Du Gardon</text:p>
          </table:table-cell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2-1-222T</text:p>
          </table:table-cell>
          <table:table-cell office:value-type="float" office:value="192821222" calcext:value-type="float">
            <text:p>192821222</text:p>
          </table:table-cell>
          <table:table-cell office:value-type="string" calcext:value-type="string">
            <text:p>Grands rapaces du Lubéron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9-195-1-283T</text:p>
          </table:table-cell>
          <table:table-cell office:value-type="float" office:value="241951283" calcext:value-type="float">
            <text:p>241951283</text:p>
          </table:table-cell>
          <table:table-cell office:value-type="string" calcext:value-type="string">
            <text:p>Falaises De Sourroque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1-191-1-255T</text:p>
          </table:table-cell>
          <table:table-cell office:value-type="float" office:value="241911255" calcext:value-type="float">
            <text:p>241911255</text:p>
          </table:table-cell>
          <table:table-cell office:value-type="string" calcext:value-type="string">
            <text:p>Ramier De Bigorre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2-186-1-244T</text:p>
          </table:table-cell>
          <table:table-cell office:value-type="float" office:value="241861244" calcext:value-type="float">
            <text:p>241861244</text:p>
          </table:table-cell>
          <table:table-cell office:value-type="string" calcext:value-type="string">
            <text:p>Sections Du Cours De La Garonne, Du Tarn, De L'Aveyron Et Du Viaur Dans Leur Traversée Du Département Du Tarn-Et-Garonne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187T</text:p>
          </table:table-cell>
          <table:table-cell office:value-type="float" office:value="191891187" calcext:value-type="float">
            <text:p>191891187</text:p>
          </table:table-cell>
          <table:table-cell office:value-type="string" calcext:value-type="string">
            <text:p>Tourbière Du Longeyroux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1-192-1-256T</text:p>
          </table:table-cell>
          <table:table-cell office:value-type="float" office:value="191921256" calcext:value-type="float">
            <text:p>191921256</text:p>
          </table:table-cell>
          <table:table-cell office:value-type="string" calcext:value-type="string">
            <text:p>Biotopes Nécessaires À La Reproduction, Au Repos Et À La Survie De Poissons Migrateurs Sur La Garonne À L'Aval De Toulouse</text:p>
          </table:table-cell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9-118-1-183T</text:p>
          </table:table-cell>
          <table:table-cell office:value-type="float" office:value="191181183" calcext:value-type="float">
            <text:p>191181183</text:p>
          </table:table-cell>
          <table:table-cell office:value-type="string" calcext:value-type="string">
            <text:p>Venise Verte</text:p>
          </table:table-cell>
        </table:table-row>
      </table:table>
      <table:table table:name="Parcs nationaux" table:style-name="ta1">
        <table:table-column table:style-name="co8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NOM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7-1-171T</text:p>
          </table:table-cell>
          <table:table-cell office:value-type="float" office:value="242871171" calcext:value-type="float">
            <text:p>24287117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8-1-172T</text:p>
          </table:table-cell>
          <table:table-cell office:value-type="float" office:value="242881172" calcext:value-type="float">
            <text:p>242881172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9-1-173T</text:p>
          </table:table-cell>
          <table:table-cell office:value-type="float" office:value="242891173" calcext:value-type="float">
            <text:p>242891173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9-1-177T</text:p>
          </table:table-cell>
          <table:table-cell office:value-type="float" office:value="242891177" calcext:value-type="float">
            <text:p>242891177</text:p>
          </table:table-cell>
          <table:table-cell office:value-type="string" calcext:value-type="string">
            <text:p>Ecr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90-1-176T</text:p>
          </table:table-cell>
          <table:table-cell office:value-type="float" office:value="242901176" calcext:value-type="float">
            <text:p>242901176</text:p>
          </table:table-cell>
          <table:table-cell office:value-type="string" calcext:value-type="string">
            <text:p>Ecr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91-1-171T</text:p>
          </table:table-cell>
          <table:table-cell office:value-type="float" office:value="242911171" calcext:value-type="float">
            <text:p>24291117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91-1-173T</text:p>
          </table:table-cell>
          <table:table-cell office:value-type="float" office:value="242911173" calcext:value-type="float">
            <text:p>242911173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3-299-1-157T</text:p>
          </table:table-cell>
          <table:table-cell office:value-type="float" office:value="242991157" calcext:value-type="float">
            <text:p>242991157</text:p>
          </table:table-cell>
          <table:table-cell office:value-type="string" calcext:value-type="string">
            <text:p>Vanois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88-1-172T</text:p>
          </table:table-cell>
          <table:table-cell office:value-type="float" office:value="192881172" calcext:value-type="float">
            <text:p>192881172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90-1-178T</text:p>
          </table:table-cell>
          <table:table-cell office:value-type="float" office:value="192901178" calcext:value-type="float">
            <text:p>192901178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3-300-1-150T</text:p>
          </table:table-cell>
          <table:table-cell office:value-type="float" office:value="193001150" calcext:value-type="float">
            <text:p>193001150</text:p>
          </table:table-cell>
          <table:table-cell office:value-type="string" calcext:value-type="string">
            <text:p>Vanoise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52-230-1-091R</text:p>
          </table:table-cell>
          <table:table-cell office:value-type="float" office:value="192301091" calcext:value-type="float">
            <text:p>19230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0-1-094T</text:p>
          </table:table-cell>
          <table:table-cell office:value-type="float" office:value="242201094" calcext:value-type="float">
            <text:p>24220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1-1-093T</text:p>
          </table:table-cell>
          <table:table-cell office:value-type="float" office:value="242211093" calcext:value-type="float">
            <text:p>24221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1-1-095T</text:p>
          </table:table-cell>
          <table:table-cell office:value-type="float" office:value="242211095" calcext:value-type="float">
            <text:p>24221109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1-1-097T</text:p>
          </table:table-cell>
          <table:table-cell office:value-type="float" office:value="242211097" calcext:value-type="float">
            <text:p>24221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2-1-088T</text:p>
          </table:table-cell>
          <table:table-cell office:value-type="float" office:value="242221088" calcext:value-type="float">
            <text:p>242221088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2-1-092T</text:p>
          </table:table-cell>
          <table:table-cell office:value-type="float" office:value="242221092" calcext:value-type="float">
            <text:p>24222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2-1-094T</text:p>
          </table:table-cell>
          <table:table-cell office:value-type="float" office:value="242221094" calcext:value-type="float">
            <text:p>24222109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2-1-096T</text:p>
          </table:table-cell>
          <table:table-cell office:value-type="float" office:value="242221096" calcext:value-type="float">
            <text:p>24222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3-1-091T</text:p>
          </table:table-cell>
          <table:table-cell office:value-type="float" office:value="242231091" calcext:value-type="float">
            <text:p>242231091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3-1-095T</text:p>
          </table:table-cell>
          <table:table-cell office:value-type="float" office:value="242231095" calcext:value-type="float">
            <text:p>24223109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4-1-090T</text:p>
          </table:table-cell>
          <table:table-cell office:value-type="float" office:value="242241090" calcext:value-type="float">
            <text:p>24224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4-1-092T</text:p>
          </table:table-cell>
          <table:table-cell office:value-type="float" office:value="242241092" calcext:value-type="float">
            <text:p>24224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4-1-094T</text:p>
          </table:table-cell>
          <table:table-cell office:value-type="float" office:value="242241094" calcext:value-type="float">
            <text:p>24224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5-1-091T</text:p>
          </table:table-cell>
          <table:table-cell office:value-type="float" office:value="242251091" calcext:value-type="float">
            <text:p>24225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5-1-093T</text:p>
          </table:table-cell>
          <table:table-cell office:value-type="float" office:value="242251093" calcext:value-type="float">
            <text:p>24225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5-1-095T</text:p>
          </table:table-cell>
          <table:table-cell office:value-type="float" office:value="242251095" calcext:value-type="float">
            <text:p>242251095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88T</text:p>
          </table:table-cell>
          <table:table-cell office:value-type="float" office:value="242261088" calcext:value-type="float">
            <text:p>242261088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90T</text:p>
          </table:table-cell>
          <table:table-cell office:value-type="float" office:value="242261090" calcext:value-type="float">
            <text:p>242261090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92T</text:p>
          </table:table-cell>
          <table:table-cell office:value-type="float" office:value="242261092" calcext:value-type="float">
            <text:p>24226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94T</text:p>
          </table:table-cell>
          <table:table-cell office:value-type="float" office:value="242261094" calcext:value-type="float">
            <text:p>24226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6-1-096T</text:p>
          </table:table-cell>
          <table:table-cell office:value-type="float" office:value="242261096" calcext:value-type="float">
            <text:p>24226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7-1-091T</text:p>
          </table:table-cell>
          <table:table-cell office:value-type="float" office:value="242271091" calcext:value-type="float">
            <text:p>242271091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7-1-095T</text:p>
          </table:table-cell>
          <table:table-cell office:value-type="float" office:value="242271095" calcext:value-type="float">
            <text:p>24227109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28-1-096T</text:p>
          </table:table-cell>
          <table:table-cell office:value-type="float" office:value="242281096" calcext:value-type="float">
            <text:p>24228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3-1-083T</text:p>
          </table:table-cell>
          <table:table-cell office:value-type="float" office:value="242231083" calcext:value-type="float">
            <text:p>24223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4-1-082T</text:p>
          </table:table-cell>
          <table:table-cell office:value-type="float" office:value="242241082" calcext:value-type="float">
            <text:p>24224108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4-1-084T</text:p>
          </table:table-cell>
          <table:table-cell office:value-type="float" office:value="242241084" calcext:value-type="float">
            <text:p>24224108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5-1-083T</text:p>
          </table:table-cell>
          <table:table-cell office:value-type="float" office:value="242251083" calcext:value-type="float">
            <text:p>24225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6-1-082T</text:p>
          </table:table-cell>
          <table:table-cell office:value-type="float" office:value="242261082" calcext:value-type="float">
            <text:p>24226108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6-1-084T</text:p>
          </table:table-cell>
          <table:table-cell office:value-type="float" office:value="242261084" calcext:value-type="float">
            <text:p>24226108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6-1-086T</text:p>
          </table:table-cell>
          <table:table-cell office:value-type="float" office:value="242261086" calcext:value-type="float">
            <text:p>24226108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7-1-083T</text:p>
          </table:table-cell>
          <table:table-cell office:value-type="float" office:value="242271083" calcext:value-type="float">
            <text:p>24227108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8-1-084T</text:p>
          </table:table-cell>
          <table:table-cell office:value-type="float" office:value="242281084" calcext:value-type="float">
            <text:p>24228108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8-1-086T</text:p>
          </table:table-cell>
          <table:table-cell office:value-type="float" office:value="242281086" calcext:value-type="float">
            <text:p>242281086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9-1-083T</text:p>
          </table:table-cell>
          <table:table-cell office:value-type="float" office:value="242291083" calcext:value-type="float">
            <text:p>24229108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9-1-085T</text:p>
          </table:table-cell>
          <table:table-cell office:value-type="float" office:value="242291085" calcext:value-type="float">
            <text:p>24229108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9-1-087T</text:p>
          </table:table-cell>
          <table:table-cell office:value-type="float" office:value="242291087" calcext:value-type="float">
            <text:p>242291087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29-1-089T</text:p>
          </table:table-cell>
          <table:table-cell office:value-type="float" office:value="242291089" calcext:value-type="float">
            <text:p>242291089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0-1-084T</text:p>
          </table:table-cell>
          <table:table-cell office:value-type="float" office:value="242301084" calcext:value-type="float">
            <text:p>24230108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0-1-088T</text:p>
          </table:table-cell>
          <table:table-cell office:value-type="float" office:value="242301088" calcext:value-type="float">
            <text:p>242301088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1-1-083T</text:p>
          </table:table-cell>
          <table:table-cell office:value-type="float" office:value="242311083" calcext:value-type="float">
            <text:p>24231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1-1-091T</text:p>
          </table:table-cell>
          <table:table-cell office:value-type="float" office:value="242311091" calcext:value-type="float">
            <text:p>24231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2-1-082T</text:p>
          </table:table-cell>
          <table:table-cell office:value-type="float" office:value="242321082" calcext:value-type="float">
            <text:p>24232108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2-1-090T</text:p>
          </table:table-cell>
          <table:table-cell office:value-type="float" office:value="242321090" calcext:value-type="float">
            <text:p>24232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2-1-092T</text:p>
          </table:table-cell>
          <table:table-cell office:value-type="float" office:value="242321092" calcext:value-type="float">
            <text:p>24232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3-1-083T</text:p>
          </table:table-cell>
          <table:table-cell office:value-type="float" office:value="242331083" calcext:value-type="float">
            <text:p>24233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3-1-089T</text:p>
          </table:table-cell>
          <table:table-cell office:value-type="float" office:value="242331089" calcext:value-type="float">
            <text:p>24233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3-1-091T</text:p>
          </table:table-cell>
          <table:table-cell office:value-type="float" office:value="242331091" calcext:value-type="float">
            <text:p>24233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4-1-082T</text:p>
          </table:table-cell>
          <table:table-cell office:value-type="float" office:value="242341082" calcext:value-type="float">
            <text:p>24234108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4-1-090T</text:p>
          </table:table-cell>
          <table:table-cell office:value-type="float" office:value="242341090" calcext:value-type="float">
            <text:p>24234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2-236-1-092T</text:p>
          </table:table-cell>
          <table:table-cell office:value-type="float" office:value="242361092" calcext:value-type="float">
            <text:p>24236109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0-1-096T</text:p>
          </table:table-cell>
          <table:table-cell office:value-type="float" office:value="192201096" calcext:value-type="float">
            <text:p>19220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1-1-091T</text:p>
          </table:table-cell>
          <table:table-cell office:value-type="float" office:value="192211091" calcext:value-type="float">
            <text:p>192211091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1-1-093T</text:p>
          </table:table-cell>
          <table:table-cell office:value-type="float" office:value="192211093" calcext:value-type="float">
            <text:p>19221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1-1-095T</text:p>
          </table:table-cell>
          <table:table-cell office:value-type="float" office:value="192211095" calcext:value-type="float">
            <text:p>19221109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1-1-097T</text:p>
          </table:table-cell>
          <table:table-cell office:value-type="float" office:value="192211097" calcext:value-type="float">
            <text:p>19221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2-1-088T</text:p>
          </table:table-cell>
          <table:table-cell office:value-type="float" office:value="192221088" calcext:value-type="float">
            <text:p>192221088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2-1-090T</text:p>
          </table:table-cell>
          <table:table-cell office:value-type="float" office:value="192221090" calcext:value-type="float">
            <text:p>192221090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2-1-094T</text:p>
          </table:table-cell>
          <table:table-cell office:value-type="float" office:value="192221094" calcext:value-type="float">
            <text:p>19222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2-1-096T</text:p>
          </table:table-cell>
          <table:table-cell office:value-type="float" office:value="192221096" calcext:value-type="float">
            <text:p>19222109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3-1-093T</text:p>
          </table:table-cell>
          <table:table-cell office:value-type="float" office:value="192231093" calcext:value-type="float">
            <text:p>19223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3-1-095T</text:p>
          </table:table-cell>
          <table:table-cell office:value-type="float" office:value="192231095" calcext:value-type="float">
            <text:p>192231095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5-1-089T</text:p>
          </table:table-cell>
          <table:table-cell office:value-type="float" office:value="192251089" calcext:value-type="float">
            <text:p>19225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5-1-091T</text:p>
          </table:table-cell>
          <table:table-cell office:value-type="float" office:value="192251091" calcext:value-type="float">
            <text:p>19225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5-1-093T</text:p>
          </table:table-cell>
          <table:table-cell office:value-type="float" office:value="192251093" calcext:value-type="float">
            <text:p>19225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5-1-095T</text:p>
          </table:table-cell>
          <table:table-cell office:value-type="float" office:value="192251095" calcext:value-type="float">
            <text:p>192251095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6-1-094T</text:p>
          </table:table-cell>
          <table:table-cell office:value-type="float" office:value="192261094" calcext:value-type="float">
            <text:p>19226109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7-1-089T</text:p>
          </table:table-cell>
          <table:table-cell office:value-type="float" office:value="192271089" calcext:value-type="float">
            <text:p>19227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7-1-097T</text:p>
          </table:table-cell>
          <table:table-cell office:value-type="float" office:value="192271097" calcext:value-type="float">
            <text:p>19227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28-1-092T</text:p>
          </table:table-cell>
          <table:table-cell office:value-type="float" office:value="192281092" calcext:value-type="float">
            <text:p>19228109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31-1-097T</text:p>
          </table:table-cell>
          <table:table-cell office:value-type="float" office:value="192311097" calcext:value-type="float">
            <text:p>19231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31-1-099T</text:p>
          </table:table-cell>
          <table:table-cell office:value-type="float" office:value="192311099" calcext:value-type="float">
            <text:p>192311099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33-1-097T</text:p>
          </table:table-cell>
          <table:table-cell office:value-type="float" office:value="192331097" calcext:value-type="float">
            <text:p>19233109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6-1-084T</text:p>
          </table:table-cell>
          <table:table-cell office:value-type="float" office:value="192261084" calcext:value-type="float">
            <text:p>19226108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6-1-086T</text:p>
          </table:table-cell>
          <table:table-cell office:value-type="float" office:value="192261086" calcext:value-type="float">
            <text:p>192261086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7-1-083T</text:p>
          </table:table-cell>
          <table:table-cell office:value-type="float" office:value="192271083" calcext:value-type="float">
            <text:p>19227108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8-1-084T</text:p>
          </table:table-cell>
          <table:table-cell office:value-type="float" office:value="192281084" calcext:value-type="float">
            <text:p>192281084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8-1-088T</text:p>
          </table:table-cell>
          <table:table-cell office:value-type="float" office:value="192281088" calcext:value-type="float">
            <text:p>192281088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9-1-085T</text:p>
          </table:table-cell>
          <table:table-cell office:value-type="float" office:value="192291085" calcext:value-type="float">
            <text:p>192291085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9-1-087T</text:p>
          </table:table-cell>
          <table:table-cell office:value-type="float" office:value="192291087" calcext:value-type="float">
            <text:p>192291087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29-1-089T</text:p>
          </table:table-cell>
          <table:table-cell office:value-type="float" office:value="192291089" calcext:value-type="float">
            <text:p>19229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0-1-088T</text:p>
          </table:table-cell>
          <table:table-cell office:value-type="float" office:value="192301088" calcext:value-type="float">
            <text:p>192301088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0-1-090T</text:p>
          </table:table-cell>
          <table:table-cell office:value-type="float" office:value="192301090" calcext:value-type="float">
            <text:p>19230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0-1-092T</text:p>
          </table:table-cell>
          <table:table-cell office:value-type="float" office:value="192301092" calcext:value-type="float">
            <text:p>192301092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1-1-091T</text:p>
          </table:table-cell>
          <table:table-cell office:value-type="float" office:value="192311091" calcext:value-type="float">
            <text:p>192311091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2-1-088T</text:p>
          </table:table-cell>
          <table:table-cell office:value-type="float" office:value="192321088" calcext:value-type="float">
            <text:p>192321088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2-1-092T</text:p>
          </table:table-cell>
          <table:table-cell office:value-type="float" office:value="192321092" calcext:value-type="float">
            <text:p>19232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83T</text:p>
          </table:table-cell>
          <table:table-cell office:value-type="float" office:value="192331083" calcext:value-type="float">
            <text:p>19233108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87T</text:p>
          </table:table-cell>
          <table:table-cell office:value-type="float" office:value="192331087" calcext:value-type="float">
            <text:p>192331087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89T</text:p>
          </table:table-cell>
          <table:table-cell office:value-type="float" office:value="192331089" calcext:value-type="float">
            <text:p>192331089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3-1-093T</text:p>
          </table:table-cell>
          <table:table-cell office:value-type="float" office:value="192331093" calcext:value-type="float">
            <text:p>192331093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4-1-084T</text:p>
          </table:table-cell>
          <table:table-cell office:value-type="float" office:value="192341084" calcext:value-type="float">
            <text:p>19234108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4-1-090T</text:p>
          </table:table-cell>
          <table:table-cell office:value-type="float" office:value="192341090" calcext:value-type="float">
            <text:p>192341090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4-1-092T</text:p>
          </table:table-cell>
          <table:table-cell office:value-type="float" office:value="192341092" calcext:value-type="float">
            <text:p>192341092</text:p>
          </table:table-cell>
          <table:table-cell office:value-type="string" calcext:value-type="string">
            <text:p>Forê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7-1-093T</text:p>
          </table:table-cell>
          <table:table-cell office:value-type="float" office:value="192371093" calcext:value-type="float">
            <text:p>192371093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2-238-1-094T</text:p>
          </table:table-cell>
          <table:table-cell office:value-type="float" office:value="192381094" calcext:value-type="float">
            <text:p>192381094</text:p>
          </table:table-cell>
          <table:table-cell office:value-type="string" calcext:value-type="string">
            <text:p>Forêt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05-297-1-169R</text:p>
          </table:table-cell>
          <table:table-cell office:value-type="float" office:value="192971169" calcext:value-type="float">
            <text:p>192971169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09-1-189T</text:p>
          </table:table-cell>
          <table:table-cell office:value-type="float" office:value="243091189" calcext:value-type="float">
            <text:p>243091189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11-1-193T</text:p>
          </table:table-cell>
          <table:table-cell office:value-type="float" office:value="243111193" calcext:value-type="float">
            <text:p>24311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13-1-193T</text:p>
          </table:table-cell>
          <table:table-cell office:value-type="float" office:value="243131193" calcext:value-type="float">
            <text:p>243131193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15-1-185T</text:p>
          </table:table-cell>
          <table:table-cell office:value-type="float" office:value="243151185" calcext:value-type="float">
            <text:p>243151185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291-1-181T</text:p>
          </table:table-cell>
          <table:table-cell office:value-type="float" office:value="242911181" calcext:value-type="float">
            <text:p>24291118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293-1-181T</text:p>
          </table:table-cell>
          <table:table-cell office:value-type="float" office:value="242931181" calcext:value-type="float">
            <text:p>24293118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297-1-185T</text:p>
          </table:table-cell>
          <table:table-cell office:value-type="float" office:value="242971185" calcext:value-type="float">
            <text:p>242971185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299-1-173T</text:p>
          </table:table-cell>
          <table:table-cell office:value-type="float" office:value="242991173" calcext:value-type="float">
            <text:p>242991173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1-1-185T</text:p>
          </table:table-cell>
          <table:table-cell office:value-type="float" office:value="243011185" calcext:value-type="float">
            <text:p>243011185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77T</text:p>
          </table:table-cell>
          <table:table-cell office:value-type="float" office:value="243031177" calcext:value-type="float">
            <text:p>243031177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81T</text:p>
          </table:table-cell>
          <table:table-cell office:value-type="float" office:value="243031181" calcext:value-type="float">
            <text:p>243031181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83T</text:p>
          </table:table-cell>
          <table:table-cell office:value-type="float" office:value="243031183" calcext:value-type="float">
            <text:p>243031183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85T</text:p>
          </table:table-cell>
          <table:table-cell office:value-type="float" office:value="243031185" calcext:value-type="float">
            <text:p>243031185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5-1-179T</text:p>
          </table:table-cell>
          <table:table-cell office:value-type="float" office:value="243051179" calcext:value-type="float">
            <text:p>243051179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5-1-189T</text:p>
          </table:table-cell>
          <table:table-cell office:value-type="float" office:value="243151189" calcext:value-type="float">
            <text:p>243151189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7-1-193T</text:p>
          </table:table-cell>
          <table:table-cell office:value-type="float" office:value="243171193" calcext:value-type="float">
            <text:p>24317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9-1-193T</text:p>
          </table:table-cell>
          <table:table-cell office:value-type="float" office:value="243191193" calcext:value-type="float">
            <text:p>24319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9-1-195T</text:p>
          </table:table-cell>
          <table:table-cell office:value-type="float" office:value="243191195" calcext:value-type="float">
            <text:p>243191195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9-1-197T</text:p>
          </table:table-cell>
          <table:table-cell office:value-type="float" office:value="243191197" calcext:value-type="float">
            <text:p>243191197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23-1-193T</text:p>
          </table:table-cell>
          <table:table-cell office:value-type="float" office:value="243231193" calcext:value-type="float">
            <text:p>24323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25-1-193T</text:p>
          </table:table-cell>
          <table:table-cell office:value-type="float" office:value="243251193" calcext:value-type="float">
            <text:p>24325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27-1-193T</text:p>
          </table:table-cell>
          <table:table-cell office:value-type="float" office:value="243271193" calcext:value-type="float">
            <text:p>24327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1-1-193T</text:p>
          </table:table-cell>
          <table:table-cell office:value-type="float" office:value="243311193" calcext:value-type="float">
            <text:p>24331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3-1-189T</text:p>
          </table:table-cell>
          <table:table-cell office:value-type="float" office:value="243331189" calcext:value-type="float">
            <text:p>243331189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3-1-193T</text:p>
          </table:table-cell>
          <table:table-cell office:value-type="float" office:value="243331193" calcext:value-type="float">
            <text:p>243331193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3-1-195T</text:p>
          </table:table-cell>
          <table:table-cell office:value-type="float" office:value="243331195" calcext:value-type="float">
            <text:p>243331195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87T</text:p>
          </table:table-cell>
          <table:table-cell office:value-type="float" office:value="243351187" calcext:value-type="float">
            <text:p>243351187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89T</text:p>
          </table:table-cell>
          <table:table-cell office:value-type="float" office:value="243351189" calcext:value-type="float">
            <text:p>243351189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91T</text:p>
          </table:table-cell>
          <table:table-cell office:value-type="float" office:value="243351191" calcext:value-type="float">
            <text:p>243351191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93T</text:p>
          </table:table-cell>
          <table:table-cell office:value-type="float" office:value="243351193" calcext:value-type="float">
            <text:p>24335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5-1-195T</text:p>
          </table:table-cell>
          <table:table-cell office:value-type="float" office:value="243351195" calcext:value-type="float">
            <text:p>243351195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7-1-193T</text:p>
          </table:table-cell>
          <table:table-cell office:value-type="float" office:value="243371193" calcext:value-type="float">
            <text:p>243371193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39-1-191T</text:p>
          </table:table-cell>
          <table:table-cell office:value-type="float" office:value="243391191" calcext:value-type="float">
            <text:p>243391191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211T</text:p>
          </table:table-cell>
          <table:table-cell office:value-type="float" office:value="242531211" calcext:value-type="float">
            <text:p>24253121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97-1-237T</text:p>
          </table:table-cell>
          <table:table-cell office:value-type="float" office:value="242971237" calcext:value-type="float">
            <text:p>242971237</text:p>
          </table:table-cell>
          <table:table-cell office:value-type="string" calcext:value-type="string">
            <text:p>Calan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5-1-225T</text:p>
          </table:table-cell>
          <table:table-cell office:value-type="float" office:value="242351225" calcext:value-type="float">
            <text:p>24235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5-1-227T</text:p>
          </table:table-cell>
          <table:table-cell office:value-type="float" office:value="242351227" calcext:value-type="float">
            <text:p>24235122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7-1-225T</text:p>
          </table:table-cell>
          <table:table-cell office:value-type="float" office:value="242371225" calcext:value-type="float">
            <text:p>242371225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5T</text:p>
          </table:table-cell>
          <table:table-cell office:value-type="float" office:value="242391225" calcext:value-type="float">
            <text:p>242391225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7T</text:p>
          </table:table-cell>
          <table:table-cell office:value-type="float" office:value="242391227" calcext:value-type="float">
            <text:p>242391227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9T</text:p>
          </table:table-cell>
          <table:table-cell office:value-type="float" office:value="242391229" calcext:value-type="float">
            <text:p>242391229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1-1-225T</text:p>
          </table:table-cell>
          <table:table-cell office:value-type="float" office:value="242411225" calcext:value-type="float">
            <text:p>242411225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3-1-225T</text:p>
          </table:table-cell>
          <table:table-cell office:value-type="float" office:value="242431225" calcext:value-type="float">
            <text:p>24243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3-1-227T</text:p>
          </table:table-cell>
          <table:table-cell office:value-type="float" office:value="242431227" calcext:value-type="float">
            <text:p>24243122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5T</text:p>
          </table:table-cell>
          <table:table-cell office:value-type="float" office:value="242451225" calcext:value-type="float">
            <text:p>24245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7T</text:p>
          </table:table-cell>
          <table:table-cell office:value-type="float" office:value="242451227" calcext:value-type="float">
            <text:p>24245122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9T</text:p>
          </table:table-cell>
          <table:table-cell office:value-type="float" office:value="242451229" calcext:value-type="float">
            <text:p>24245122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09T</text:p>
          </table:table-cell>
          <table:table-cell office:value-type="float" office:value="242471209" calcext:value-type="float">
            <text:p>24247120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11T</text:p>
          </table:table-cell>
          <table:table-cell office:value-type="float" office:value="242471211" calcext:value-type="float">
            <text:p>24247121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13T</text:p>
          </table:table-cell>
          <table:table-cell office:value-type="float" office:value="242471213" calcext:value-type="float">
            <text:p>24247121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23T</text:p>
          </table:table-cell>
          <table:table-cell office:value-type="float" office:value="242471223" calcext:value-type="float">
            <text:p>24247122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25T</text:p>
          </table:table-cell>
          <table:table-cell office:value-type="float" office:value="242471225" calcext:value-type="float">
            <text:p>24247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3T</text:p>
          </table:table-cell>
          <table:table-cell office:value-type="float" office:value="242491213" calcext:value-type="float">
            <text:p>24249121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5T</text:p>
          </table:table-cell>
          <table:table-cell office:value-type="float" office:value="242491215" calcext:value-type="float">
            <text:p>24249121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7T</text:p>
          </table:table-cell>
          <table:table-cell office:value-type="float" office:value="242491217" calcext:value-type="float">
            <text:p>24249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1T</text:p>
          </table:table-cell>
          <table:table-cell office:value-type="float" office:value="242491221" calcext:value-type="float">
            <text:p>24249122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3T</text:p>
          </table:table-cell>
          <table:table-cell office:value-type="float" office:value="242491223" calcext:value-type="float">
            <text:p>24249122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5T</text:p>
          </table:table-cell>
          <table:table-cell office:value-type="float" office:value="242491225" calcext:value-type="float">
            <text:p>24249122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15T</text:p>
          </table:table-cell>
          <table:table-cell office:value-type="float" office:value="242511215" calcext:value-type="float">
            <text:p>24251121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19T</text:p>
          </table:table-cell>
          <table:table-cell office:value-type="float" office:value="242511219" calcext:value-type="float">
            <text:p>24251121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21T</text:p>
          </table:table-cell>
          <table:table-cell office:value-type="float" office:value="242511221" calcext:value-type="float">
            <text:p>24251122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3-1-223T</text:p>
          </table:table-cell>
          <table:table-cell office:value-type="float" office:value="242331223" calcext:value-type="float">
            <text:p>24233122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5-1-213T</text:p>
          </table:table-cell>
          <table:table-cell office:value-type="float" office:value="242351213" calcext:value-type="float">
            <text:p>242351213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1T</text:p>
          </table:table-cell>
          <table:table-cell office:value-type="float" office:value="242371211" calcext:value-type="float">
            <text:p>24237121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7T</text:p>
          </table:table-cell>
          <table:table-cell office:value-type="float" office:value="242371217" calcext:value-type="float">
            <text:p>24237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9T</text:p>
          </table:table-cell>
          <table:table-cell office:value-type="float" office:value="242371219" calcext:value-type="float">
            <text:p>242371219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09T</text:p>
          </table:table-cell>
          <table:table-cell office:value-type="float" office:value="242391209" calcext:value-type="float">
            <text:p>24239120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13T</text:p>
          </table:table-cell>
          <table:table-cell office:value-type="float" office:value="242391213" calcext:value-type="float">
            <text:p>24239121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15T</text:p>
          </table:table-cell>
          <table:table-cell office:value-type="float" office:value="242391215" calcext:value-type="float">
            <text:p>24239121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21T</text:p>
          </table:table-cell>
          <table:table-cell office:value-type="float" office:value="242391221" calcext:value-type="float">
            <text:p>24239122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23T</text:p>
          </table:table-cell>
          <table:table-cell office:value-type="float" office:value="242391223" calcext:value-type="float">
            <text:p>24239122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09T</text:p>
          </table:table-cell>
          <table:table-cell office:value-type="float" office:value="242411209" calcext:value-type="float">
            <text:p>24241120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17T</text:p>
          </table:table-cell>
          <table:table-cell office:value-type="float" office:value="242411217" calcext:value-type="float">
            <text:p>242411217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21T</text:p>
          </table:table-cell>
          <table:table-cell office:value-type="float" office:value="242411221" calcext:value-type="float">
            <text:p>24241122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23T</text:p>
          </table:table-cell>
          <table:table-cell office:value-type="float" office:value="242411223" calcext:value-type="float">
            <text:p>24241122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1T</text:p>
          </table:table-cell>
          <table:table-cell office:value-type="float" office:value="242431211" calcext:value-type="float">
            <text:p>24243121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3T</text:p>
          </table:table-cell>
          <table:table-cell office:value-type="float" office:value="242431213" calcext:value-type="float">
            <text:p>242431213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5T</text:p>
          </table:table-cell>
          <table:table-cell office:value-type="float" office:value="242431215" calcext:value-type="float">
            <text:p>242431215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7T</text:p>
          </table:table-cell>
          <table:table-cell office:value-type="float" office:value="242431217" calcext:value-type="float">
            <text:p>24243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9T</text:p>
          </table:table-cell>
          <table:table-cell office:value-type="float" office:value="242431219" calcext:value-type="float">
            <text:p>242431219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21T</text:p>
          </table:table-cell>
          <table:table-cell office:value-type="float" office:value="242431221" calcext:value-type="float">
            <text:p>24243122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1T</text:p>
          </table:table-cell>
          <table:table-cell office:value-type="float" office:value="242451211" calcext:value-type="float">
            <text:p>242451211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7T</text:p>
          </table:table-cell>
          <table:table-cell office:value-type="float" office:value="242451217" calcext:value-type="float">
            <text:p>24245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9T</text:p>
          </table:table-cell>
          <table:table-cell office:value-type="float" office:value="242451219" calcext:value-type="float">
            <text:p>242451219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21T</text:p>
          </table:table-cell>
          <table:table-cell office:value-type="float" office:value="242451221" calcext:value-type="float">
            <text:p>242451221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7-1-215T</text:p>
          </table:table-cell>
          <table:table-cell office:value-type="float" office:value="242471215" calcext:value-type="float">
            <text:p>242471215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7-1-217T</text:p>
          </table:table-cell>
          <table:table-cell office:value-type="float" office:value="242471217" calcext:value-type="float">
            <text:p>242471217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5-1-233T</text:p>
          </table:table-cell>
          <table:table-cell office:value-type="float" office:value="243151233" calcext:value-type="float">
            <text:p>243151233</text:p>
          </table:table-cell>
          <table:table-cell office:value-type="string" calcext:value-type="string">
            <text:p>Port-Cro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310-1-190T</text:p>
          </table:table-cell>
          <table:table-cell office:value-type="float" office:value="193101190" calcext:value-type="float">
            <text:p>193101190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312-1-194T</text:p>
          </table:table-cell>
          <table:table-cell office:value-type="float" office:value="193121194" calcext:value-type="float">
            <text:p>193121194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314-1-190T</text:p>
          </table:table-cell>
          <table:table-cell office:value-type="float" office:value="193141190" calcext:value-type="float">
            <text:p>193141190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292-1-180T</text:p>
          </table:table-cell>
          <table:table-cell office:value-type="float" office:value="192921180" calcext:value-type="float">
            <text:p>192921180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292-1-182T</text:p>
          </table:table-cell>
          <table:table-cell office:value-type="float" office:value="192921182" calcext:value-type="float">
            <text:p>192921182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298-1-170T</text:p>
          </table:table-cell>
          <table:table-cell office:value-type="float" office:value="192981170" calcext:value-type="float">
            <text:p>192981170</text:p>
          </table:table-cell>
          <table:table-cell office:value-type="string" calcext:value-type="string">
            <text:p>Ecrin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0-1-170T</text:p>
          </table:table-cell>
          <table:table-cell office:value-type="float" office:value="193001170" calcext:value-type="float">
            <text:p>193001170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4-1-178T</text:p>
          </table:table-cell>
          <table:table-cell office:value-type="float" office:value="193041178" calcext:value-type="float">
            <text:p>193041178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4-1-184T</text:p>
          </table:table-cell>
          <table:table-cell office:value-type="float" office:value="193041184" calcext:value-type="float">
            <text:p>193041184</text:p>
          </table:table-cell>
          <table:table-cell office:value-type="string" calcext:value-type="string">
            <text:p>Ecrin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6-326-1-194T</text:p>
          </table:table-cell>
          <table:table-cell office:value-type="float" office:value="193261194" calcext:value-type="float">
            <text:p>193261194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6-328-1-194T</text:p>
          </table:table-cell>
          <table:table-cell office:value-type="float" office:value="193281194" calcext:value-type="float">
            <text:p>193281194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6-330-1-192T</text:p>
          </table:table-cell>
          <table:table-cell office:value-type="float" office:value="193301192" calcext:value-type="float">
            <text:p>193301192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6-334-1-190T</text:p>
          </table:table-cell>
          <table:table-cell office:value-type="float" office:value="193341190" calcext:value-type="float">
            <text:p>193341190</text:p>
          </table:table-cell>
          <table:table-cell office:value-type="string" calcext:value-type="string">
            <text:p>Mercantou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6-336-1-190T</text:p>
          </table:table-cell>
          <table:table-cell office:value-type="float" office:value="193361190" calcext:value-type="float">
            <text:p>193361190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6-336-1-196T</text:p>
          </table:table-cell>
          <table:table-cell office:value-type="float" office:value="193361196" calcext:value-type="float">
            <text:p>193361196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6-336-1-198T</text:p>
          </table:table-cell>
          <table:table-cell office:value-type="float" office:value="193361198" calcext:value-type="float">
            <text:p>193361198</text:p>
          </table:table-cell>
          <table:table-cell office:value-type="string" calcext:value-type="string">
            <text:p>Mercantour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7-252-1-212T</text:p>
          </table:table-cell>
          <table:table-cell office:value-type="float" office:value="192521212" calcext:value-type="float">
            <text:p>192521212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98-1-238T</text:p>
          </table:table-cell>
          <table:table-cell office:value-type="float" office:value="192981238" calcext:value-type="float">
            <text:p>192981238</text:p>
          </table:table-cell>
          <table:table-cell office:value-type="string" calcext:value-type="string">
            <text:p>Calan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300-1-238T</text:p>
          </table:table-cell>
          <table:table-cell office:value-type="float" office:value="193001238" calcext:value-type="float">
            <text:p>193001238</text:p>
          </table:table-cell>
          <table:table-cell office:value-type="string" calcext:value-type="string">
            <text:p>Calan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0-1-226T</text:p>
          </table:table-cell>
          <table:table-cell office:value-type="float" office:value="192401226" calcext:value-type="float">
            <text:p>192401226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0-1-228T</text:p>
          </table:table-cell>
          <table:table-cell office:value-type="float" office:value="192401228" calcext:value-type="float">
            <text:p>192401228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0-1-230T</text:p>
          </table:table-cell>
          <table:table-cell office:value-type="float" office:value="192401230" calcext:value-type="float">
            <text:p>192401230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2-1-226T</text:p>
          </table:table-cell>
          <table:table-cell office:value-type="float" office:value="192421226" calcext:value-type="float">
            <text:p>192421226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4-1-228T</text:p>
          </table:table-cell>
          <table:table-cell office:value-type="float" office:value="192441228" calcext:value-type="float">
            <text:p>192441228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6-1-226T</text:p>
          </table:table-cell>
          <table:table-cell office:value-type="float" office:value="192461226" calcext:value-type="float">
            <text:p>192461226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12T</text:p>
          </table:table-cell>
          <table:table-cell office:value-type="float" office:value="192481212" calcext:value-type="float">
            <text:p>192481212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14T</text:p>
          </table:table-cell>
          <table:table-cell office:value-type="float" office:value="192481214" calcext:value-type="float">
            <text:p>192481214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16T</text:p>
          </table:table-cell>
          <table:table-cell office:value-type="float" office:value="192481216" calcext:value-type="float">
            <text:p>192481216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22T</text:p>
          </table:table-cell>
          <table:table-cell office:value-type="float" office:value="192481222" calcext:value-type="float">
            <text:p>192481222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24T</text:p>
          </table:table-cell>
          <table:table-cell office:value-type="float" office:value="192481224" calcext:value-type="float">
            <text:p>192481224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26T</text:p>
          </table:table-cell>
          <table:table-cell office:value-type="float" office:value="192481226" calcext:value-type="float">
            <text:p>192481226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0-1-218T</text:p>
          </table:table-cell>
          <table:table-cell office:value-type="float" office:value="192501218" calcext:value-type="float">
            <text:p>192501218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0-1-222T</text:p>
          </table:table-cell>
          <table:table-cell office:value-type="float" office:value="192501222" calcext:value-type="float">
            <text:p>192501222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0-1-224T</text:p>
          </table:table-cell>
          <table:table-cell office:value-type="float" office:value="192501224" calcext:value-type="float">
            <text:p>192501224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2-1-214T</text:p>
          </table:table-cell>
          <table:table-cell office:value-type="float" office:value="192521214" calcext:value-type="float">
            <text:p>192521214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2-1-216T</text:p>
          </table:table-cell>
          <table:table-cell office:value-type="float" office:value="192521216" calcext:value-type="float">
            <text:p>192521216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2-1-220T</text:p>
          </table:table-cell>
          <table:table-cell office:value-type="float" office:value="192521220" calcext:value-type="float">
            <text:p>192521220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32-1-220T</text:p>
          </table:table-cell>
          <table:table-cell office:value-type="float" office:value="192321220" calcext:value-type="float">
            <text:p>192321220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12T</text:p>
          </table:table-cell>
          <table:table-cell office:value-type="float" office:value="192401212" calcext:value-type="float">
            <text:p>192401212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14T</text:p>
          </table:table-cell>
          <table:table-cell office:value-type="float" office:value="192401214" calcext:value-type="float">
            <text:p>192401214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18T</text:p>
          </table:table-cell>
          <table:table-cell office:value-type="float" office:value="192401218" calcext:value-type="float">
            <text:p>192401218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24T</text:p>
          </table:table-cell>
          <table:table-cell office:value-type="float" office:value="192401224" calcext:value-type="float">
            <text:p>192401224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2-1-224T</text:p>
          </table:table-cell>
          <table:table-cell office:value-type="float" office:value="192421224" calcext:value-type="float">
            <text:p>192421224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12T</text:p>
          </table:table-cell>
          <table:table-cell office:value-type="float" office:value="192441212" calcext:value-type="float">
            <text:p>192441212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14T</text:p>
          </table:table-cell>
          <table:table-cell office:value-type="float" office:value="192441214" calcext:value-type="float">
            <text:p>192441214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16T</text:p>
          </table:table-cell>
          <table:table-cell office:value-type="float" office:value="192441216" calcext:value-type="float">
            <text:p>192441216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20T</text:p>
          </table:table-cell>
          <table:table-cell office:value-type="float" office:value="192441220" calcext:value-type="float">
            <text:p>192441220</text:p>
          </table:table-cell>
          <table:table-cell office:value-type="string" calcext:value-type="string">
            <text:p>Cévenn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6-1-218T</text:p>
          </table:table-cell>
          <table:table-cell office:value-type="float" office:value="192461218" calcext:value-type="float">
            <text:p>192461218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6-1-222T</text:p>
          </table:table-cell>
          <table:table-cell office:value-type="float" office:value="192461222" calcext:value-type="float">
            <text:p>192461222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8-1-218T</text:p>
          </table:table-cell>
          <table:table-cell office:value-type="float" office:value="192481218" calcext:value-type="float">
            <text:p>192481218</text:p>
          </table:table-cell>
          <table:table-cell office:value-type="string" calcext:value-type="string">
            <text:p>Cévenn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16-1-234T</text:p>
          </table:table-cell>
          <table:table-cell office:value-type="float" office:value="193161234" calcext:value-type="float">
            <text:p>193161234</text:p>
          </table:table-cell>
          <table:table-cell office:value-type="string" calcext:value-type="string">
            <text:p>Port-Cro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3-326-1-228T</text:p>
          </table:table-cell>
          <table:table-cell office:value-type="float" office:value="193261228" calcext:value-type="float">
            <text:p>193261228</text:p>
          </table:table-cell>
          <table:table-cell office:value-type="string" calcext:value-type="string">
            <text:p>Port-Cro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4-155-1-301R</text:p>
          </table:table-cell>
          <table:table-cell office:value-type="float" office:value="191551301" calcext:value-type="float">
            <text:p>191551301</text:p>
          </table:table-cell>
          <table:table-cell office:value-type="string" calcext:value-type="string">
            <text:p>Pyréné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4-151-1-291T</text:p>
          </table:table-cell>
          <table:table-cell office:value-type="float" office:value="241511291" calcext:value-type="float">
            <text:p>241511291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4-153-1-297T</text:p>
          </table:table-cell>
          <table:table-cell office:value-type="float" office:value="241531297" calcext:value-type="float">
            <text:p>241531297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4-153-1-299T</text:p>
          </table:table-cell>
          <table:table-cell office:value-type="float" office:value="241531299" calcext:value-type="float">
            <text:p>241531299</text:p>
          </table:table-cell>
          <table:table-cell office:value-type="string" calcext:value-type="string">
            <text:p>Pyréné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4-154-1-290T</text:p>
          </table:table-cell>
          <table:table-cell office:value-type="float" office:value="241541290" calcext:value-type="float">
            <text:p>241541290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4-154-1-292T</text:p>
          </table:table-cell>
          <table:table-cell office:value-type="float" office:value="241541292" calcext:value-type="float">
            <text:p>241541292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4-156-1-290T</text:p>
          </table:table-cell>
          <table:table-cell office:value-type="float" office:value="241561290" calcext:value-type="float">
            <text:p>241561290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4-159-1-291T</text:p>
          </table:table-cell>
          <table:table-cell office:value-type="float" office:value="241591291" calcext:value-type="float">
            <text:p>241591291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61-1-293T</text:p>
          </table:table-cell>
          <table:table-cell office:value-type="float" office:value="241611293" calcext:value-type="float">
            <text:p>241611293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63-1-291T</text:p>
          </table:table-cell>
          <table:table-cell office:value-type="float" office:value="241631291" calcext:value-type="float">
            <text:p>241631291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63-1-297T</text:p>
          </table:table-cell>
          <table:table-cell office:value-type="float" office:value="241631297" calcext:value-type="float">
            <text:p>241631297</text:p>
          </table:table-cell>
          <table:table-cell office:value-type="string" calcext:value-type="string">
            <text:p>Pyréné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65-1-291T</text:p>
          </table:table-cell>
          <table:table-cell office:value-type="float" office:value="241651291" calcext:value-type="float">
            <text:p>241651291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65-1-293T</text:p>
          </table:table-cell>
          <table:table-cell office:value-type="float" office:value="241651293" calcext:value-type="float">
            <text:p>241651293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67-1-295T</text:p>
          </table:table-cell>
          <table:table-cell office:value-type="float" office:value="241671295" calcext:value-type="float">
            <text:p>241671295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69-1-297T</text:p>
          </table:table-cell>
          <table:table-cell office:value-type="float" office:value="241691297" calcext:value-type="float">
            <text:p>241691297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73-1-289T</text:p>
          </table:table-cell>
          <table:table-cell office:value-type="float" office:value="241731289" calcext:value-type="float">
            <text:p>241731289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75-1-291T</text:p>
          </table:table-cell>
          <table:table-cell office:value-type="float" office:value="241751291" calcext:value-type="float">
            <text:p>241751291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75-1-293T</text:p>
          </table:table-cell>
          <table:table-cell office:value-type="float" office:value="241751293" calcext:value-type="float">
            <text:p>241751293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4-152-1-296T</text:p>
          </table:table-cell>
          <table:table-cell office:value-type="float" office:value="191521296" calcext:value-type="float">
            <text:p>191521296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4-154-1-292T</text:p>
          </table:table-cell>
          <table:table-cell office:value-type="float" office:value="191541292" calcext:value-type="float">
            <text:p>191541292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4-155-1-289T</text:p>
          </table:table-cell>
          <table:table-cell office:value-type="float" office:value="191551289" calcext:value-type="float">
            <text:p>191551289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4-155-1-291T</text:p>
          </table:table-cell>
          <table:table-cell office:value-type="float" office:value="191551291" calcext:value-type="float">
            <text:p>191551291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5-160-1-292T</text:p>
          </table:table-cell>
          <table:table-cell office:value-type="float" office:value="191601292" calcext:value-type="float">
            <text:p>191601292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5-164-1-294T</text:p>
          </table:table-cell>
          <table:table-cell office:value-type="float" office:value="191641294" calcext:value-type="float">
            <text:p>191641294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5-165-1-291T</text:p>
          </table:table-cell>
          <table:table-cell office:value-type="float" office:value="191651291" calcext:value-type="float">
            <text:p>191651291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5-166-1-294T</text:p>
          </table:table-cell>
          <table:table-cell office:value-type="float" office:value="191661294" calcext:value-type="float">
            <text:p>191661294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5-168-1-296T</text:p>
          </table:table-cell>
          <table:table-cell office:value-type="float" office:value="191681296" calcext:value-type="float">
            <text:p>191681296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5-168-1-298T</text:p>
          </table:table-cell>
          <table:table-cell office:value-type="float" office:value="191681298" calcext:value-type="float">
            <text:p>191681298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5-176-1-294T</text:p>
          </table:table-cell>
          <table:table-cell office:value-type="float" office:value="191761294" calcext:value-type="float">
            <text:p>191761294</text:p>
          </table:table-cell>
          <table:table-cell office:value-type="string" calcext:value-type="string">
            <text:p>Pyrénées [aire d'adhésion]</text:p>
          </table:table-cell>
          <table:table-cell table:number-columns-repeated="1019"/>
        </table:table-row>
      </table:table>
      <table:table table:name="Parcs naturels regionaux" table:style-name="ta1">
        <table:table-column table:style-name="co8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0" table:default-cell-style-name="ce2"/>
        <table:table-column table:style-name="co16" table:default-cell-style-name="Default"/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15-210-1-204R</text:p>
          </table:table-cell>
          <table:table-cell office:value-type="string" calcext:value-type="string">
            <text:p>192101204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15-213-1-201R</text:p>
          </table:table-cell>
          <table:table-cell office:value-type="string" calcext:value-type="string">
            <text:p>192131201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43-245-1-193R</text:p>
          </table:table-cell>
          <table:table-cell office:value-type="string" calcext:value-type="string">
            <text:p>192451193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3-1-181R</text:p>
          </table:table-cell>
          <table:table-cell office:value-type="string" calcext:value-type="string">
            <text:p>192031181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3-1-186R</text:p>
          </table:table-cell>
          <table:table-cell office:value-type="string" calcext:value-type="string">
            <text:p>192031186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4-1-186R</text:p>
          </table:table-cell>
          <table:table-cell office:value-type="string" calcext:value-type="string">
            <text:p>192041186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5-1-175R</text:p>
          </table:table-cell>
          <table:table-cell office:value-type="string" calcext:value-type="string">
            <text:p>192051175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19-1-165R</text:p>
          </table:table-cell>
          <table:table-cell office:value-type="string" calcext:value-type="string">
            <text:p>192191165</text:p>
          </table:table-cell>
          <table:table-cell office:value-type="string" calcext:value-type="string">
            <text:p>Livradois-Forez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21-1-183R</text:p>
          </table:table-cell>
          <table:table-cell office:value-type="string" calcext:value-type="string">
            <text:p>192211183</text:p>
          </table:table-cell>
          <table:table-cell office:value-type="string" calcext:value-type="string">
            <text:p>Livradois-Forez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7-1-135T</text:p>
          </table:table-cell>
          <table:table-cell office:value-type="string" calcext:value-type="string">
            <text:p>242671135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8-1-134T</text:p>
          </table:table-cell>
          <table:table-cell office:value-type="string" calcext:value-type="string">
            <text:p>242681134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8-1-136T</text:p>
          </table:table-cell>
          <table:table-cell office:value-type="string" calcext:value-type="string">
            <text:p>242681136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9-1-133T</text:p>
          </table:table-cell>
          <table:table-cell office:value-type="string" calcext:value-type="string">
            <text:p>242691133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9-1-135T</text:p>
          </table:table-cell>
          <table:table-cell office:value-type="string" calcext:value-type="string">
            <text:p>242691135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69-1-137T</text:p>
          </table:table-cell>
          <table:table-cell office:value-type="string" calcext:value-type="string">
            <text:p>242691137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32T</text:p>
          </table:table-cell>
          <table:table-cell office:value-type="string" calcext:value-type="string">
            <text:p>242701132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38T</text:p>
          </table:table-cell>
          <table:table-cell office:value-type="string" calcext:value-type="string">
            <text:p>242701138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1-1-127T</text:p>
          </table:table-cell>
          <table:table-cell office:value-type="string" calcext:value-type="string">
            <text:p>242711127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1-1-131T</text:p>
          </table:table-cell>
          <table:table-cell office:value-type="string" calcext:value-type="string">
            <text:p>242711131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2-1-128T</text:p>
          </table:table-cell>
          <table:table-cell office:value-type="string" calcext:value-type="string">
            <text:p>242721128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5-1-201T</text:p>
          </table:table-cell>
          <table:table-cell office:value-type="string" calcext:value-type="string">
            <text:p>24245120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6-1-192T</text:p>
          </table:table-cell>
          <table:table-cell office:value-type="string" calcext:value-type="string">
            <text:p>242461192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6-1-194T</text:p>
          </table:table-cell>
          <table:table-cell office:value-type="string" calcext:value-type="string">
            <text:p>242461194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6-1-198T</text:p>
          </table:table-cell>
          <table:table-cell office:value-type="string" calcext:value-type="string">
            <text:p>242461198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191T</text:p>
          </table:table-cell>
          <table:table-cell office:value-type="string" calcext:value-type="string">
            <text:p>24247119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199T</text:p>
          </table:table-cell>
          <table:table-cell office:value-type="string" calcext:value-type="string">
            <text:p>242471199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1T</text:p>
          </table:table-cell>
          <table:table-cell office:value-type="string" calcext:value-type="string">
            <text:p>24247120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3T</text:p>
          </table:table-cell>
          <table:table-cell office:value-type="string" calcext:value-type="string">
            <text:p>242471203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7-1-205T</text:p>
          </table:table-cell>
          <table:table-cell office:value-type="string" calcext:value-type="string">
            <text:p>242471205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8-1-188T</text:p>
          </table:table-cell>
          <table:table-cell office:value-type="string" calcext:value-type="string">
            <text:p>242481188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8-1-194T</text:p>
          </table:table-cell>
          <table:table-cell office:value-type="string" calcext:value-type="string">
            <text:p>242481194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189T</text:p>
          </table:table-cell>
          <table:table-cell office:value-type="string" calcext:value-type="string">
            <text:p>242491189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191T</text:p>
          </table:table-cell>
          <table:table-cell office:value-type="string" calcext:value-type="string">
            <text:p>24249119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197T</text:p>
          </table:table-cell>
          <table:table-cell office:value-type="string" calcext:value-type="string">
            <text:p>242491197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199T</text:p>
          </table:table-cell>
          <table:table-cell office:value-type="string" calcext:value-type="string">
            <text:p>242491199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201T</text:p>
          </table:table-cell>
          <table:table-cell office:value-type="string" calcext:value-type="string">
            <text:p>24249120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49-1-205T</text:p>
          </table:table-cell>
          <table:table-cell office:value-type="string" calcext:value-type="string">
            <text:p>242491205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0-1-188T</text:p>
          </table:table-cell>
          <table:table-cell office:value-type="string" calcext:value-type="string">
            <text:p>242501188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187T</text:p>
          </table:table-cell>
          <table:table-cell office:value-type="string" calcext:value-type="string">
            <text:p>242511187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193T</text:p>
          </table:table-cell>
          <table:table-cell office:value-type="string" calcext:value-type="string">
            <text:p>242511193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197T</text:p>
          </table:table-cell>
          <table:table-cell office:value-type="string" calcext:value-type="string">
            <text:p>242511197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199T</text:p>
          </table:table-cell>
          <table:table-cell office:value-type="string" calcext:value-type="string">
            <text:p>242511199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201T</text:p>
          </table:table-cell>
          <table:table-cell office:value-type="string" calcext:value-type="string">
            <text:p>24251120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1-1-203T</text:p>
          </table:table-cell>
          <table:table-cell office:value-type="string" calcext:value-type="string">
            <text:p>242511203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2-1-186T</text:p>
          </table:table-cell>
          <table:table-cell office:value-type="string" calcext:value-type="string">
            <text:p>242521186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2-1-188T</text:p>
          </table:table-cell>
          <table:table-cell office:value-type="string" calcext:value-type="string">
            <text:p>242521188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187T</text:p>
          </table:table-cell>
          <table:table-cell office:value-type="string" calcext:value-type="string">
            <text:p>242531187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189T</text:p>
          </table:table-cell>
          <table:table-cell office:value-type="string" calcext:value-type="string">
            <text:p>242531189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195T</text:p>
          </table:table-cell>
          <table:table-cell office:value-type="string" calcext:value-type="string">
            <text:p>242531195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197T</text:p>
          </table:table-cell>
          <table:table-cell office:value-type="string" calcext:value-type="string">
            <text:p>242531197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201T</text:p>
          </table:table-cell>
          <table:table-cell office:value-type="string" calcext:value-type="string">
            <text:p>24253120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203T</text:p>
          </table:table-cell>
          <table:table-cell office:value-type="string" calcext:value-type="string">
            <text:p>242531203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4-1-186T</text:p>
          </table:table-cell>
          <table:table-cell office:value-type="string" calcext:value-type="string">
            <text:p>242541186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4-1-188T</text:p>
          </table:table-cell>
          <table:table-cell office:value-type="string" calcext:value-type="string">
            <text:p>242541188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4-1-190T</text:p>
          </table:table-cell>
          <table:table-cell office:value-type="string" calcext:value-type="string">
            <text:p>242541190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5-1-187T</text:p>
          </table:table-cell>
          <table:table-cell office:value-type="string" calcext:value-type="string">
            <text:p>242551187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5-1-191T</text:p>
          </table:table-cell>
          <table:table-cell office:value-type="string" calcext:value-type="string">
            <text:p>24255119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5-1-195T</text:p>
          </table:table-cell>
          <table:table-cell office:value-type="string" calcext:value-type="string">
            <text:p>242551195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5-1-197T</text:p>
          </table:table-cell>
          <table:table-cell office:value-type="string" calcext:value-type="string">
            <text:p>242551197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6-1-190T</text:p>
          </table:table-cell>
          <table:table-cell office:value-type="string" calcext:value-type="string">
            <text:p>242561190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7-1-191T</text:p>
          </table:table-cell>
          <table:table-cell office:value-type="string" calcext:value-type="string">
            <text:p>242571191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7-1-193T</text:p>
          </table:table-cell>
          <table:table-cell office:value-type="string" calcext:value-type="string">
            <text:p>242571193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7-1-195T</text:p>
          </table:table-cell>
          <table:table-cell office:value-type="string" calcext:value-type="string">
            <text:p>242571195</text:p>
          </table:table-cell>
          <table:table-cell office:value-type="string" calcext:value-type="string">
            <text:p>Monts d'Ardèch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3-1-193T</text:p>
          </table:table-cell>
          <table:table-cell office:value-type="string" calcext:value-type="string">
            <text:p>242031193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88T</text:p>
          </table:table-cell>
          <table:table-cell office:value-type="string" calcext:value-type="string">
            <text:p>242041188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0T</text:p>
          </table:table-cell>
          <table:table-cell office:value-type="string" calcext:value-type="string">
            <text:p>242041190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2T</text:p>
          </table:table-cell>
          <table:table-cell office:value-type="string" calcext:value-type="string">
            <text:p>242041192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202T</text:p>
          </table:table-cell>
          <table:table-cell office:value-type="string" calcext:value-type="string">
            <text:p>242041202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89T</text:p>
          </table:table-cell>
          <table:table-cell office:value-type="string" calcext:value-type="string">
            <text:p>242051189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1T</text:p>
          </table:table-cell>
          <table:table-cell office:value-type="string" calcext:value-type="string">
            <text:p>242051191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3T</text:p>
          </table:table-cell>
          <table:table-cell office:value-type="string" calcext:value-type="string">
            <text:p>242051193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7T</text:p>
          </table:table-cell>
          <table:table-cell office:value-type="string" calcext:value-type="string">
            <text:p>242051197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9T</text:p>
          </table:table-cell>
          <table:table-cell office:value-type="string" calcext:value-type="string">
            <text:p>242051199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203T</text:p>
          </table:table-cell>
          <table:table-cell office:value-type="string" calcext:value-type="string">
            <text:p>242051203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0T</text:p>
          </table:table-cell>
          <table:table-cell office:value-type="string" calcext:value-type="string">
            <text:p>242061190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4T</text:p>
          </table:table-cell>
          <table:table-cell office:value-type="string" calcext:value-type="string">
            <text:p>242061194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8T</text:p>
          </table:table-cell>
          <table:table-cell office:value-type="string" calcext:value-type="string">
            <text:p>242061198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200T</text:p>
          </table:table-cell>
          <table:table-cell office:value-type="string" calcext:value-type="string">
            <text:p>242061200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7-1-201T</text:p>
          </table:table-cell>
          <table:table-cell office:value-type="string" calcext:value-type="string">
            <text:p>242071201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8-1-188T</text:p>
          </table:table-cell>
          <table:table-cell office:value-type="string" calcext:value-type="string">
            <text:p>242081188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197T</text:p>
          </table:table-cell>
          <table:table-cell office:value-type="string" calcext:value-type="string">
            <text:p>242091197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201T</text:p>
          </table:table-cell>
          <table:table-cell office:value-type="string" calcext:value-type="string">
            <text:p>242091201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203T</text:p>
          </table:table-cell>
          <table:table-cell office:value-type="string" calcext:value-type="string">
            <text:p>242091203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0-1-198T</text:p>
          </table:table-cell>
          <table:table-cell office:value-type="string" calcext:value-type="string">
            <text:p>242101198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1-1-199T</text:p>
          </table:table-cell>
          <table:table-cell office:value-type="string" calcext:value-type="string">
            <text:p>242111199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2-1-192T</text:p>
          </table:table-cell>
          <table:table-cell office:value-type="string" calcext:value-type="string">
            <text:p>242121192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2-1-196T</text:p>
          </table:table-cell>
          <table:table-cell office:value-type="string" calcext:value-type="string">
            <text:p>242121196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3-1-203T</text:p>
          </table:table-cell>
          <table:table-cell office:value-type="string" calcext:value-type="string">
            <text:p>242131203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4-1-190T</text:p>
          </table:table-cell>
          <table:table-cell office:value-type="string" calcext:value-type="string">
            <text:p>242141190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5-1-187T</text:p>
          </table:table-cell>
          <table:table-cell office:value-type="string" calcext:value-type="string">
            <text:p>242151187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5-1-191T</text:p>
          </table:table-cell>
          <table:table-cell office:value-type="string" calcext:value-type="string">
            <text:p>242151191</text:p>
          </table:table-cell>
          <table:table-cell office:value-type="string" calcext:value-type="string">
            <text:p>Volcans d'Auvergn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7-1-205T</text:p>
          </table:table-cell>
          <table:table-cell office:value-type="string" calcext:value-type="string">
            <text:p>242171205</text:p>
          </table:table-cell>
          <table:table-cell office:value-type="string" calcext:value-type="string">
            <text:p>Aubrac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7-1-207T</text:p>
          </table:table-cell>
          <table:table-cell office:value-type="string" calcext:value-type="string">
            <text:p>242171207</text:p>
          </table:table-cell>
          <table:table-cell office:value-type="string" calcext:value-type="string">
            <text:p>Aubrac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19-1-207T</text:p>
          </table:table-cell>
          <table:table-cell office:value-type="string" calcext:value-type="string">
            <text:p>242191207</text:p>
          </table:table-cell>
          <table:table-cell office:value-type="string" calcext:value-type="string">
            <text:p>Aubrac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19-1-119T</text:p>
          </table:table-cell>
          <table:table-cell office:value-type="string" calcext:value-type="string">
            <text:p>242191119</text:p>
          </table:table-cell>
          <table:table-cell office:value-type="string" calcext:value-type="string">
            <text:p>Morvan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8-1-120T</text:p>
          </table:table-cell>
          <table:table-cell office:value-type="string" calcext:value-type="string">
            <text:p>242681120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69-1-119T</text:p>
          </table:table-cell>
          <table:table-cell office:value-type="string" calcext:value-type="string">
            <text:p>242691119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0-1-120T</text:p>
          </table:table-cell>
          <table:table-cell office:value-type="string" calcext:value-type="string">
            <text:p>242701120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1-1-115T</text:p>
          </table:table-cell>
          <table:table-cell office:value-type="string" calcext:value-type="string">
            <text:p>242711115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2-1-096T</text:p>
          </table:table-cell>
          <table:table-cell office:value-type="string" calcext:value-type="string">
            <text:p>242721096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2-1-098T</text:p>
          </table:table-cell>
          <table:table-cell office:value-type="string" calcext:value-type="string">
            <text:p>242721098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2-1-114T</text:p>
          </table:table-cell>
          <table:table-cell office:value-type="string" calcext:value-type="string">
            <text:p>242721114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3-1-103T</text:p>
          </table:table-cell>
          <table:table-cell office:value-type="string" calcext:value-type="string">
            <text:p>242731103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4-1-094T</text:p>
          </table:table-cell>
          <table:table-cell office:value-type="string" calcext:value-type="string">
            <text:p>242741094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4-1-096T</text:p>
          </table:table-cell>
          <table:table-cell office:value-type="string" calcext:value-type="string">
            <text:p>242741096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4-1-102T</text:p>
          </table:table-cell>
          <table:table-cell office:value-type="string" calcext:value-type="string">
            <text:p>242741102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4-1-112T</text:p>
          </table:table-cell>
          <table:table-cell office:value-type="string" calcext:value-type="string">
            <text:p>242741112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5-1-091T</text:p>
          </table:table-cell>
          <table:table-cell office:value-type="string" calcext:value-type="string">
            <text:p>242751091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5-1-095T</text:p>
          </table:table-cell>
          <table:table-cell office:value-type="string" calcext:value-type="string">
            <text:p>242751095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5-1-101T</text:p>
          </table:table-cell>
          <table:table-cell office:value-type="string" calcext:value-type="string">
            <text:p>242751101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5-1-103T</text:p>
          </table:table-cell>
          <table:table-cell office:value-type="string" calcext:value-type="string">
            <text:p>242751103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7-1-089T</text:p>
          </table:table-cell>
          <table:table-cell office:value-type="string" calcext:value-type="string">
            <text:p>242771089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7-1-091T</text:p>
          </table:table-cell>
          <table:table-cell office:value-type="string" calcext:value-type="string">
            <text:p>242771091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7-1-095T</text:p>
          </table:table-cell>
          <table:table-cell office:value-type="string" calcext:value-type="string">
            <text:p>242771095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8-1-096T</text:p>
          </table:table-cell>
          <table:table-cell office:value-type="string" calcext:value-type="string">
            <text:p>242781096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79-1-091T</text:p>
          </table:table-cell>
          <table:table-cell office:value-type="string" calcext:value-type="string">
            <text:p>242791091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5-280-1-088T</text:p>
          </table:table-cell>
          <table:table-cell office:value-type="string" calcext:value-type="string">
            <text:p>242801088</text:p>
          </table:table-cell>
          <table:table-cell office:value-type="string" calcext:value-type="string">
            <text:p>Doubs Horloger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68-1-186T</text:p>
          </table:table-cell>
          <table:table-cell office:value-type="string" calcext:value-type="string">
            <text:p>242681186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69-1-179T</text:p>
          </table:table-cell>
          <table:table-cell office:value-type="string" calcext:value-type="string">
            <text:p>242691179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69-1-187T</text:p>
          </table:table-cell>
          <table:table-cell office:value-type="string" calcext:value-type="string">
            <text:p>242691187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1-1-181T</text:p>
          </table:table-cell>
          <table:table-cell office:value-type="string" calcext:value-type="string">
            <text:p>242711181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1-1-183T</text:p>
          </table:table-cell>
          <table:table-cell office:value-type="string" calcext:value-type="string">
            <text:p>242711183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1-1-185T</text:p>
          </table:table-cell>
          <table:table-cell office:value-type="string" calcext:value-type="string">
            <text:p>242711185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3-1-177T</text:p>
          </table:table-cell>
          <table:table-cell office:value-type="string" calcext:value-type="string">
            <text:p>242731177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3-1-181T</text:p>
          </table:table-cell>
          <table:table-cell office:value-type="string" calcext:value-type="string">
            <text:p>242731181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5-1-179T</text:p>
          </table:table-cell>
          <table:table-cell office:value-type="string" calcext:value-type="string">
            <text:p>242751179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5-1-185T</text:p>
          </table:table-cell>
          <table:table-cell office:value-type="string" calcext:value-type="string">
            <text:p>242751185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7-1-187T</text:p>
          </table:table-cell>
          <table:table-cell office:value-type="string" calcext:value-type="string">
            <text:p>242771187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9-1-187T</text:p>
          </table:table-cell>
          <table:table-cell office:value-type="string" calcext:value-type="string">
            <text:p>242791187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81-1-187T</text:p>
          </table:table-cell>
          <table:table-cell office:value-type="string" calcext:value-type="string">
            <text:p>242811187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85-1-187T</text:p>
          </table:table-cell>
          <table:table-cell office:value-type="string" calcext:value-type="string">
            <text:p>242851187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69-1-177T</text:p>
          </table:table-cell>
          <table:table-cell office:value-type="string" calcext:value-type="string">
            <text:p>242691177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1-1-175T</text:p>
          </table:table-cell>
          <table:table-cell office:value-type="string" calcext:value-type="string">
            <text:p>242711175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3-1-169T</text:p>
          </table:table-cell>
          <table:table-cell office:value-type="string" calcext:value-type="string">
            <text:p>242731169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3-1-171T</text:p>
          </table:table-cell>
          <table:table-cell office:value-type="string" calcext:value-type="string">
            <text:p>242731171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3-1-173T</text:p>
          </table:table-cell>
          <table:table-cell office:value-type="string" calcext:value-type="string">
            <text:p>242731173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3-1-175T</text:p>
          </table:table-cell>
          <table:table-cell office:value-type="string" calcext:value-type="string">
            <text:p>242731175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4-1-162T</text:p>
          </table:table-cell>
          <table:table-cell office:value-type="string" calcext:value-type="string">
            <text:p>242741162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69T</text:p>
          </table:table-cell>
          <table:table-cell office:value-type="string" calcext:value-type="string">
            <text:p>242751169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71T</text:p>
          </table:table-cell>
          <table:table-cell office:value-type="string" calcext:value-type="string">
            <text:p>242751171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73T</text:p>
          </table:table-cell>
          <table:table-cell office:value-type="string" calcext:value-type="string">
            <text:p>242751173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75T</text:p>
          </table:table-cell>
          <table:table-cell office:value-type="string" calcext:value-type="string">
            <text:p>242751175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5-1-177T</text:p>
          </table:table-cell>
          <table:table-cell office:value-type="string" calcext:value-type="string">
            <text:p>242751177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6-1-162T</text:p>
          </table:table-cell>
          <table:table-cell office:value-type="string" calcext:value-type="string">
            <text:p>242761162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6-1-164T</text:p>
          </table:table-cell>
          <table:table-cell office:value-type="string" calcext:value-type="string">
            <text:p>242761164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6-1-168T</text:p>
          </table:table-cell>
          <table:table-cell office:value-type="string" calcext:value-type="string">
            <text:p>242761168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7-1-163T</text:p>
          </table:table-cell>
          <table:table-cell office:value-type="string" calcext:value-type="string">
            <text:p>242771163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7-1-165T</text:p>
          </table:table-cell>
          <table:table-cell office:value-type="string" calcext:value-type="string">
            <text:p>242771165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7-1-171T</text:p>
          </table:table-cell>
          <table:table-cell office:value-type="string" calcext:value-type="string">
            <text:p>242771171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7-1-173T</text:p>
          </table:table-cell>
          <table:table-cell office:value-type="string" calcext:value-type="string">
            <text:p>242771173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64T</text:p>
          </table:table-cell>
          <table:table-cell office:value-type="string" calcext:value-type="string">
            <text:p>242781164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66T</text:p>
          </table:table-cell>
          <table:table-cell office:value-type="string" calcext:value-type="string">
            <text:p>242781166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68T</text:p>
          </table:table-cell>
          <table:table-cell office:value-type="string" calcext:value-type="string">
            <text:p>242781168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8-1-180T</text:p>
          </table:table-cell>
          <table:table-cell office:value-type="string" calcext:value-type="string">
            <text:p>242781180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9-1-163T</text:p>
          </table:table-cell>
          <table:table-cell office:value-type="string" calcext:value-type="string">
            <text:p>242791163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9-1-167T</text:p>
          </table:table-cell>
          <table:table-cell office:value-type="string" calcext:value-type="string">
            <text:p>242791167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9-1-181T</text:p>
          </table:table-cell>
          <table:table-cell office:value-type="string" calcext:value-type="string">
            <text:p>242791181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79-1-183T</text:p>
          </table:table-cell>
          <table:table-cell office:value-type="string" calcext:value-type="string">
            <text:p>242791183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0-1-158T</text:p>
          </table:table-cell>
          <table:table-cell office:value-type="string" calcext:value-type="string">
            <text:p>242801158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1-1-159T</text:p>
          </table:table-cell>
          <table:table-cell office:value-type="string" calcext:value-type="string">
            <text:p>242811159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1-1-163T</text:p>
          </table:table-cell>
          <table:table-cell office:value-type="string" calcext:value-type="string">
            <text:p>242811163</text:p>
          </table:table-cell>
          <table:table-cell office:value-type="string" calcext:value-type="string">
            <text:p>Chartreuse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8-281-1-185T</text:p>
          </table:table-cell>
          <table:table-cell office:value-type="string" calcext:value-type="string">
            <text:p>242811185</text:p>
          </table:table-cell>
          <table:table-cell office:value-type="string" calcext:value-type="string">
            <text:p>Vercors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2-1-130T</text:p>
          </table:table-cell>
          <table:table-cell office:value-type="string" calcext:value-type="string">
            <text:p>242621130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3-1-127T</text:p>
          </table:table-cell>
          <table:table-cell office:value-type="string" calcext:value-type="string">
            <text:p>242631127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3-1-131T</text:p>
          </table:table-cell>
          <table:table-cell office:value-type="string" calcext:value-type="string">
            <text:p>242631131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20T</text:p>
          </table:table-cell>
          <table:table-cell office:value-type="string" calcext:value-type="string">
            <text:p>242641120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26T</text:p>
          </table:table-cell>
          <table:table-cell office:value-type="string" calcext:value-type="string">
            <text:p>242641126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28T</text:p>
          </table:table-cell>
          <table:table-cell office:value-type="string" calcext:value-type="string">
            <text:p>242641128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30T</text:p>
          </table:table-cell>
          <table:table-cell office:value-type="string" calcext:value-type="string">
            <text:p>242641130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4-1-132T</text:p>
          </table:table-cell>
          <table:table-cell office:value-type="string" calcext:value-type="string">
            <text:p>242641132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19T</text:p>
          </table:table-cell>
          <table:table-cell office:value-type="string" calcext:value-type="string">
            <text:p>242651119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21T</text:p>
          </table:table-cell>
          <table:table-cell office:value-type="string" calcext:value-type="string">
            <text:p>242651121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23T</text:p>
          </table:table-cell>
          <table:table-cell office:value-type="string" calcext:value-type="string">
            <text:p>242651123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27T</text:p>
          </table:table-cell>
          <table:table-cell office:value-type="string" calcext:value-type="string">
            <text:p>242651127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29T</text:p>
          </table:table-cell>
          <table:table-cell office:value-type="string" calcext:value-type="string">
            <text:p>242651129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31T</text:p>
          </table:table-cell>
          <table:table-cell office:value-type="string" calcext:value-type="string">
            <text:p>242651131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5-1-133T</text:p>
          </table:table-cell>
          <table:table-cell office:value-type="string" calcext:value-type="string">
            <text:p>242651133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20T</text:p>
          </table:table-cell>
          <table:table-cell office:value-type="string" calcext:value-type="string">
            <text:p>242661120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24T</text:p>
          </table:table-cell>
          <table:table-cell office:value-type="string" calcext:value-type="string">
            <text:p>242661124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26T</text:p>
          </table:table-cell>
          <table:table-cell office:value-type="string" calcext:value-type="string">
            <text:p>242661126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28T</text:p>
          </table:table-cell>
          <table:table-cell office:value-type="string" calcext:value-type="string">
            <text:p>242661128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30T</text:p>
          </table:table-cell>
          <table:table-cell office:value-type="string" calcext:value-type="string">
            <text:p>242661130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6-1-132T</text:p>
          </table:table-cell>
          <table:table-cell office:value-type="string" calcext:value-type="string">
            <text:p>242661132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7-1-123T</text:p>
          </table:table-cell>
          <table:table-cell office:value-type="string" calcext:value-type="string">
            <text:p>242671123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7-1-127T</text:p>
          </table:table-cell>
          <table:table-cell office:value-type="string" calcext:value-type="string">
            <text:p>242671127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7-1-131T</text:p>
          </table:table-cell>
          <table:table-cell office:value-type="string" calcext:value-type="string">
            <text:p>242671131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22T</text:p>
          </table:table-cell>
          <table:table-cell office:value-type="string" calcext:value-type="string">
            <text:p>242681122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24T</text:p>
          </table:table-cell>
          <table:table-cell office:value-type="string" calcext:value-type="string">
            <text:p>242681124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26T</text:p>
          </table:table-cell>
          <table:table-cell office:value-type="string" calcext:value-type="string">
            <text:p>242681126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30T</text:p>
          </table:table-cell>
          <table:table-cell office:value-type="string" calcext:value-type="string">
            <text:p>242681130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8-1-132T</text:p>
          </table:table-cell>
          <table:table-cell office:value-type="string" calcext:value-type="string">
            <text:p>242681132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15T</text:p>
          </table:table-cell>
          <table:table-cell office:value-type="string" calcext:value-type="string">
            <text:p>242691115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21T</text:p>
          </table:table-cell>
          <table:table-cell office:value-type="string" calcext:value-type="string">
            <text:p>242691121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23T</text:p>
          </table:table-cell>
          <table:table-cell office:value-type="string" calcext:value-type="string">
            <text:p>242691123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25T</text:p>
          </table:table-cell>
          <table:table-cell office:value-type="string" calcext:value-type="string">
            <text:p>242691125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27T</text:p>
          </table:table-cell>
          <table:table-cell office:value-type="string" calcext:value-type="string">
            <text:p>242691127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69-1-131T</text:p>
          </table:table-cell>
          <table:table-cell office:value-type="string" calcext:value-type="string">
            <text:p>242691131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70-1-122T</text:p>
          </table:table-cell>
          <table:table-cell office:value-type="string" calcext:value-type="string">
            <text:p>242701122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9-270-1-126T</text:p>
          </table:table-cell>
          <table:table-cell office:value-type="string" calcext:value-type="string">
            <text:p>242701126</text:p>
          </table:table-cell>
          <table:table-cell office:value-type="string" calcext:value-type="string">
            <text:p>Haut-Jura</text:p>
          </table:table-cell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25-1-167T</text:p>
          </table:table-cell>
          <table:table-cell office:value-type="string" calcext:value-type="string">
            <text:p>242251167</text:p>
          </table:table-cell>
          <table:table-cell office:value-type="string" calcext:value-type="string">
            <text:p>Livradois-Forez</text:p>
          </table:table-cell>
        </table:table-row>
        <table:table-row table:style-name="ro1" table:number-rows-repeated="72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utres reserves naturelles" table:style-name="ta1">
        <table:table-column table:style-name="co8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DIR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NPP</text:p>
          </table:table-cell>
          <table:table-cell table:style-name="ce1" office:value-type="string" calcext:value-type="string">
            <text:p>NPH</text:p>
          </table:table-cell>
          <table:table-cell table:style-name="ce1" office:value-type="string" calcext:value-type="string">
            <text:p>TYPE_RES</text:p>
          </table:table-cell>
          <table:table-cell table:style-name="ce1" office:value-type="string" calcext:value-type="string">
            <text:p>NOM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3-1-181R</text:p>
          </table:table-cell>
          <table:table-cell office:value-type="float" office:value="192031181" calcext:value-type="float">
            <text:p>19203118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3-1-186R</text:p>
          </table:table-cell>
          <table:table-cell office:value-type="float" office:value="192031186" calcext:value-type="float">
            <text:p>19203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63-204-1-186R</text:p>
          </table:table-cell>
          <table:table-cell office:value-type="float" office:value="192041186" calcext:value-type="float">
            <text:p>19204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32T</text:p>
          </table:table-cell>
          <table:table-cell office:value-type="float" office:value="242701132" calcext:value-type="float">
            <text:p>242701132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34T</text:p>
          </table:table-cell>
          <table:table-cell office:value-type="float" office:value="242701134" calcext:value-type="float">
            <text:p>242701134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0-1-156T</text:p>
          </table:table-cell>
          <table:table-cell office:value-type="float" office:value="242701156" calcext:value-type="float">
            <text:p>242701156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-Rhône Franç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1-271-1-127T</text:p>
          </table:table-cell>
          <table:table-cell office:value-type="float" office:value="242711127" calcext:value-type="float">
            <text:p>242711127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6-1-198T</text:p>
          </table:table-cell>
          <table:table-cell office:value-type="float" office:value="241961198" calcext:value-type="float">
            <text:p>2419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7-1-195T</text:p>
          </table:table-cell>
          <table:table-cell office:value-type="float" office:value="241971195" calcext:value-type="float">
            <text:p>24197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7-1-205T</text:p>
          </table:table-cell>
          <table:table-cell office:value-type="float" office:value="241971205" calcext:value-type="float">
            <text:p>24197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7-1-207T</text:p>
          </table:table-cell>
          <table:table-cell office:value-type="float" office:value="241971207" calcext:value-type="float">
            <text:p>2419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7-1-209T</text:p>
          </table:table-cell>
          <table:table-cell office:value-type="float" office:value="241971209" calcext:value-type="float">
            <text:p>24197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192T</text:p>
          </table:table-cell>
          <table:table-cell office:value-type="float" office:value="241981192" calcext:value-type="float">
            <text:p>24198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194T</text:p>
          </table:table-cell>
          <table:table-cell office:value-type="float" office:value="241981194" calcext:value-type="float">
            <text:p>24198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196T</text:p>
          </table:table-cell>
          <table:table-cell office:value-type="float" office:value="241981196" calcext:value-type="float">
            <text:p>24198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198T</text:p>
          </table:table-cell>
          <table:table-cell office:value-type="float" office:value="241981198" calcext:value-type="float">
            <text:p>24198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200T</text:p>
          </table:table-cell>
          <table:table-cell office:value-type="float" office:value="241981200" calcext:value-type="float">
            <text:p>24198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202T</text:p>
          </table:table-cell>
          <table:table-cell office:value-type="float" office:value="241981202" calcext:value-type="float">
            <text:p>2419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204T</text:p>
          </table:table-cell>
          <table:table-cell office:value-type="float" office:value="241981204" calcext:value-type="float">
            <text:p>2419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8-1-208T</text:p>
          </table:table-cell>
          <table:table-cell office:value-type="float" office:value="241981208" calcext:value-type="float">
            <text:p>24198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9-1-201T</text:p>
          </table:table-cell>
          <table:table-cell office:value-type="float" office:value="241991201" calcext:value-type="float">
            <text:p>2419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9-1-203T</text:p>
          </table:table-cell>
          <table:table-cell office:value-type="float" office:value="241991203" calcext:value-type="float">
            <text:p>2419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199-1-209T</text:p>
          </table:table-cell>
          <table:table-cell office:value-type="float" office:value="241991209" calcext:value-type="float">
            <text:p>24199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0-1-196T</text:p>
          </table:table-cell>
          <table:table-cell office:value-type="float" office:value="242001196" calcext:value-type="float">
            <text:p>24200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0-1-202T</text:p>
          </table:table-cell>
          <table:table-cell office:value-type="float" office:value="242001202" calcext:value-type="float">
            <text:p>2420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0-1-204T</text:p>
          </table:table-cell>
          <table:table-cell office:value-type="float" office:value="242001204" calcext:value-type="float">
            <text:p>24200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1-1-191T</text:p>
          </table:table-cell>
          <table:table-cell office:value-type="float" office:value="242011191" calcext:value-type="float">
            <text:p>24201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1-1-195T</text:p>
          </table:table-cell>
          <table:table-cell office:value-type="float" office:value="242011195" calcext:value-type="float">
            <text:p>24201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1-1-203T</text:p>
          </table:table-cell>
          <table:table-cell office:value-type="float" office:value="242011203" calcext:value-type="float">
            <text:p>24201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1-1-207T</text:p>
          </table:table-cell>
          <table:table-cell office:value-type="float" office:value="242011207" calcext:value-type="float">
            <text:p>24201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3-1-193T</text:p>
          </table:table-cell>
          <table:table-cell office:value-type="float" office:value="242031193" calcext:value-type="float">
            <text:p>24203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88T</text:p>
          </table:table-cell>
          <table:table-cell office:value-type="float" office:value="242041188" calcext:value-type="float">
            <text:p>24204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0T</text:p>
          </table:table-cell>
          <table:table-cell office:value-type="float" office:value="242041190" calcext:value-type="float">
            <text:p>24204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2T</text:p>
          </table:table-cell>
          <table:table-cell office:value-type="float" office:value="242041192" calcext:value-type="float">
            <text:p>24204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194T</text:p>
          </table:table-cell>
          <table:table-cell office:value-type="float" office:value="242041194" calcext:value-type="float">
            <text:p>24204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4-1-202T</text:p>
          </table:table-cell>
          <table:table-cell office:value-type="float" office:value="242041202" calcext:value-type="float">
            <text:p>24204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89T</text:p>
          </table:table-cell>
          <table:table-cell office:value-type="float" office:value="242051189" calcext:value-type="float">
            <text:p>24205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1T</text:p>
          </table:table-cell>
          <table:table-cell office:value-type="float" office:value="242051191" calcext:value-type="float">
            <text:p>24205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3T</text:p>
          </table:table-cell>
          <table:table-cell office:value-type="float" office:value="242051193" calcext:value-type="float">
            <text:p>24205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7T</text:p>
          </table:table-cell>
          <table:table-cell office:value-type="float" office:value="242051197" calcext:value-type="float">
            <text:p>24205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199T</text:p>
          </table:table-cell>
          <table:table-cell office:value-type="float" office:value="242051199" calcext:value-type="float">
            <text:p>24205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203T</text:p>
          </table:table-cell>
          <table:table-cell office:value-type="float" office:value="242051203" calcext:value-type="float">
            <text:p>24205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5-1-209T</text:p>
          </table:table-cell>
          <table:table-cell office:value-type="float" office:value="242051209" calcext:value-type="float">
            <text:p>24205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0T</text:p>
          </table:table-cell>
          <table:table-cell office:value-type="float" office:value="242061190" calcext:value-type="float">
            <text:p>24206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4T</text:p>
          </table:table-cell>
          <table:table-cell office:value-type="float" office:value="242061194" calcext:value-type="float">
            <text:p>24206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198T</text:p>
          </table:table-cell>
          <table:table-cell office:value-type="float" office:value="242061198" calcext:value-type="float">
            <text:p>2420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200T</text:p>
          </table:table-cell>
          <table:table-cell office:value-type="float" office:value="242061200" calcext:value-type="float">
            <text:p>24206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204T</text:p>
          </table:table-cell>
          <table:table-cell office:value-type="float" office:value="242061204" calcext:value-type="float">
            <text:p>24206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6-1-208T</text:p>
          </table:table-cell>
          <table:table-cell office:value-type="float" office:value="242061208" calcext:value-type="float">
            <text:p>2420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7-1-201T</text:p>
          </table:table-cell>
          <table:table-cell office:value-type="float" office:value="242071201" calcext:value-type="float">
            <text:p>24207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7-1-203T</text:p>
          </table:table-cell>
          <table:table-cell office:value-type="float" office:value="242071203" calcext:value-type="float">
            <text:p>2420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7-1-207T</text:p>
          </table:table-cell>
          <table:table-cell office:value-type="float" office:value="242071207" calcext:value-type="float">
            <text:p>2420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8-1-188T</text:p>
          </table:table-cell>
          <table:table-cell office:value-type="float" office:value="242081188" calcext:value-type="float">
            <text:p>24208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197T</text:p>
          </table:table-cell>
          <table:table-cell office:value-type="float" office:value="242091197" calcext:value-type="float">
            <text:p>24209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5-209-1-201T</text:p>
          </table:table-cell>
          <table:table-cell office:value-type="float" office:value="242091201" calcext:value-type="float">
            <text:p>2420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7-1-191T</text:p>
          </table:table-cell>
          <table:table-cell office:value-type="float" office:value="241971191" calcext:value-type="float">
            <text:p>24197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6-275-1-179T</text:p>
          </table:table-cell>
          <table:table-cell office:value-type="float" office:value="242751179" calcext:value-type="float">
            <text:p>242751179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s Plateaux Du Verc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2-229-1-171T</text:p>
          </table:table-cell>
          <table:table-cell office:value-type="float" office:value="242291171" calcext:value-type="float">
            <text:p>242291171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Jasseries de Colleig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194-1-176T</text:p>
          </table:table-cell>
          <table:table-cell office:value-type="float" office:value="241941176" calcext:value-type="float">
            <text:p>24194117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197-1-179T</text:p>
          </table:table-cell>
          <table:table-cell office:value-type="float" office:value="241971179" calcext:value-type="float">
            <text:p>24197117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198-1-180T</text:p>
          </table:table-cell>
          <table:table-cell office:value-type="float" office:value="241981180" calcext:value-type="float">
            <text:p>24198118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198-1-182T</text:p>
          </table:table-cell>
          <table:table-cell office:value-type="float" office:value="241981182" calcext:value-type="float">
            <text:p>24198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0-1-180T</text:p>
          </table:table-cell>
          <table:table-cell office:value-type="float" office:value="242001180" calcext:value-type="float">
            <text:p>24200118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0-1-184T</text:p>
          </table:table-cell>
          <table:table-cell office:value-type="float" office:value="242001184" calcext:value-type="float">
            <text:p>24200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0-1-186T</text:p>
          </table:table-cell>
          <table:table-cell office:value-type="float" office:value="242001186" calcext:value-type="float">
            <text:p>24200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1-1-179T</text:p>
          </table:table-cell>
          <table:table-cell office:value-type="float" office:value="242011179" calcext:value-type="float">
            <text:p>24201117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1-1-181T</text:p>
          </table:table-cell>
          <table:table-cell office:value-type="float" office:value="242011181" calcext:value-type="float">
            <text:p>24201118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1-1-185T</text:p>
          </table:table-cell>
          <table:table-cell office:value-type="float" office:value="242011185" calcext:value-type="float">
            <text:p>24201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1-1-187T</text:p>
          </table:table-cell>
          <table:table-cell office:value-type="float" office:value="242011187" calcext:value-type="float">
            <text:p>24201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3-1-183T</text:p>
          </table:table-cell>
          <table:table-cell office:value-type="float" office:value="242031183" calcext:value-type="float">
            <text:p>24203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3-1-185T</text:p>
          </table:table-cell>
          <table:table-cell office:value-type="float" office:value="242031185" calcext:value-type="float">
            <text:p>24203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3-1-187T</text:p>
          </table:table-cell>
          <table:table-cell office:value-type="float" office:value="242031187" calcext:value-type="float">
            <text:p>24203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4-1-182T</text:p>
          </table:table-cell>
          <table:table-cell office:value-type="float" office:value="242041182" calcext:value-type="float">
            <text:p>24204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4-1-186T</text:p>
          </table:table-cell>
          <table:table-cell office:value-type="float" office:value="242041186" calcext:value-type="float">
            <text:p>24204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5-1-183T</text:p>
          </table:table-cell>
          <table:table-cell office:value-type="float" office:value="242051183" calcext:value-type="float">
            <text:p>24205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5-1-185T</text:p>
          </table:table-cell>
          <table:table-cell office:value-type="float" office:value="242051185" calcext:value-type="float">
            <text:p>24205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5-1-185T</text:p>
          </table:table-cell>
          <table:table-cell office:value-type="float" office:value="242051185" calcext:value-type="float">
            <text:p>242051185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Chastreix-San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5-1-187T</text:p>
          </table:table-cell>
          <table:table-cell office:value-type="float" office:value="242051187" calcext:value-type="float">
            <text:p>24205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6-1-182T</text:p>
          </table:table-cell>
          <table:table-cell office:value-type="float" office:value="242061182" calcext:value-type="float">
            <text:p>24206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6-1-184T</text:p>
          </table:table-cell>
          <table:table-cell office:value-type="float" office:value="242061184" calcext:value-type="float">
            <text:p>24206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6-1-184T</text:p>
          </table:table-cell>
          <table:table-cell office:value-type="float" office:value="242061184" calcext:value-type="float">
            <text:p>242061184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Chastreix-Sanc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7-1-183T</text:p>
          </table:table-cell>
          <table:table-cell office:value-type="float" office:value="242071183" calcext:value-type="float">
            <text:p>24207118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Vallée De Chaudefou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8-1-184T</text:p>
          </table:table-cell>
          <table:table-cell office:value-type="float" office:value="242081184" calcext:value-type="float">
            <text:p>24208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3-209-1-185T</text:p>
          </table:table-cell>
          <table:table-cell office:value-type="float" office:value="242091185" calcext:value-type="float">
            <text:p>24209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81-1-123T</text:p>
          </table:table-cell>
          <table:table-cell office:value-type="float" office:value="242811123" calcext:value-type="float">
            <text:p>24281112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Delta De La Dran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84-1-148T</text:p>
          </table:table-cell>
          <table:table-cell office:value-type="float" office:value="242841148" calcext:value-type="float">
            <text:p>242841148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es Bau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93-1-133T</text:p>
          </table:table-cell>
          <table:table-cell office:value-type="float" office:value="242931133" calcext:value-type="float">
            <text:p>24293113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Sixt-Fer-à-Cheval-Pas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4-293-1-135T</text:p>
          </table:table-cell>
          <table:table-cell office:value-type="float" office:value="242931135" calcext:value-type="float">
            <text:p>242931135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Pas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71-1-129T</text:p>
          </table:table-cell>
          <table:table-cell office:value-type="float" office:value="192711129" calcext:value-type="float">
            <text:p>192711129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71-1-133T</text:p>
          </table:table-cell>
          <table:table-cell office:value-type="float" office:value="192711133" calcext:value-type="float">
            <text:p>19271113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1-272-1-128T</text:p>
          </table:table-cell>
          <table:table-cell office:value-type="float" office:value="192721128" calcext:value-type="float">
            <text:p>192721128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e Chaîne du Jur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7-1-201T</text:p>
          </table:table-cell>
          <table:table-cell office:value-type="float" office:value="191971201" calcext:value-type="float">
            <text:p>19197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7-1-203T</text:p>
          </table:table-cell>
          <table:table-cell office:value-type="float" office:value="191971203" calcext:value-type="float">
            <text:p>1919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8-1-198T</text:p>
          </table:table-cell>
          <table:table-cell office:value-type="float" office:value="191981198" calcext:value-type="float">
            <text:p>19198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8-1-202T</text:p>
          </table:table-cell>
          <table:table-cell office:value-type="float" office:value="191981202" calcext:value-type="float">
            <text:p>1919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8-1-204T</text:p>
          </table:table-cell>
          <table:table-cell office:value-type="float" office:value="191981204" calcext:value-type="float">
            <text:p>1919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9-1-193T</text:p>
          </table:table-cell>
          <table:table-cell office:value-type="float" office:value="191991193" calcext:value-type="float">
            <text:p>19199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9-1-199T</text:p>
          </table:table-cell>
          <table:table-cell office:value-type="float" office:value="191991199" calcext:value-type="float">
            <text:p>19199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9-1-205T</text:p>
          </table:table-cell>
          <table:table-cell office:value-type="float" office:value="191991205" calcext:value-type="float">
            <text:p>1919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9-1-211T</text:p>
          </table:table-cell>
          <table:table-cell office:value-type="float" office:value="191991211" calcext:value-type="float">
            <text:p>19199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0-1-200T</text:p>
          </table:table-cell>
          <table:table-cell office:value-type="float" office:value="192001200" calcext:value-type="float">
            <text:p>19200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0-1-204T</text:p>
          </table:table-cell>
          <table:table-cell office:value-type="float" office:value="192001204" calcext:value-type="float">
            <text:p>19200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1-1-197T</text:p>
          </table:table-cell>
          <table:table-cell office:value-type="float" office:value="192011197" calcext:value-type="float">
            <text:p>19201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1-1-205T</text:p>
          </table:table-cell>
          <table:table-cell office:value-type="float" office:value="192011205" calcext:value-type="float">
            <text:p>19201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1-1-209T</text:p>
          </table:table-cell>
          <table:table-cell office:value-type="float" office:value="192011209" calcext:value-type="float">
            <text:p>1920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2-1-204T</text:p>
          </table:table-cell>
          <table:table-cell office:value-type="float" office:value="192021204" calcext:value-type="float">
            <text:p>19202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3-1-189T</text:p>
          </table:table-cell>
          <table:table-cell office:value-type="float" office:value="192031189" calcext:value-type="float">
            <text:p>19203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3-1-191T</text:p>
          </table:table-cell>
          <table:table-cell office:value-type="float" office:value="192031191" calcext:value-type="float">
            <text:p>19203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3-1-207T</text:p>
          </table:table-cell>
          <table:table-cell office:value-type="float" office:value="192031207" calcext:value-type="float">
            <text:p>19203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5-1-191T</text:p>
          </table:table-cell>
          <table:table-cell office:value-type="float" office:value="192051191" calcext:value-type="float">
            <text:p>19205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5-1-193T</text:p>
          </table:table-cell>
          <table:table-cell office:value-type="float" office:value="192051193" calcext:value-type="float">
            <text:p>19205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5-1-211T</text:p>
          </table:table-cell>
          <table:table-cell office:value-type="float" office:value="192051211" calcext:value-type="float">
            <text:p>19205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6-1-190T</text:p>
          </table:table-cell>
          <table:table-cell office:value-type="float" office:value="192061190" calcext:value-type="float">
            <text:p>19206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6-1-192T</text:p>
          </table:table-cell>
          <table:table-cell office:value-type="float" office:value="192061192" calcext:value-type="float">
            <text:p>19206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6-1-198T</text:p>
          </table:table-cell>
          <table:table-cell office:value-type="float" office:value="192061198" calcext:value-type="float">
            <text:p>1920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191T</text:p>
          </table:table-cell>
          <table:table-cell office:value-type="float" office:value="192071191" calcext:value-type="float">
            <text:p>19207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193T</text:p>
          </table:table-cell>
          <table:table-cell office:value-type="float" office:value="192071193" calcext:value-type="float">
            <text:p>19207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197T</text:p>
          </table:table-cell>
          <table:table-cell office:value-type="float" office:value="192071197" calcext:value-type="float">
            <text:p>19207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199T</text:p>
          </table:table-cell>
          <table:table-cell office:value-type="float" office:value="192071199" calcext:value-type="float">
            <text:p>19207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203T</text:p>
          </table:table-cell>
          <table:table-cell office:value-type="float" office:value="192071203" calcext:value-type="float">
            <text:p>1920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7-1-205T</text:p>
          </table:table-cell>
          <table:table-cell office:value-type="float" office:value="192071205" calcext:value-type="float">
            <text:p>19207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8-1-204T</text:p>
          </table:table-cell>
          <table:table-cell office:value-type="float" office:value="192081204" calcext:value-type="float">
            <text:p>1920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9-1-199T</text:p>
          </table:table-cell>
          <table:table-cell office:value-type="float" office:value="192091199" calcext:value-type="float">
            <text:p>19209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9-1-201T</text:p>
          </table:table-cell>
          <table:table-cell office:value-type="float" office:value="192091201" calcext:value-type="float">
            <text:p>1920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9-1-203T</text:p>
          </table:table-cell>
          <table:table-cell office:value-type="float" office:value="192091203" calcext:value-type="float">
            <text:p>1920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09-1-205T</text:p>
          </table:table-cell>
          <table:table-cell office:value-type="float" office:value="192091205" calcext:value-type="float">
            <text:p>1920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10-1-198T</text:p>
          </table:table-cell>
          <table:table-cell office:value-type="float" office:value="192101198" calcext:value-type="float">
            <text:p>19210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210-1-202T</text:p>
          </table:table-cell>
          <table:table-cell office:value-type="float" office:value="192101202" calcext:value-type="float">
            <text:p>1921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8-276-1-180T</text:p>
          </table:table-cell>
          <table:table-cell office:value-type="float" office:value="192761180" calcext:value-type="float">
            <text:p>192761180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Hauts Plateaux Du Verc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195-1-177T</text:p>
          </table:table-cell>
          <table:table-cell office:value-type="float" office:value="191951177" calcext:value-type="float">
            <text:p>19195117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197-1-179T</text:p>
          </table:table-cell>
          <table:table-cell office:value-type="float" office:value="191971179" calcext:value-type="float">
            <text:p>19197117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199-1-183T</text:p>
          </table:table-cell>
          <table:table-cell office:value-type="float" office:value="191991183" calcext:value-type="float">
            <text:p>19199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199-1-185T</text:p>
          </table:table-cell>
          <table:table-cell office:value-type="float" office:value="191991185" calcext:value-type="float">
            <text:p>19199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0-1-180T</text:p>
          </table:table-cell>
          <table:table-cell office:value-type="float" office:value="192001180" calcext:value-type="float">
            <text:p>19200118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0-1-184T</text:p>
          </table:table-cell>
          <table:table-cell office:value-type="float" office:value="192001184" calcext:value-type="float">
            <text:p>19200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1-1-185T</text:p>
          </table:table-cell>
          <table:table-cell office:value-type="float" office:value="192011185" calcext:value-type="float">
            <text:p>19201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2-1-182T</text:p>
          </table:table-cell>
          <table:table-cell office:value-type="float" office:value="192021182" calcext:value-type="float">
            <text:p>19202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2-1-188T</text:p>
          </table:table-cell>
          <table:table-cell office:value-type="float" office:value="192021188" calcext:value-type="float">
            <text:p>19202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4-1-188T</text:p>
          </table:table-cell>
          <table:table-cell office:value-type="float" office:value="192041188" calcext:value-type="float">
            <text:p>19204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5-1-183T</text:p>
          </table:table-cell>
          <table:table-cell office:value-type="float" office:value="192051183" calcext:value-type="float">
            <text:p>19205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5-1-187T</text:p>
          </table:table-cell>
          <table:table-cell office:value-type="float" office:value="192051187" calcext:value-type="float">
            <text:p>19205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6-1-184T</text:p>
          </table:table-cell>
          <table:table-cell office:value-type="float" office:value="192061184" calcext:value-type="float">
            <text:p>19206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7-1-185T</text:p>
          </table:table-cell>
          <table:table-cell office:value-type="float" office:value="192071185" calcext:value-type="float">
            <text:p>19207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9-1-185T</text:p>
          </table:table-cell>
          <table:table-cell office:value-type="float" office:value="192091185" calcext:value-type="float">
            <text:p>19209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09-1-187T</text:p>
          </table:table-cell>
          <table:table-cell office:value-type="float" office:value="192091187" calcext:value-type="float">
            <text:p>19209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C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3-211-1-187T</text:p>
          </table:table-cell>
          <table:table-cell office:value-type="float" office:value="192111187" calcext:value-type="float">
            <text:p>19211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8-197-1-015T</text:p>
          </table:table-cell>
          <table:table-cell office:value-type="float" office:value="241971015" calcext:value-type="float">
            <text:p>241971015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Pointe De Giv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33-1-103T</text:p>
          </table:table-cell>
          <table:table-cell office:value-type="float" office:value="242331103" calcext:value-type="float">
            <text:p>242331103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Val Suz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1-234-1-104T</text:p>
          </table:table-cell>
          <table:table-cell office:value-type="float" office:value="242341104" calcext:value-type="float">
            <text:p>242341104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Val Suz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4-257-1-047T</text:p>
          </table:table-cell>
          <table:table-cell office:value-type="float" office:value="242571047" calcext:value-type="float">
            <text:p>24257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5-232-1-044T</text:p>
          </table:table-cell>
          <table:table-cell office:value-type="float" office:value="242321044" calcext:value-type="float">
            <text:p>242321044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Grand Étang de Lachaussé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5-232-1-048T</text:p>
          </table:table-cell>
          <table:table-cell office:value-type="float" office:value="242321048" calcext:value-type="float">
            <text:p>242321048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ac de Madine et étang de Pan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3-1-041T</text:p>
          </table:table-cell>
          <table:table-cell office:value-type="float" office:value="242531041" calcext:value-type="float">
            <text:p>24253104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5-1-043T</text:p>
          </table:table-cell>
          <table:table-cell office:value-type="float" office:value="242551043" calcext:value-type="float">
            <text:p>24255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6-1-042T</text:p>
          </table:table-cell>
          <table:table-cell office:value-type="float" office:value="242561042" calcext:value-type="float">
            <text:p>24256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7-1-043T</text:p>
          </table:table-cell>
          <table:table-cell office:value-type="float" office:value="242571043" calcext:value-type="float">
            <text:p>24257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8-1-040T</text:p>
          </table:table-cell>
          <table:table-cell office:value-type="float" office:value="242581040" calcext:value-type="float">
            <text:p>24258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8-1-044T</text:p>
          </table:table-cell>
          <table:table-cell office:value-type="float" office:value="242581044" calcext:value-type="float">
            <text:p>24258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8-1-046T</text:p>
          </table:table-cell>
          <table:table-cell office:value-type="float" office:value="242581046" calcext:value-type="float">
            <text:p>24258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59-1-039T</text:p>
          </table:table-cell>
          <table:table-cell office:value-type="float" office:value="242591039" calcext:value-type="float">
            <text:p>24259103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0-1-038T</text:p>
          </table:table-cell>
          <table:table-cell office:value-type="float" office:value="242601038" calcext:value-type="float">
            <text:p>24260103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0-1-040T</text:p>
          </table:table-cell>
          <table:table-cell office:value-type="float" office:value="242601040" calcext:value-type="float">
            <text:p>24260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0-1-044T</text:p>
          </table:table-cell>
          <table:table-cell office:value-type="float" office:value="242601044" calcext:value-type="float">
            <text:p>24260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0-1-046T</text:p>
          </table:table-cell>
          <table:table-cell office:value-type="float" office:value="242601046" calcext:value-type="float">
            <text:p>24260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1-1-043T</text:p>
          </table:table-cell>
          <table:table-cell office:value-type="float" office:value="242611043" calcext:value-type="float">
            <text:p>24261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2-1-040T</text:p>
          </table:table-cell>
          <table:table-cell office:value-type="float" office:value="242621040" calcext:value-type="float">
            <text:p>24262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2-1-042T</text:p>
          </table:table-cell>
          <table:table-cell office:value-type="float" office:value="242621042" calcext:value-type="float">
            <text:p>24262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4-1-028T</text:p>
          </table:table-cell>
          <table:table-cell office:value-type="float" office:value="242641028" calcext:value-type="float">
            <text:p>24264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4-1-032T</text:p>
          </table:table-cell>
          <table:table-cell office:value-type="float" office:value="242641032" calcext:value-type="float">
            <text:p>24264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4-1-042T</text:p>
          </table:table-cell>
          <table:table-cell office:value-type="float" office:value="242641042" calcext:value-type="float">
            <text:p>24264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4-1-046T</text:p>
          </table:table-cell>
          <table:table-cell office:value-type="float" office:value="242641046" calcext:value-type="float">
            <text:p>24264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5-1-029T</text:p>
          </table:table-cell>
          <table:table-cell office:value-type="float" office:value="242651029" calcext:value-type="float">
            <text:p>24265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5-1-041T</text:p>
          </table:table-cell>
          <table:table-cell office:value-type="float" office:value="242651041" calcext:value-type="float">
            <text:p>24265104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5-1-047T</text:p>
          </table:table-cell>
          <table:table-cell office:value-type="float" office:value="242651047" calcext:value-type="float">
            <text:p>24265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30T</text:p>
          </table:table-cell>
          <table:table-cell office:value-type="float" office:value="242661030" calcext:value-type="float">
            <text:p>24266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0T</text:p>
          </table:table-cell>
          <table:table-cell office:value-type="float" office:value="242661040" calcext:value-type="float">
            <text:p>24266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2T</text:p>
          </table:table-cell>
          <table:table-cell office:value-type="float" office:value="242661042" calcext:value-type="float">
            <text:p>24266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4T</text:p>
          </table:table-cell>
          <table:table-cell office:value-type="float" office:value="242661044" calcext:value-type="float">
            <text:p>24266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6T</text:p>
          </table:table-cell>
          <table:table-cell office:value-type="float" office:value="242661046" calcext:value-type="float">
            <text:p>24266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6-1-048T</text:p>
          </table:table-cell>
          <table:table-cell office:value-type="float" office:value="242661048" calcext:value-type="float">
            <text:p>24266104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7-1-027T</text:p>
          </table:table-cell>
          <table:table-cell office:value-type="float" office:value="242671027" calcext:value-type="float">
            <text:p>24267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7-1-031T</text:p>
          </table:table-cell>
          <table:table-cell office:value-type="float" office:value="242671031" calcext:value-type="float">
            <text:p>2426710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7-1-047T</text:p>
          </table:table-cell>
          <table:table-cell office:value-type="float" office:value="242671047" calcext:value-type="float">
            <text:p>24267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28T</text:p>
          </table:table-cell>
          <table:table-cell office:value-type="float" office:value="242681028" calcext:value-type="float">
            <text:p>24268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30T</text:p>
          </table:table-cell>
          <table:table-cell office:value-type="float" office:value="242681030" calcext:value-type="float">
            <text:p>24268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44T</text:p>
          </table:table-cell>
          <table:table-cell office:value-type="float" office:value="242681044" calcext:value-type="float">
            <text:p>24268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8-1-046T</text:p>
          </table:table-cell>
          <table:table-cell office:value-type="float" office:value="242681046" calcext:value-type="float">
            <text:p>24268104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9-1-027T</text:p>
          </table:table-cell>
          <table:table-cell office:value-type="float" office:value="242691027" calcext:value-type="float">
            <text:p>24269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9-1-029T</text:p>
          </table:table-cell>
          <table:table-cell office:value-type="float" office:value="242691029" calcext:value-type="float">
            <text:p>24269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69-1-031T</text:p>
          </table:table-cell>
          <table:table-cell office:value-type="float" office:value="242691031" calcext:value-type="float">
            <text:p>2426910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70-1-028T</text:p>
          </table:table-cell>
          <table:table-cell office:value-type="float" office:value="242701028" calcext:value-type="float">
            <text:p>24270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70-1-030T</text:p>
          </table:table-cell>
          <table:table-cell office:value-type="float" office:value="242701030" calcext:value-type="float">
            <text:p>24270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7-271-1-027T</text:p>
          </table:table-cell>
          <table:table-cell office:value-type="float" office:value="242711027" calcext:value-type="float">
            <text:p>24271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5-1-033T</text:p>
          </table:table-cell>
          <table:table-cell office:value-type="float" office:value="242651033" calcext:value-type="float">
            <text:p>24265103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6-1-036T</text:p>
          </table:table-cell>
          <table:table-cell office:value-type="float" office:value="242661036" calcext:value-type="float">
            <text:p>2426610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7-1-035T</text:p>
          </table:table-cell>
          <table:table-cell office:value-type="float" office:value="242671035" calcext:value-type="float">
            <text:p>2426710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2T</text:p>
          </table:table-cell>
          <table:table-cell office:value-type="float" office:value="242681032" calcext:value-type="float">
            <text:p>24268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4T</text:p>
          </table:table-cell>
          <table:table-cell office:value-type="float" office:value="242681034" calcext:value-type="float">
            <text:p>24268103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6T</text:p>
          </table:table-cell>
          <table:table-cell office:value-type="float" office:value="242681036" calcext:value-type="float">
            <text:p>2426810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6T</text:p>
          </table:table-cell>
          <table:table-cell office:value-type="float" office:value="242681036" calcext:value-type="float">
            <text:p>242681036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a Petite Pi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8-1-038T</text:p>
          </table:table-cell>
          <table:table-cell office:value-type="float" office:value="242681038" calcext:value-type="float">
            <text:p>24268103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9-1-033T</text:p>
          </table:table-cell>
          <table:table-cell office:value-type="float" office:value="242691033" calcext:value-type="float">
            <text:p>24269103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69-1-037T</text:p>
          </table:table-cell>
          <table:table-cell office:value-type="float" office:value="242691037" calcext:value-type="float">
            <text:p>24269103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0-1-032T</text:p>
          </table:table-cell>
          <table:table-cell office:value-type="float" office:value="242701032" calcext:value-type="float">
            <text:p>24270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1-1-031T</text:p>
          </table:table-cell>
          <table:table-cell office:value-type="float" office:value="242711031" calcext:value-type="float">
            <text:p>2427110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2-1-028T</text:p>
          </table:table-cell>
          <table:table-cell office:value-type="float" office:value="242721028" calcext:value-type="float">
            <text:p>24272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2-1-032T</text:p>
          </table:table-cell>
          <table:table-cell office:value-type="float" office:value="242721032" calcext:value-type="float">
            <text:p>24272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3-1-029T</text:p>
          </table:table-cell>
          <table:table-cell office:value-type="float" office:value="242731029" calcext:value-type="float">
            <text:p>24273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4-1-026T</text:p>
          </table:table-cell>
          <table:table-cell office:value-type="float" office:value="242741026" calcext:value-type="float">
            <text:p>2427410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4-1-028T</text:p>
          </table:table-cell>
          <table:table-cell office:value-type="float" office:value="242741028" calcext:value-type="float">
            <text:p>24274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6-1-026T</text:p>
          </table:table-cell>
          <table:table-cell office:value-type="float" office:value="242761026" calcext:value-type="float">
            <text:p>2427610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76-1-028T</text:p>
          </table:table-cell>
          <table:table-cell office:value-type="float" office:value="242761028" calcext:value-type="float">
            <text:p>24276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81-1-043T</text:p>
          </table:table-cell>
          <table:table-cell office:value-type="float" office:value="242811043" calcext:value-type="float">
            <text:p>24281104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Massif Forestier De Strasbourg-Neuhof/Illkirch-Graffenstad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7-282-1-048T</text:p>
          </table:table-cell>
          <table:table-cell office:value-type="float" office:value="242821048" calcext:value-type="float">
            <text:p>242821048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e Rh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8-270-1-068T</text:p>
          </table:table-cell>
          <table:table-cell office:value-type="float" office:value="242701068" calcext:value-type="float">
            <text:p>242701068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Massif Du Vent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0-269-1-075T</text:p>
          </table:table-cell>
          <table:table-cell office:value-type="float" office:value="242691075" calcext:value-type="float">
            <text:p>242691075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Ballon Comto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8-271-1-063T</text:p>
          </table:table-cell>
          <table:table-cell office:value-type="float" office:value="242711063" calcext:value-type="float">
            <text:p>24271106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Tanet-Gazon-Du-Fa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1-233-1-103T</text:p>
          </table:table-cell>
          <table:table-cell office:value-type="float" office:value="192331103" calcext:value-type="float">
            <text:p>192331103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Val Suz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4-251-1-047T</text:p>
          </table:table-cell>
          <table:table-cell office:value-type="float" office:value="192511047" calcext:value-type="float">
            <text:p>19251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54-1-040T</text:p>
          </table:table-cell>
          <table:table-cell office:value-type="float" office:value="192541040" calcext:value-type="float">
            <text:p>19254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57-1-043T</text:p>
          </table:table-cell>
          <table:table-cell office:value-type="float" office:value="192571043" calcext:value-type="float">
            <text:p>19257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58-1-042T</text:p>
          </table:table-cell>
          <table:table-cell office:value-type="float" office:value="192581042" calcext:value-type="float">
            <text:p>19258104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59-1-039T</text:p>
          </table:table-cell>
          <table:table-cell office:value-type="float" office:value="192591039" calcext:value-type="float">
            <text:p>19259103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59-1-041T</text:p>
          </table:table-cell>
          <table:table-cell office:value-type="float" office:value="192591041" calcext:value-type="float">
            <text:p>19259104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59-1-043T</text:p>
          </table:table-cell>
          <table:table-cell office:value-type="float" office:value="192591043" calcext:value-type="float">
            <text:p>19259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0-1-040T</text:p>
          </table:table-cell>
          <table:table-cell office:value-type="float" office:value="192601040" calcext:value-type="float">
            <text:p>19260104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0-1-044T</text:p>
          </table:table-cell>
          <table:table-cell office:value-type="float" office:value="192601044" calcext:value-type="float">
            <text:p>19260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2-1-030T</text:p>
          </table:table-cell>
          <table:table-cell office:value-type="float" office:value="192621030" calcext:value-type="float">
            <text:p>19262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4-1-044T</text:p>
          </table:table-cell>
          <table:table-cell office:value-type="float" office:value="192641044" calcext:value-type="float">
            <text:p>19264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5-1-043T</text:p>
          </table:table-cell>
          <table:table-cell office:value-type="float" office:value="192651043" calcext:value-type="float">
            <text:p>19265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6-1-030T</text:p>
          </table:table-cell>
          <table:table-cell office:value-type="float" office:value="192661030" calcext:value-type="float">
            <text:p>19266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6-1-044T</text:p>
          </table:table-cell>
          <table:table-cell office:value-type="float" office:value="192661044" calcext:value-type="float">
            <text:p>19266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7-1-031T</text:p>
          </table:table-cell>
          <table:table-cell office:value-type="float" office:value="192671031" calcext:value-type="float">
            <text:p>1926710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7-1-039T</text:p>
          </table:table-cell>
          <table:table-cell office:value-type="float" office:value="192671039" calcext:value-type="float">
            <text:p>19267103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7-1-041T</text:p>
          </table:table-cell>
          <table:table-cell office:value-type="float" office:value="192671041" calcext:value-type="float">
            <text:p>19267104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7-1-043T</text:p>
          </table:table-cell>
          <table:table-cell office:value-type="float" office:value="192671043" calcext:value-type="float">
            <text:p>19267104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7-1-045T</text:p>
          </table:table-cell>
          <table:table-cell office:value-type="float" office:value="192671045" calcext:value-type="float">
            <text:p>19267104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7-1-047T</text:p>
          </table:table-cell>
          <table:table-cell office:value-type="float" office:value="192671047" calcext:value-type="float">
            <text:p>19267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7-1-049T</text:p>
          </table:table-cell>
          <table:table-cell office:value-type="float" office:value="192671049" calcext:value-type="float">
            <text:p>19267104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8-1-028T</text:p>
          </table:table-cell>
          <table:table-cell office:value-type="float" office:value="192681028" calcext:value-type="float">
            <text:p>19268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8-1-032T</text:p>
          </table:table-cell>
          <table:table-cell office:value-type="float" office:value="192681032" calcext:value-type="float">
            <text:p>19268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8-1-044T</text:p>
          </table:table-cell>
          <table:table-cell office:value-type="float" office:value="192681044" calcext:value-type="float">
            <text:p>19268104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8-1-048T</text:p>
          </table:table-cell>
          <table:table-cell office:value-type="float" office:value="192681048" calcext:value-type="float">
            <text:p>19268104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9-1-029T</text:p>
          </table:table-cell>
          <table:table-cell office:value-type="float" office:value="192691029" calcext:value-type="float">
            <text:p>19269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9-1-031T</text:p>
          </table:table-cell>
          <table:table-cell office:value-type="float" office:value="192691031" calcext:value-type="float">
            <text:p>1926910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9-1-045T</text:p>
          </table:table-cell>
          <table:table-cell office:value-type="float" office:value="192691045" calcext:value-type="float">
            <text:p>19269104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69-1-047T</text:p>
          </table:table-cell>
          <table:table-cell office:value-type="float" office:value="192691047" calcext:value-type="float">
            <text:p>19269104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selle sud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70-1-030T</text:p>
          </table:table-cell>
          <table:table-cell office:value-type="float" office:value="192701030" calcext:value-type="float">
            <text:p>19270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70-1-032T</text:p>
          </table:table-cell>
          <table:table-cell office:value-type="float" office:value="192701032" calcext:value-type="float">
            <text:p>19270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71-1-027T</text:p>
          </table:table-cell>
          <table:table-cell office:value-type="float" office:value="192711027" calcext:value-type="float">
            <text:p>19271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71-1-029T</text:p>
          </table:table-cell>
          <table:table-cell office:value-type="float" office:value="192711029" calcext:value-type="float">
            <text:p>19271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7-271-1-031T</text:p>
          </table:table-cell>
          <table:table-cell office:value-type="float" office:value="192711031" calcext:value-type="float">
            <text:p>1927110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9-162-1-018T</text:p>
          </table:table-cell>
          <table:table-cell office:value-type="float" office:value="191621018" calcext:value-type="float">
            <text:p>191621018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Tourbière alcaline de Marchienn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67-1-035T</text:p>
          </table:table-cell>
          <table:table-cell office:value-type="float" office:value="192671035" calcext:value-type="float">
            <text:p>1926710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67-1-037T</text:p>
          </table:table-cell>
          <table:table-cell office:value-type="float" office:value="192671037" calcext:value-type="float">
            <text:p>19267103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68-1-036T</text:p>
          </table:table-cell>
          <table:table-cell office:value-type="float" office:value="192681036" calcext:value-type="float">
            <text:p>1926810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69-1-033T</text:p>
          </table:table-cell>
          <table:table-cell office:value-type="float" office:value="192691033" calcext:value-type="float">
            <text:p>19269103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69-1-035T</text:p>
          </table:table-cell>
          <table:table-cell office:value-type="float" office:value="192691035" calcext:value-type="float">
            <text:p>1926910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69-1-037T</text:p>
          </table:table-cell>
          <table:table-cell office:value-type="float" office:value="192691037" calcext:value-type="float">
            <text:p>19269103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69-1-037T</text:p>
          </table:table-cell>
          <table:table-cell office:value-type="float" office:value="192691037" calcext:value-type="float">
            <text:p>192691037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a Petite Pier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69-1-039T</text:p>
          </table:table-cell>
          <table:table-cell office:value-type="float" office:value="192691039" calcext:value-type="float">
            <text:p>19269103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0-1-034T</text:p>
          </table:table-cell>
          <table:table-cell office:value-type="float" office:value="192701034" calcext:value-type="float">
            <text:p>19270103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2-1-028T</text:p>
          </table:table-cell>
          <table:table-cell office:value-type="float" office:value="192721028" calcext:value-type="float">
            <text:p>19272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2-1-032T</text:p>
          </table:table-cell>
          <table:table-cell office:value-type="float" office:value="192721032" calcext:value-type="float">
            <text:p>1927210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3-1-027T</text:p>
          </table:table-cell>
          <table:table-cell office:value-type="float" office:value="192731027" calcext:value-type="float">
            <text:p>19273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3-1-029T</text:p>
          </table:table-cell>
          <table:table-cell office:value-type="float" office:value="192731029" calcext:value-type="float">
            <text:p>19273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4-1-028T</text:p>
          </table:table-cell>
          <table:table-cell office:value-type="float" office:value="192741028" calcext:value-type="float">
            <text:p>19274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4-1-030T</text:p>
          </table:table-cell>
          <table:table-cell office:value-type="float" office:value="192741030" calcext:value-type="float">
            <text:p>1927410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5-1-027T</text:p>
          </table:table-cell>
          <table:table-cell office:value-type="float" office:value="192751027" calcext:value-type="float">
            <text:p>19275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5-1-029T</text:p>
          </table:table-cell>
          <table:table-cell office:value-type="float" office:value="192751029" calcext:value-type="float">
            <text:p>1927510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6-1-028T</text:p>
          </table:table-cell>
          <table:table-cell office:value-type="float" office:value="192761028" calcext:value-type="float">
            <text:p>1927610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7-1-027T</text:p>
          </table:table-cell>
          <table:table-cell office:value-type="float" office:value="192771027" calcext:value-type="float">
            <text:p>1927710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Vosges du Nord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79-1-055T</text:p>
          </table:table-cell>
          <table:table-cell office:value-type="float" office:value="192791055" calcext:value-type="float">
            <text:p>192791055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Ried de Selestat (Ill*Wal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7-283-1-053T</text:p>
          </table:table-cell>
          <table:table-cell office:value-type="float" office:value="192831053" calcext:value-type="float">
            <text:p>19283105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Ile De Rhin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8-271-1-069T</text:p>
          </table:table-cell>
          <table:table-cell office:value-type="float" office:value="192711069" calcext:value-type="float">
            <text:p>192711069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Massif Du Vent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33-135-1-222R</text:p>
          </table:table-cell>
          <table:table-cell office:value-type="float" office:value="191351222" calcext:value-type="float">
            <text:p>19135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33-138-1-222R</text:p>
          </table:table-cell>
          <table:table-cell office:value-type="float" office:value="191381222" calcext:value-type="float">
            <text:p>19138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91-160-1-091R</text:p>
          </table:table-cell>
          <table:table-cell office:value-type="float" office:value="191601091" calcext:value-type="float">
            <text:p>19160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4-084-1-086T</text:p>
          </table:table-cell>
          <table:table-cell office:value-type="float" office:value="240841086" calcext:value-type="float">
            <text:p>240841086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Forêt Domaniale De Ceri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8-190-1-124T</text:p>
          </table:table-cell>
          <table:table-cell office:value-type="float" office:value="241901124" calcext:value-type="float">
            <text:p>241901124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Val De Loi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1-154-1-122T</text:p>
          </table:table-cell>
          <table:table-cell office:value-type="float" office:value="241541122" calcext:value-type="float">
            <text:p>241541122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Chamb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1-154-1-124T</text:p>
          </table:table-cell>
          <table:table-cell office:value-type="float" office:value="241541124" calcext:value-type="float">
            <text:p>241541124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Chamb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1-155-1-123T</text:p>
          </table:table-cell>
          <table:table-cell office:value-type="float" office:value="241551123" calcext:value-type="float">
            <text:p>241551123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Chamb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50-083-1-087T</text:p>
          </table:table-cell>
          <table:table-cell office:value-type="float" office:value="240831087" calcext:value-type="float">
            <text:p>240831087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Forêt Domaniale De Ceri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2-133-1-011T</text:p>
          </table:table-cell>
          <table:table-cell office:value-type="float" office:value="241331011" calcext:value-type="float">
            <text:p>2413310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arais Audomaro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2-133-1-013T</text:p>
          </table:table-cell>
          <table:table-cell office:value-type="float" office:value="241331013" calcext:value-type="float">
            <text:p>2413310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arais Audomaro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2-137-1-013T</text:p>
          </table:table-cell>
          <table:table-cell office:value-type="float" office:value="241371013" calcext:value-type="float">
            <text:p>2413710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arais Audomaro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67-1-091T</text:p>
          </table:table-cell>
          <table:table-cell office:value-type="float" office:value="241671091" calcext:value-type="float">
            <text:p>24167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68-1-090T</text:p>
          </table:table-cell>
          <table:table-cell office:value-type="float" office:value="241681090" calcext:value-type="float">
            <text:p>24168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68-1-092T</text:p>
          </table:table-cell>
          <table:table-cell office:value-type="float" office:value="241681092" calcext:value-type="float">
            <text:p>2416810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69-1-089T</text:p>
          </table:table-cell>
          <table:table-cell office:value-type="float" office:value="241691089" calcext:value-type="float">
            <text:p>2416910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69-1-093T</text:p>
          </table:table-cell>
          <table:table-cell office:value-type="float" office:value="241691093" calcext:value-type="float">
            <text:p>2416910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0-1-086T</text:p>
          </table:table-cell>
          <table:table-cell office:value-type="float" office:value="241701086" calcext:value-type="float">
            <text:p>2417010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0-1-088T</text:p>
          </table:table-cell>
          <table:table-cell office:value-type="float" office:value="241701088" calcext:value-type="float">
            <text:p>2417010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0-1-090T</text:p>
          </table:table-cell>
          <table:table-cell office:value-type="float" office:value="241701090" calcext:value-type="float">
            <text:p>24170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1-1-087T</text:p>
          </table:table-cell>
          <table:table-cell office:value-type="float" office:value="241711087" calcext:value-type="float">
            <text:p>2417110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2-1-086T</text:p>
          </table:table-cell>
          <table:table-cell office:value-type="float" office:value="241721086" calcext:value-type="float">
            <text:p>2417210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2-1-090T</text:p>
          </table:table-cell>
          <table:table-cell office:value-type="float" office:value="241721090" calcext:value-type="float">
            <text:p>24172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2-1-092T</text:p>
          </table:table-cell>
          <table:table-cell office:value-type="float" office:value="241721092" calcext:value-type="float">
            <text:p>2417210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2-1-094T</text:p>
          </table:table-cell>
          <table:table-cell office:value-type="float" office:value="241721094" calcext:value-type="float">
            <text:p>2417210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3-1-087T</text:p>
          </table:table-cell>
          <table:table-cell office:value-type="float" office:value="241731087" calcext:value-type="float">
            <text:p>2417310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3-1-089T</text:p>
          </table:table-cell>
          <table:table-cell office:value-type="float" office:value="241731089" calcext:value-type="float">
            <text:p>2417310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3-1-093T</text:p>
          </table:table-cell>
          <table:table-cell office:value-type="float" office:value="241731093" calcext:value-type="float">
            <text:p>2417310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4-1-090T</text:p>
          </table:table-cell>
          <table:table-cell office:value-type="float" office:value="241741090" calcext:value-type="float">
            <text:p>24174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4-1-094T</text:p>
          </table:table-cell>
          <table:table-cell office:value-type="float" office:value="241741094" calcext:value-type="float">
            <text:p>2417410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5-1-087T</text:p>
          </table:table-cell>
          <table:table-cell office:value-type="float" office:value="241751087" calcext:value-type="float">
            <text:p>2417510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6-1-090T</text:p>
          </table:table-cell>
          <table:table-cell office:value-type="float" office:value="241761090" calcext:value-type="float">
            <text:p>24176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6-1-092T</text:p>
          </table:table-cell>
          <table:table-cell office:value-type="float" office:value="241761092" calcext:value-type="float">
            <text:p>2417610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7-1-091T</text:p>
          </table:table-cell>
          <table:table-cell office:value-type="float" office:value="241771091" calcext:value-type="float">
            <text:p>24177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77-179-1-091T</text:p>
          </table:table-cell>
          <table:table-cell office:value-type="float" office:value="241791091" calcext:value-type="float">
            <text:p>24179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91-160-1-088T</text:p>
          </table:table-cell>
          <table:table-cell office:value-type="float" office:value="241601088" calcext:value-type="float">
            <text:p>2416010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91-161-1-091T</text:p>
          </table:table-cell>
          <table:table-cell office:value-type="float" office:value="241611091" calcext:value-type="float">
            <text:p>24161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91-162-1-090T</text:p>
          </table:table-cell>
          <table:table-cell office:value-type="float" office:value="241621090" calcext:value-type="float">
            <text:p>24162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91-165-1-089T</text:p>
          </table:table-cell>
          <table:table-cell office:value-type="float" office:value="241651089" calcext:value-type="float">
            <text:p>2416510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95-153-1-069T</text:p>
          </table:table-cell>
          <table:table-cell office:value-type="float" office:value="241531069" calcext:value-type="float">
            <text:p>241531069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Marais de Sto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4-084-1-088T</text:p>
          </table:table-cell>
          <table:table-cell office:value-type="float" office:value="190841088" calcext:value-type="float">
            <text:p>190841088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Forêt Domaniale De Ceri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9-026-1-130T</text:p>
          </table:table-cell>
          <table:table-cell office:value-type="float" office:value="190261130" calcext:value-type="float">
            <text:p>190261130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Landes intérieures et tourbières du Cragou et du Verga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17-1-223T</text:p>
          </table:table-cell>
          <table:table-cell office:value-type="float" office:value="191171223" calcext:value-type="float">
            <text:p>19117122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Dunes Et Marais D'Hour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3-1-221T</text:p>
          </table:table-cell>
          <table:table-cell office:value-type="float" office:value="191331221" calcext:value-type="float">
            <text:p>1913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3-1-223T</text:p>
          </table:table-cell>
          <table:table-cell office:value-type="float" office:value="191331223" calcext:value-type="float">
            <text:p>19133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4-1-220T</text:p>
          </table:table-cell>
          <table:table-cell office:value-type="float" office:value="191341220" calcext:value-type="float">
            <text:p>19134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7-1-221T</text:p>
          </table:table-cell>
          <table:table-cell office:value-type="float" office:value="191371221" calcext:value-type="float">
            <text:p>19137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7-1-229T</text:p>
          </table:table-cell>
          <table:table-cell office:value-type="float" office:value="191371229" calcext:value-type="float">
            <text:p>1913712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8-1-226T</text:p>
          </table:table-cell>
          <table:table-cell office:value-type="float" office:value="191381226" calcext:value-type="float">
            <text:p>19138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9-1-221T</text:p>
          </table:table-cell>
          <table:table-cell office:value-type="float" office:value="191391221" calcext:value-type="float">
            <text:p>19139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9-1-223T</text:p>
          </table:table-cell>
          <table:table-cell office:value-type="float" office:value="191391223" calcext:value-type="float">
            <text:p>19139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39-1-225T</text:p>
          </table:table-cell>
          <table:table-cell office:value-type="float" office:value="191391225" calcext:value-type="float">
            <text:p>19139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40-1-228T</text:p>
          </table:table-cell>
          <table:table-cell office:value-type="float" office:value="191401228" calcext:value-type="float">
            <text:p>1914012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42-1-222T</text:p>
          </table:table-cell>
          <table:table-cell office:value-type="float" office:value="191421222" calcext:value-type="float">
            <text:p>19142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42-1-224T</text:p>
          </table:table-cell>
          <table:table-cell office:value-type="float" office:value="191421224" calcext:value-type="float">
            <text:p>19142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45-1-221T</text:p>
          </table:table-cell>
          <table:table-cell office:value-type="float" office:value="191451221" calcext:value-type="float">
            <text:p>19145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46-1-220T</text:p>
          </table:table-cell>
          <table:table-cell office:value-type="float" office:value="191461220" calcext:value-type="float">
            <text:p>19146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46-1-226T</text:p>
          </table:table-cell>
          <table:table-cell office:value-type="float" office:value="191461226" calcext:value-type="float">
            <text:p>19146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47-1-225T</text:p>
          </table:table-cell>
          <table:table-cell office:value-type="float" office:value="191471225" calcext:value-type="float">
            <text:p>19147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3-151-1-229T</text:p>
          </table:table-cell>
          <table:table-cell office:value-type="float" office:value="191511229" calcext:value-type="float">
            <text:p>1915112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1-155-1-123T</text:p>
          </table:table-cell>
          <table:table-cell office:value-type="float" office:value="191551123" calcext:value-type="float">
            <text:p>191551123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Chamb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1-156-1-124T</text:p>
          </table:table-cell>
          <table:table-cell office:value-type="float" office:value="191561124" calcext:value-type="float">
            <text:p>191561124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Chambor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7-154-1-230T</text:p>
          </table:table-cell>
          <table:table-cell office:value-type="float" office:value="191541230" calcext:value-type="float">
            <text:p>1915412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0-083-1-087T</text:p>
          </table:table-cell>
          <table:table-cell office:value-type="float" office:value="190831087" calcext:value-type="float">
            <text:p>190831087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Forêt Domaniale De Ceri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58-199-1-125T</text:p>
          </table:table-cell>
          <table:table-cell office:value-type="float" office:value="191991125" calcext:value-type="float">
            <text:p>191991125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Mardelles de Prémer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2-137-1-013T</text:p>
          </table:table-cell>
          <table:table-cell office:value-type="float" office:value="191371013" calcext:value-type="float">
            <text:p>1913710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arais Audomaro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67-1-087T</text:p>
          </table:table-cell>
          <table:table-cell office:value-type="float" office:value="191671087" calcext:value-type="float">
            <text:p>1916710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68-1-092T</text:p>
          </table:table-cell>
          <table:table-cell office:value-type="float" office:value="191681092" calcext:value-type="float">
            <text:p>1916810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69-1-087T</text:p>
          </table:table-cell>
          <table:table-cell office:value-type="float" office:value="191691087" calcext:value-type="float">
            <text:p>1916910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69-1-091T</text:p>
          </table:table-cell>
          <table:table-cell office:value-type="float" office:value="191691091" calcext:value-type="float">
            <text:p>19169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69-1-093T</text:p>
          </table:table-cell>
          <table:table-cell office:value-type="float" office:value="191691093" calcext:value-type="float">
            <text:p>1916910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0-1-086T</text:p>
          </table:table-cell>
          <table:table-cell office:value-type="float" office:value="191701086" calcext:value-type="float">
            <text:p>1917010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0-1-090T</text:p>
          </table:table-cell>
          <table:table-cell office:value-type="float" office:value="191701090" calcext:value-type="float">
            <text:p>19170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1-1-087T</text:p>
          </table:table-cell>
          <table:table-cell office:value-type="float" office:value="191711087" calcext:value-type="float">
            <text:p>1917110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1-1-089T</text:p>
          </table:table-cell>
          <table:table-cell office:value-type="float" office:value="191711089" calcext:value-type="float">
            <text:p>1917110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1-1-091T</text:p>
          </table:table-cell>
          <table:table-cell office:value-type="float" office:value="191711091" calcext:value-type="float">
            <text:p>19171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1-1-093T</text:p>
          </table:table-cell>
          <table:table-cell office:value-type="float" office:value="191711093" calcext:value-type="float">
            <text:p>1917110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2-1-088T</text:p>
          </table:table-cell>
          <table:table-cell office:value-type="float" office:value="191721088" calcext:value-type="float">
            <text:p>1917210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2-1-092T</text:p>
          </table:table-cell>
          <table:table-cell office:value-type="float" office:value="191721092" calcext:value-type="float">
            <text:p>1917210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3-1-089T</text:p>
          </table:table-cell>
          <table:table-cell office:value-type="float" office:value="191731089" calcext:value-type="float">
            <text:p>1917310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4-1-088T</text:p>
          </table:table-cell>
          <table:table-cell office:value-type="float" office:value="191741088" calcext:value-type="float">
            <text:p>1917410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4-1-090T</text:p>
          </table:table-cell>
          <table:table-cell office:value-type="float" office:value="191741090" calcext:value-type="float">
            <text:p>19174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4-1-094T</text:p>
          </table:table-cell>
          <table:table-cell office:value-type="float" office:value="191741094" calcext:value-type="float">
            <text:p>1917410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5-1-091T</text:p>
          </table:table-cell>
          <table:table-cell office:value-type="float" office:value="191751091" calcext:value-type="float">
            <text:p>19175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5-1-093T</text:p>
          </table:table-cell>
          <table:table-cell office:value-type="float" office:value="191751093" calcext:value-type="float">
            <text:p>1917510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5-1-095T</text:p>
          </table:table-cell>
          <table:table-cell office:value-type="float" office:value="191751095" calcext:value-type="float">
            <text:p>1917510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6-1-090T</text:p>
          </table:table-cell>
          <table:table-cell office:value-type="float" office:value="191761090" calcext:value-type="float">
            <text:p>19176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6-1-096T</text:p>
          </table:table-cell>
          <table:table-cell office:value-type="float" office:value="191761096" calcext:value-type="float">
            <text:p>1917610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77-178-1-090T</text:p>
          </table:table-cell>
          <table:table-cell office:value-type="float" office:value="191781090" calcext:value-type="float">
            <text:p>19178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69-1-179T</text:p>
          </table:table-cell>
          <table:table-cell office:value-type="float" office:value="191691179" calcext:value-type="float">
            <text:p>191691179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Les Sauva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91-160-1-088T</text:p>
          </table:table-cell>
          <table:table-cell office:value-type="float" office:value="191601088" calcext:value-type="float">
            <text:p>1916010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91-162-1-092T</text:p>
          </table:table-cell>
          <table:table-cell office:value-type="float" office:value="191621092" calcext:value-type="float">
            <text:p>1916210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91-163-1-091T</text:p>
          </table:table-cell>
          <table:table-cell office:value-type="float" office:value="191631091" calcext:value-type="float">
            <text:p>1916310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91-166-1-088T</text:p>
          </table:table-cell>
          <table:table-cell office:value-type="float" office:value="191661088" calcext:value-type="float">
            <text:p>1916610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91-166-1-090T</text:p>
          </table:table-cell>
          <table:table-cell office:value-type="float" office:value="191661090" calcext:value-type="float">
            <text:p>1916610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N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91-166-1-094T</text:p>
          </table:table-cell>
          <table:table-cell office:value-type="float" office:value="191661094" calcext:value-type="float">
            <text:p>1916610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ontainebleau et Gâtinai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04-294-1-209R</text:p>
          </table:table-cell>
          <table:table-cell office:value-type="float" office:value="192941209" calcext:value-type="float">
            <text:p>19294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84-281-1-215R</text:p>
          </table:table-cell>
          <table:table-cell office:value-type="float" office:value="192811215" calcext:value-type="float">
            <text:p>1928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89-1-205T</text:p>
          </table:table-cell>
          <table:table-cell office:value-type="float" office:value="242891205" calcext:value-type="float">
            <text:p>2428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89-1-207T</text:p>
          </table:table-cell>
          <table:table-cell office:value-type="float" office:value="242891207" calcext:value-type="float">
            <text:p>24289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89-1-209T</text:p>
          </table:table-cell>
          <table:table-cell office:value-type="float" office:value="242891209" calcext:value-type="float">
            <text:p>24289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1-1-205T</text:p>
          </table:table-cell>
          <table:table-cell office:value-type="float" office:value="242911205" calcext:value-type="float">
            <text:p>24291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1-1-209T</text:p>
          </table:table-cell>
          <table:table-cell office:value-type="float" office:value="242911209" calcext:value-type="float">
            <text:p>2429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1-1-211T</text:p>
          </table:table-cell>
          <table:table-cell office:value-type="float" office:value="242911211" calcext:value-type="float">
            <text:p>24291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3-1-205T</text:p>
          </table:table-cell>
          <table:table-cell office:value-type="float" office:value="242931205" calcext:value-type="float">
            <text:p>24293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3-1-213T</text:p>
          </table:table-cell>
          <table:table-cell office:value-type="float" office:value="242931213" calcext:value-type="float">
            <text:p>24293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5-1-205T</text:p>
          </table:table-cell>
          <table:table-cell office:value-type="float" office:value="242951205" calcext:value-type="float">
            <text:p>24295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5-1-207T</text:p>
          </table:table-cell>
          <table:table-cell office:value-type="float" office:value="242951207" calcext:value-type="float">
            <text:p>24295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5-1-209T</text:p>
          </table:table-cell>
          <table:table-cell office:value-type="float" office:value="242951209" calcext:value-type="float">
            <text:p>24295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5-1-213T</text:p>
          </table:table-cell>
          <table:table-cell office:value-type="float" office:value="242951213" calcext:value-type="float">
            <text:p>2429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5-1-215T</text:p>
          </table:table-cell>
          <table:table-cell office:value-type="float" office:value="242951215" calcext:value-type="float">
            <text:p>24295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297-1-213T</text:p>
          </table:table-cell>
          <table:table-cell office:value-type="float" office:value="242971213" calcext:value-type="float">
            <text:p>24297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4-311-1-183T</text:p>
          </table:table-cell>
          <table:table-cell office:value-type="float" office:value="243111183" calcext:value-type="float">
            <text:p>24311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69T</text:p>
          </table:table-cell>
          <table:table-cell office:value-type="float" office:value="243031169" calcext:value-type="float">
            <text:p>24303116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73T</text:p>
          </table:table-cell>
          <table:table-cell office:value-type="float" office:value="243031173" calcext:value-type="float">
            <text:p>24303117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3-1-175T</text:p>
          </table:table-cell>
          <table:table-cell office:value-type="float" office:value="243031175" calcext:value-type="float">
            <text:p>24303117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5-1-173T</text:p>
          </table:table-cell>
          <table:table-cell office:value-type="float" office:value="243051173" calcext:value-type="float">
            <text:p>24305117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7-1-171T</text:p>
          </table:table-cell>
          <table:table-cell office:value-type="float" office:value="243071171" calcext:value-type="float">
            <text:p>24307117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7-1-175T</text:p>
          </table:table-cell>
          <table:table-cell office:value-type="float" office:value="243071175" calcext:value-type="float">
            <text:p>24307117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7-1-177T</text:p>
          </table:table-cell>
          <table:table-cell office:value-type="float" office:value="243071177" calcext:value-type="float">
            <text:p>24307117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7-1-179T</text:p>
          </table:table-cell>
          <table:table-cell office:value-type="float" office:value="243071179" calcext:value-type="float">
            <text:p>24307117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7-1-181T</text:p>
          </table:table-cell>
          <table:table-cell office:value-type="float" office:value="243071181" calcext:value-type="float">
            <text:p>24307118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09-1-177T</text:p>
          </table:table-cell>
          <table:table-cell office:value-type="float" office:value="243091177" calcext:value-type="float">
            <text:p>24309117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11-1-171T</text:p>
          </table:table-cell>
          <table:table-cell office:value-type="float" office:value="243111171" calcext:value-type="float">
            <text:p>24311117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5-311-1-173T</text:p>
          </table:table-cell>
          <table:table-cell office:value-type="float" office:value="243111173" calcext:value-type="float">
            <text:p>24311117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6-319-1-197T</text:p>
          </table:table-cell>
          <table:table-cell office:value-type="float" office:value="243191197" calcext:value-type="float">
            <text:p>243191197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Gorges de Dalu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07-253-1-211T</text:p>
          </table:table-cell>
          <table:table-cell office:value-type="float" office:value="242531211" calcext:value-type="float">
            <text:p>2425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65-1-239T</text:p>
          </table:table-cell>
          <table:table-cell office:value-type="float" office:value="242651239" calcext:value-type="float">
            <text:p>24265123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69-1-231T</text:p>
          </table:table-cell>
          <table:table-cell office:value-type="float" office:value="242691231" calcext:value-type="float">
            <text:p>2426912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3-1-231T</text:p>
          </table:table-cell>
          <table:table-cell office:value-type="float" office:value="242731231" calcext:value-type="float">
            <text:p>2427312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3-1-233T</text:p>
          </table:table-cell>
          <table:table-cell office:value-type="float" office:value="242731233" calcext:value-type="float">
            <text:p>24273123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3-1-235T</text:p>
          </table:table-cell>
          <table:table-cell office:value-type="float" office:value="242731235" calcext:value-type="float">
            <text:p>2427312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4-1-228T</text:p>
          </table:table-cell>
          <table:table-cell office:value-type="float" office:value="242741228" calcext:value-type="float">
            <text:p>242741228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L'Il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4-1-236T</text:p>
          </table:table-cell>
          <table:table-cell office:value-type="float" office:value="242741236" calcext:value-type="float">
            <text:p>242741236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Camarg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4-1-236T</text:p>
          </table:table-cell>
          <table:table-cell office:value-type="float" office:value="242741236" calcext:value-type="float">
            <text:p>24274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5-1-227T</text:p>
          </table:table-cell>
          <table:table-cell office:value-type="float" office:value="242751227" calcext:value-type="float">
            <text:p>24275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7-1-229T</text:p>
          </table:table-cell>
          <table:table-cell office:value-type="float" office:value="242771229" calcext:value-type="float">
            <text:p>242771229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Coussouls De Cra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7-1-233T</text:p>
          </table:table-cell>
          <table:table-cell office:value-type="float" office:value="242771233" calcext:value-type="float">
            <text:p>24277123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7-1-237T</text:p>
          </table:table-cell>
          <table:table-cell office:value-type="float" office:value="242771237" calcext:value-type="float">
            <text:p>24277123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3-279-1-237T</text:p>
          </table:table-cell>
          <table:table-cell office:value-type="float" office:value="242791237" calcext:value-type="float">
            <text:p>24279123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5-1-225T</text:p>
          </table:table-cell>
          <table:table-cell office:value-type="float" office:value="242351225" calcext:value-type="float">
            <text:p>24235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5-1-227T</text:p>
          </table:table-cell>
          <table:table-cell office:value-type="float" office:value="242351227" calcext:value-type="float">
            <text:p>24235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7-1-225T</text:p>
          </table:table-cell>
          <table:table-cell office:value-type="float" office:value="242371225" calcext:value-type="float">
            <text:p>24237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5T</text:p>
          </table:table-cell>
          <table:table-cell office:value-type="float" office:value="242391225" calcext:value-type="float">
            <text:p>24239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7T</text:p>
          </table:table-cell>
          <table:table-cell office:value-type="float" office:value="242391227" calcext:value-type="float">
            <text:p>24239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39-1-229T</text:p>
          </table:table-cell>
          <table:table-cell office:value-type="float" office:value="242391229" calcext:value-type="float">
            <text:p>2423912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1-1-225T</text:p>
          </table:table-cell>
          <table:table-cell office:value-type="float" office:value="242411225" calcext:value-type="float">
            <text:p>24241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1-1-229T</text:p>
          </table:table-cell>
          <table:table-cell office:value-type="float" office:value="242411229" calcext:value-type="float">
            <text:p>2424112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3-1-225T</text:p>
          </table:table-cell>
          <table:table-cell office:value-type="float" office:value="242431225" calcext:value-type="float">
            <text:p>24243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3-1-227T</text:p>
          </table:table-cell>
          <table:table-cell office:value-type="float" office:value="242431227" calcext:value-type="float">
            <text:p>24243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5T</text:p>
          </table:table-cell>
          <table:table-cell office:value-type="float" office:value="242451225" calcext:value-type="float">
            <text:p>24245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7T</text:p>
          </table:table-cell>
          <table:table-cell office:value-type="float" office:value="242451227" calcext:value-type="float">
            <text:p>24245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5-1-229T</text:p>
          </table:table-cell>
          <table:table-cell office:value-type="float" office:value="242451229" calcext:value-type="float">
            <text:p>2424512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09T</text:p>
          </table:table-cell>
          <table:table-cell office:value-type="float" office:value="242471209" calcext:value-type="float">
            <text:p>24247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11T</text:p>
          </table:table-cell>
          <table:table-cell office:value-type="float" office:value="242471211" calcext:value-type="float">
            <text:p>24247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13T</text:p>
          </table:table-cell>
          <table:table-cell office:value-type="float" office:value="242471213" calcext:value-type="float">
            <text:p>24247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23T</text:p>
          </table:table-cell>
          <table:table-cell office:value-type="float" office:value="242471223" calcext:value-type="float">
            <text:p>24247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7-1-225T</text:p>
          </table:table-cell>
          <table:table-cell office:value-type="float" office:value="242471225" calcext:value-type="float">
            <text:p>24247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3T</text:p>
          </table:table-cell>
          <table:table-cell office:value-type="float" office:value="242491213" calcext:value-type="float">
            <text:p>24249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5T</text:p>
          </table:table-cell>
          <table:table-cell office:value-type="float" office:value="242491215" calcext:value-type="float">
            <text:p>24249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17T</text:p>
          </table:table-cell>
          <table:table-cell office:value-type="float" office:value="242491217" calcext:value-type="float">
            <text:p>2424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1T</text:p>
          </table:table-cell>
          <table:table-cell office:value-type="float" office:value="242491221" calcext:value-type="float">
            <text:p>24249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3T</text:p>
          </table:table-cell>
          <table:table-cell office:value-type="float" office:value="242491223" calcext:value-type="float">
            <text:p>24249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49-1-225T</text:p>
          </table:table-cell>
          <table:table-cell office:value-type="float" office:value="242491225" calcext:value-type="float">
            <text:p>24249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13T</text:p>
          </table:table-cell>
          <table:table-cell office:value-type="float" office:value="242511213" calcext:value-type="float">
            <text:p>24251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15T</text:p>
          </table:table-cell>
          <table:table-cell office:value-type="float" office:value="242511215" calcext:value-type="float">
            <text:p>2425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19T</text:p>
          </table:table-cell>
          <table:table-cell office:value-type="float" office:value="242511219" calcext:value-type="float">
            <text:p>24251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51-1-221T</text:p>
          </table:table-cell>
          <table:table-cell office:value-type="float" office:value="242511221" calcext:value-type="float">
            <text:p>24251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1-1-225T</text:p>
          </table:table-cell>
          <table:table-cell office:value-type="float" office:value="242611225" calcext:value-type="float">
            <text:p>24261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2-1-236T</text:p>
          </table:table-cell>
          <table:table-cell office:value-type="float" office:value="242621236" calcext:value-type="float">
            <text:p>24262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3-1-221T</text:p>
          </table:table-cell>
          <table:table-cell office:value-type="float" office:value="242631221" calcext:value-type="float">
            <text:p>2426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3-1-223T</text:p>
          </table:table-cell>
          <table:table-cell office:value-type="float" office:value="242631223" calcext:value-type="float">
            <text:p>24263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5-1-223T</text:p>
          </table:table-cell>
          <table:table-cell office:value-type="float" office:value="242651223" calcext:value-type="float">
            <text:p>24265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5-1-235T</text:p>
          </table:table-cell>
          <table:table-cell office:value-type="float" office:value="242651235" calcext:value-type="float">
            <text:p>2426512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0-266-1-236T</text:p>
          </table:table-cell>
          <table:table-cell office:value-type="float" office:value="242661236" calcext:value-type="float">
            <text:p>24266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3-1-223T</text:p>
          </table:table-cell>
          <table:table-cell office:value-type="float" office:value="242331223" calcext:value-type="float">
            <text:p>24233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5-1-213T</text:p>
          </table:table-cell>
          <table:table-cell office:value-type="float" office:value="242351213" calcext:value-type="float">
            <text:p>2423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1T</text:p>
          </table:table-cell>
          <table:table-cell office:value-type="float" office:value="242371211" calcext:value-type="float">
            <text:p>24237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3T</text:p>
          </table:table-cell>
          <table:table-cell office:value-type="float" office:value="242371213" calcext:value-type="float">
            <text:p>24237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7T</text:p>
          </table:table-cell>
          <table:table-cell office:value-type="float" office:value="242371217" calcext:value-type="float">
            <text:p>2423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7-1-219T</text:p>
          </table:table-cell>
          <table:table-cell office:value-type="float" office:value="242371219" calcext:value-type="float">
            <text:p>2423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09T</text:p>
          </table:table-cell>
          <table:table-cell office:value-type="float" office:value="242391209" calcext:value-type="float">
            <text:p>24239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13T</text:p>
          </table:table-cell>
          <table:table-cell office:value-type="float" office:value="242391213" calcext:value-type="float">
            <text:p>24239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15T</text:p>
          </table:table-cell>
          <table:table-cell office:value-type="float" office:value="242391215" calcext:value-type="float">
            <text:p>24239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21T</text:p>
          </table:table-cell>
          <table:table-cell office:value-type="float" office:value="242391221" calcext:value-type="float">
            <text:p>24239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39-1-223T</text:p>
          </table:table-cell>
          <table:table-cell office:value-type="float" office:value="242391223" calcext:value-type="float">
            <text:p>24239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09T</text:p>
          </table:table-cell>
          <table:table-cell office:value-type="float" office:value="242411209" calcext:value-type="float">
            <text:p>2424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17T</text:p>
          </table:table-cell>
          <table:table-cell office:value-type="float" office:value="242411217" calcext:value-type="float">
            <text:p>24241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21T</text:p>
          </table:table-cell>
          <table:table-cell office:value-type="float" office:value="242411221" calcext:value-type="float">
            <text:p>24241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1-1-223T</text:p>
          </table:table-cell>
          <table:table-cell office:value-type="float" office:value="242411223" calcext:value-type="float">
            <text:p>24241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09T</text:p>
          </table:table-cell>
          <table:table-cell office:value-type="float" office:value="242431209" calcext:value-type="float">
            <text:p>24243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1T</text:p>
          </table:table-cell>
          <table:table-cell office:value-type="float" office:value="242431211" calcext:value-type="float">
            <text:p>2424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3T</text:p>
          </table:table-cell>
          <table:table-cell office:value-type="float" office:value="242431213" calcext:value-type="float">
            <text:p>24243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5T</text:p>
          </table:table-cell>
          <table:table-cell office:value-type="float" office:value="242431215" calcext:value-type="float">
            <text:p>2424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7T</text:p>
          </table:table-cell>
          <table:table-cell office:value-type="float" office:value="242431217" calcext:value-type="float">
            <text:p>24243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19T</text:p>
          </table:table-cell>
          <table:table-cell office:value-type="float" office:value="242431219" calcext:value-type="float">
            <text:p>24243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3-1-221T</text:p>
          </table:table-cell>
          <table:table-cell office:value-type="float" office:value="242431221" calcext:value-type="float">
            <text:p>2424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1T</text:p>
          </table:table-cell>
          <table:table-cell office:value-type="float" office:value="242451211" calcext:value-type="float">
            <text:p>24245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7T</text:p>
          </table:table-cell>
          <table:table-cell office:value-type="float" office:value="242451217" calcext:value-type="float">
            <text:p>2424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19T</text:p>
          </table:table-cell>
          <table:table-cell office:value-type="float" office:value="242451219" calcext:value-type="float">
            <text:p>24245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5-1-221T</text:p>
          </table:table-cell>
          <table:table-cell office:value-type="float" office:value="242451221" calcext:value-type="float">
            <text:p>24245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7-1-215T</text:p>
          </table:table-cell>
          <table:table-cell office:value-type="float" office:value="242471215" calcext:value-type="float">
            <text:p>24247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8-247-1-217T</text:p>
          </table:table-cell>
          <table:table-cell office:value-type="float" office:value="242471217" calcext:value-type="float">
            <text:p>2424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6-227-1-289T</text:p>
          </table:table-cell>
          <table:table-cell office:value-type="float" office:value="242271289" calcext:value-type="float">
            <text:p>242271289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Ny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6-229-1-289T</text:p>
          </table:table-cell>
          <table:table-cell office:value-type="float" office:value="242291289" calcext:value-type="float">
            <text:p>242291289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P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3-317-1-225T</text:p>
          </table:table-cell>
          <table:table-cell office:value-type="float" office:value="243171225" calcext:value-type="float">
            <text:p>243171225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Plaine Des Maur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75-1-213T</text:p>
          </table:table-cell>
          <table:table-cell office:value-type="float" office:value="242751213" calcext:value-type="float">
            <text:p>2427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76-1-208T</text:p>
          </table:table-cell>
          <table:table-cell office:value-type="float" office:value="242761208" calcext:value-type="float">
            <text:p>2427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77-1-207T</text:p>
          </table:table-cell>
          <table:table-cell office:value-type="float" office:value="242771207" calcext:value-type="float">
            <text:p>2427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77-1-211T</text:p>
          </table:table-cell>
          <table:table-cell office:value-type="float" office:value="242771211" calcext:value-type="float">
            <text:p>24277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79-1-207T</text:p>
          </table:table-cell>
          <table:table-cell office:value-type="float" office:value="242791207" calcext:value-type="float">
            <text:p>24279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79-1-209T</text:p>
          </table:table-cell>
          <table:table-cell office:value-type="float" office:value="242791209" calcext:value-type="float">
            <text:p>24279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07T</text:p>
          </table:table-cell>
          <table:table-cell office:value-type="float" office:value="242811207" calcext:value-type="float">
            <text:p>24281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09T</text:p>
          </table:table-cell>
          <table:table-cell office:value-type="float" office:value="242811209" calcext:value-type="float">
            <text:p>2428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15T</text:p>
          </table:table-cell>
          <table:table-cell office:value-type="float" office:value="242811215" calcext:value-type="float">
            <text:p>2428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17T</text:p>
          </table:table-cell>
          <table:table-cell office:value-type="float" office:value="242811217" calcext:value-type="float">
            <text:p>24281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1-1-221T</text:p>
          </table:table-cell>
          <table:table-cell office:value-type="float" office:value="242811221" calcext:value-type="float">
            <text:p>24281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3-1-207T</text:p>
          </table:table-cell>
          <table:table-cell office:value-type="float" office:value="242831207" calcext:value-type="float">
            <text:p>24283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3-1-209T</text:p>
          </table:table-cell>
          <table:table-cell office:value-type="float" office:value="242831209" calcext:value-type="float">
            <text:p>24283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3-1-211T</text:p>
          </table:table-cell>
          <table:table-cell office:value-type="float" office:value="242831211" calcext:value-type="float">
            <text:p>2428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3-1-213T</text:p>
          </table:table-cell>
          <table:table-cell office:value-type="float" office:value="242831213" calcext:value-type="float">
            <text:p>24283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3-1-215T</text:p>
          </table:table-cell>
          <table:table-cell office:value-type="float" office:value="242831215" calcext:value-type="float">
            <text:p>2428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3-1-221T</text:p>
          </table:table-cell>
          <table:table-cell office:value-type="float" office:value="242831221" calcext:value-type="float">
            <text:p>2428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4-1-216T</text:p>
          </table:table-cell>
          <table:table-cell office:value-type="float" office:value="242841216" calcext:value-type="float">
            <text:p>24284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4-1-218T</text:p>
          </table:table-cell>
          <table:table-cell office:value-type="float" office:value="242841218" calcext:value-type="float">
            <text:p>24284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5-1-209T</text:p>
          </table:table-cell>
          <table:table-cell office:value-type="float" office:value="242851209" calcext:value-type="float">
            <text:p>24285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5-1-211T</text:p>
          </table:table-cell>
          <table:table-cell office:value-type="float" office:value="242851211" calcext:value-type="float">
            <text:p>24285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5-1-213T</text:p>
          </table:table-cell>
          <table:table-cell office:value-type="float" office:value="242851213" calcext:value-type="float">
            <text:p>2428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7-1-211T</text:p>
          </table:table-cell>
          <table:table-cell office:value-type="float" office:value="242871211" calcext:value-type="float">
            <text:p>24287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7-1-213T</text:p>
          </table:table-cell>
          <table:table-cell office:value-type="float" office:value="242871213" calcext:value-type="float">
            <text:p>24287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7-1-215T</text:p>
          </table:table-cell>
          <table:table-cell office:value-type="float" office:value="242871215" calcext:value-type="float">
            <text:p>24287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7-1-217T</text:p>
          </table:table-cell>
          <table:table-cell office:value-type="float" office:value="242871217" calcext:value-type="float">
            <text:p>2428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7-1-219T</text:p>
          </table:table-cell>
          <table:table-cell office:value-type="float" office:value="242871219" calcext:value-type="float">
            <text:p>2428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7-1-221T</text:p>
          </table:table-cell>
          <table:table-cell office:value-type="float" office:value="242871221" calcext:value-type="float">
            <text:p>24287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8-1-214T</text:p>
          </table:table-cell>
          <table:table-cell office:value-type="float" office:value="242881214" calcext:value-type="float">
            <text:p>24288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8-1-216T</text:p>
          </table:table-cell>
          <table:table-cell office:value-type="float" office:value="242881216" calcext:value-type="float">
            <text:p>24288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9-1-213T</text:p>
          </table:table-cell>
          <table:table-cell office:value-type="float" office:value="242891213" calcext:value-type="float">
            <text:p>24289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9-1-215T</text:p>
          </table:table-cell>
          <table:table-cell office:value-type="float" office:value="242891215" calcext:value-type="float">
            <text:p>24289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9-1-217T</text:p>
          </table:table-cell>
          <table:table-cell office:value-type="float" office:value="242891217" calcext:value-type="float">
            <text:p>2428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89-1-219T</text:p>
          </table:table-cell>
          <table:table-cell office:value-type="float" office:value="242891219" calcext:value-type="float">
            <text:p>24289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91-1-213T</text:p>
          </table:table-cell>
          <table:table-cell office:value-type="float" office:value="242911213" calcext:value-type="float">
            <text:p>24291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91-1-215T</text:p>
          </table:table-cell>
          <table:table-cell office:value-type="float" office:value="242911215" calcext:value-type="float">
            <text:p>2429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91-1-217T</text:p>
          </table:table-cell>
          <table:table-cell office:value-type="float" office:value="242911217" calcext:value-type="float">
            <text:p>24291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93-1-217T</text:p>
          </table:table-cell>
          <table:table-cell office:value-type="float" office:value="242931217" calcext:value-type="float">
            <text:p>24293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93-1-221T</text:p>
          </table:table-cell>
          <table:table-cell office:value-type="float" office:value="242931221" calcext:value-type="float">
            <text:p>2429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4-295-1-217T</text:p>
          </table:table-cell>
          <table:table-cell office:value-type="float" office:value="242951217" calcext:value-type="float">
            <text:p>2429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0-1-206T</text:p>
          </table:table-cell>
          <table:table-cell office:value-type="float" office:value="192901206" calcext:value-type="float">
            <text:p>19290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0-1-208T</text:p>
          </table:table-cell>
          <table:table-cell office:value-type="float" office:value="192901208" calcext:value-type="float">
            <text:p>19290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0-1-210T</text:p>
          </table:table-cell>
          <table:table-cell office:value-type="float" office:value="192901210" calcext:value-type="float">
            <text:p>19290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2-1-206T</text:p>
          </table:table-cell>
          <table:table-cell office:value-type="float" office:value="192921206" calcext:value-type="float">
            <text:p>19292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2-1-208T</text:p>
          </table:table-cell>
          <table:table-cell office:value-type="float" office:value="192921208" calcext:value-type="float">
            <text:p>19292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2-1-210T</text:p>
          </table:table-cell>
          <table:table-cell office:value-type="float" office:value="192921210" calcext:value-type="float">
            <text:p>19292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2-1-212T</text:p>
          </table:table-cell>
          <table:table-cell office:value-type="float" office:value="192921212" calcext:value-type="float">
            <text:p>19292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4-1-206T</text:p>
          </table:table-cell>
          <table:table-cell office:value-type="float" office:value="192941206" calcext:value-type="float">
            <text:p>19294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4-1-214T</text:p>
          </table:table-cell>
          <table:table-cell office:value-type="float" office:value="192941214" calcext:value-type="float">
            <text:p>19294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6-1-206T</text:p>
          </table:table-cell>
          <table:table-cell office:value-type="float" office:value="192961206" calcext:value-type="float">
            <text:p>19296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6-1-208T</text:p>
          </table:table-cell>
          <table:table-cell office:value-type="float" office:value="192961208" calcext:value-type="float">
            <text:p>1929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4-296-1-214T</text:p>
          </table:table-cell>
          <table:table-cell office:value-type="float" office:value="192961214" calcext:value-type="float">
            <text:p>19296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4-1-170T</text:p>
          </table:table-cell>
          <table:table-cell office:value-type="float" office:value="193041170" calcext:value-type="float">
            <text:p>19304117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4-1-174T</text:p>
          </table:table-cell>
          <table:table-cell office:value-type="float" office:value="193041174" calcext:value-type="float">
            <text:p>19304117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6-1-176T</text:p>
          </table:table-cell>
          <table:table-cell office:value-type="float" office:value="193061176" calcext:value-type="float">
            <text:p>19306117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6-1-178T</text:p>
          </table:table-cell>
          <table:table-cell office:value-type="float" office:value="193061178" calcext:value-type="float">
            <text:p>19306117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8-1-174T</text:p>
          </table:table-cell>
          <table:table-cell office:value-type="float" office:value="193081174" calcext:value-type="float">
            <text:p>19308117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08-1-180T</text:p>
          </table:table-cell>
          <table:table-cell office:value-type="float" office:value="193081180" calcext:value-type="float">
            <text:p>19308118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10-1-174T</text:p>
          </table:table-cell>
          <table:table-cell office:value-type="float" office:value="193101174" calcext:value-type="float">
            <text:p>19310117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5-312-1-172T</text:p>
          </table:table-cell>
          <table:table-cell office:value-type="float" office:value="193121172" calcext:value-type="float">
            <text:p>19312117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iso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6-320-1-198T</text:p>
          </table:table-cell>
          <table:table-cell office:value-type="float" office:value="193201198" calcext:value-type="float">
            <text:p>193201198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Gorges de Dalu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07-252-1-212T</text:p>
          </table:table-cell>
          <table:table-cell office:value-type="float" office:value="192521212" calcext:value-type="float">
            <text:p>19252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0-1-236T</text:p>
          </table:table-cell>
          <table:table-cell office:value-type="float" office:value="192701236" calcext:value-type="float">
            <text:p>19270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4-1-234T</text:p>
          </table:table-cell>
          <table:table-cell office:value-type="float" office:value="192741234" calcext:value-type="float">
            <text:p>19274123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4-1-236T</text:p>
          </table:table-cell>
          <table:table-cell office:value-type="float" office:value="192741236" calcext:value-type="float">
            <text:p>19274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6-1-236T</text:p>
          </table:table-cell>
          <table:table-cell office:value-type="float" office:value="192761236" calcext:value-type="float">
            <text:p>19276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76-1-238T</text:p>
          </table:table-cell>
          <table:table-cell office:value-type="float" office:value="192761238" calcext:value-type="float">
            <text:p>19276123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3-280-1-234T</text:p>
          </table:table-cell>
          <table:table-cell office:value-type="float" office:value="192801234" calcext:value-type="float">
            <text:p>19280123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0-1-226T</text:p>
          </table:table-cell>
          <table:table-cell office:value-type="float" office:value="192401226" calcext:value-type="float">
            <text:p>19240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0-1-228T</text:p>
          </table:table-cell>
          <table:table-cell office:value-type="float" office:value="192401228" calcext:value-type="float">
            <text:p>1924012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0-1-230T</text:p>
          </table:table-cell>
          <table:table-cell office:value-type="float" office:value="192401230" calcext:value-type="float">
            <text:p>1924012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2-1-226T</text:p>
          </table:table-cell>
          <table:table-cell office:value-type="float" office:value="192421226" calcext:value-type="float">
            <text:p>19242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4-1-222T</text:p>
          </table:table-cell>
          <table:table-cell office:value-type="float" office:value="192441222" calcext:value-type="float">
            <text:p>19244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4-1-228T</text:p>
          </table:table-cell>
          <table:table-cell office:value-type="float" office:value="192441228" calcext:value-type="float">
            <text:p>1924412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6-1-226T</text:p>
          </table:table-cell>
          <table:table-cell office:value-type="float" office:value="192461226" calcext:value-type="float">
            <text:p>19246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12T</text:p>
          </table:table-cell>
          <table:table-cell office:value-type="float" office:value="192481212" calcext:value-type="float">
            <text:p>19248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14T</text:p>
          </table:table-cell>
          <table:table-cell office:value-type="float" office:value="192481214" calcext:value-type="float">
            <text:p>19248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16T</text:p>
          </table:table-cell>
          <table:table-cell office:value-type="float" office:value="192481216" calcext:value-type="float">
            <text:p>19248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22T</text:p>
          </table:table-cell>
          <table:table-cell office:value-type="float" office:value="192481222" calcext:value-type="float">
            <text:p>19248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24T</text:p>
          </table:table-cell>
          <table:table-cell office:value-type="float" office:value="192481224" calcext:value-type="float">
            <text:p>19248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48-1-226T</text:p>
          </table:table-cell>
          <table:table-cell office:value-type="float" office:value="192481226" calcext:value-type="float">
            <text:p>19248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0-1-218T</text:p>
          </table:table-cell>
          <table:table-cell office:value-type="float" office:value="192501218" calcext:value-type="float">
            <text:p>1925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0-1-222T</text:p>
          </table:table-cell>
          <table:table-cell office:value-type="float" office:value="192501222" calcext:value-type="float">
            <text:p>19250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0-1-224T</text:p>
          </table:table-cell>
          <table:table-cell office:value-type="float" office:value="192501224" calcext:value-type="float">
            <text:p>1925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2-1-214T</text:p>
          </table:table-cell>
          <table:table-cell office:value-type="float" office:value="192521214" calcext:value-type="float">
            <text:p>19252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2-1-216T</text:p>
          </table:table-cell>
          <table:table-cell office:value-type="float" office:value="192521216" calcext:value-type="float">
            <text:p>1925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52-1-220T</text:p>
          </table:table-cell>
          <table:table-cell office:value-type="float" office:value="192521220" calcext:value-type="float">
            <text:p>19252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0-1-210T</text:p>
          </table:table-cell>
          <table:table-cell office:value-type="float" office:value="192601210" calcext:value-type="float">
            <text:p>192601210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Gorges de l'Ardè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0-1-224T</text:p>
          </table:table-cell>
          <table:table-cell office:value-type="float" office:value="192601224" calcext:value-type="float">
            <text:p>1926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2-1-210T</text:p>
          </table:table-cell>
          <table:table-cell office:value-type="float" office:value="192621210" calcext:value-type="float">
            <text:p>192621210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Gorges de l'Ardèch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2-1-222T</text:p>
          </table:table-cell>
          <table:table-cell office:value-type="float" office:value="192621222" calcext:value-type="float">
            <text:p>19262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2-1-224T</text:p>
          </table:table-cell>
          <table:table-cell office:value-type="float" office:value="192621224" calcext:value-type="float">
            <text:p>19262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2-1-226T</text:p>
          </table:table-cell>
          <table:table-cell office:value-type="float" office:value="192621226" calcext:value-type="float">
            <text:p>19262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4-1-222T</text:p>
          </table:table-cell>
          <table:table-cell office:value-type="float" office:value="192641222" calcext:value-type="float">
            <text:p>19264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4-1-238T</text:p>
          </table:table-cell>
          <table:table-cell office:value-type="float" office:value="192641238" calcext:value-type="float">
            <text:p>19264123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amargue (delta du Rhône)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6-1-224T</text:p>
          </table:table-cell>
          <table:table-cell office:value-type="float" office:value="192661224" calcext:value-type="float">
            <text:p>19266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0-268-1-220T</text:p>
          </table:table-cell>
          <table:table-cell office:value-type="float" office:value="192681220" calcext:value-type="float">
            <text:p>19268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Gorges du Gardon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34-232-1-246T</text:p>
          </table:table-cell>
          <table:table-cell office:value-type="float" office:value="192321246" calcext:value-type="float">
            <text:p>192321246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Le Caroux-Espinou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32-1-220T</text:p>
          </table:table-cell>
          <table:table-cell office:value-type="float" office:value="192321220" calcext:value-type="float">
            <text:p>19232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34-1-218T</text:p>
          </table:table-cell>
          <table:table-cell office:value-type="float" office:value="192341218" calcext:value-type="float">
            <text:p>19234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36-1-214T</text:p>
          </table:table-cell>
          <table:table-cell office:value-type="float" office:value="192361214" calcext:value-type="float">
            <text:p>19236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36-1-218T</text:p>
          </table:table-cell>
          <table:table-cell office:value-type="float" office:value="192361218" calcext:value-type="float">
            <text:p>1923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12T</text:p>
          </table:table-cell>
          <table:table-cell office:value-type="float" office:value="192401212" calcext:value-type="float">
            <text:p>19240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14T</text:p>
          </table:table-cell>
          <table:table-cell office:value-type="float" office:value="192401214" calcext:value-type="float">
            <text:p>19240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18T</text:p>
          </table:table-cell>
          <table:table-cell office:value-type="float" office:value="192401218" calcext:value-type="float">
            <text:p>1924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20T</text:p>
          </table:table-cell>
          <table:table-cell office:value-type="float" office:value="192401220" calcext:value-type="float">
            <text:p>19240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0-1-224T</text:p>
          </table:table-cell>
          <table:table-cell office:value-type="float" office:value="192401224" calcext:value-type="float">
            <text:p>1924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2-1-224T</text:p>
          </table:table-cell>
          <table:table-cell office:value-type="float" office:value="192421224" calcext:value-type="float">
            <text:p>19242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10T</text:p>
          </table:table-cell>
          <table:table-cell office:value-type="float" office:value="192441210" calcext:value-type="float">
            <text:p>19244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12T</text:p>
          </table:table-cell>
          <table:table-cell office:value-type="float" office:value="192441212" calcext:value-type="float">
            <text:p>19244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14T</text:p>
          </table:table-cell>
          <table:table-cell office:value-type="float" office:value="192441214" calcext:value-type="float">
            <text:p>19244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16T</text:p>
          </table:table-cell>
          <table:table-cell office:value-type="float" office:value="192441216" calcext:value-type="float">
            <text:p>19244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4-1-220T</text:p>
          </table:table-cell>
          <table:table-cell office:value-type="float" office:value="192441220" calcext:value-type="float">
            <text:p>19244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6-1-218T</text:p>
          </table:table-cell>
          <table:table-cell office:value-type="float" office:value="192461218" calcext:value-type="float">
            <text:p>1924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6-1-222T</text:p>
          </table:table-cell>
          <table:table-cell office:value-type="float" office:value="192461222" calcext:value-type="float">
            <text:p>19246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8-248-1-218T</text:p>
          </table:table-cell>
          <table:table-cell office:value-type="float" office:value="192481218" calcext:value-type="float">
            <text:p>19248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Cévennes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6-230-1-290T</text:p>
          </table:table-cell>
          <table:table-cell office:value-type="float" office:value="192301290" calcext:value-type="float">
            <text:p>192301290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P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6-246-1-280T</text:p>
          </table:table-cell>
          <table:table-cell office:value-type="float" office:value="192461280" calcext:value-type="float">
            <text:p>192461280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Mas Larrie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71-1-211T</text:p>
          </table:table-cell>
          <table:table-cell office:value-type="float" office:value="192711211" calcext:value-type="float">
            <text:p>19271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0-1-208T</text:p>
          </table:table-cell>
          <table:table-cell office:value-type="float" office:value="192801208" calcext:value-type="float">
            <text:p>19280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0-1-210T</text:p>
          </table:table-cell>
          <table:table-cell office:value-type="float" office:value="192801210" calcext:value-type="float">
            <text:p>19280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0-1-216T</text:p>
          </table:table-cell>
          <table:table-cell office:value-type="float" office:value="192801216" calcext:value-type="float">
            <text:p>1928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2-1-210T</text:p>
          </table:table-cell>
          <table:table-cell office:value-type="float" office:value="192821210" calcext:value-type="float">
            <text:p>19282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2-1-214T</text:p>
          </table:table-cell>
          <table:table-cell office:value-type="float" office:value="192821214" calcext:value-type="float">
            <text:p>19282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2-1-216T</text:p>
          </table:table-cell>
          <table:table-cell office:value-type="float" office:value="192821216" calcext:value-type="float">
            <text:p>1928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2-1-218T</text:p>
          </table:table-cell>
          <table:table-cell office:value-type="float" office:value="192821218" calcext:value-type="float">
            <text:p>19282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2-1-220T</text:p>
          </table:table-cell>
          <table:table-cell office:value-type="float" office:value="192821220" calcext:value-type="float">
            <text:p>19282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2-1-222T</text:p>
          </table:table-cell>
          <table:table-cell office:value-type="float" office:value="192821222" calcext:value-type="float">
            <text:p>19282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3-1-219T</text:p>
          </table:table-cell>
          <table:table-cell office:value-type="float" office:value="192831219" calcext:value-type="float">
            <text:p>19283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4-1-208T</text:p>
          </table:table-cell>
          <table:table-cell office:value-type="float" office:value="192841208" calcext:value-type="float">
            <text:p>19284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4-1-212T</text:p>
          </table:table-cell>
          <table:table-cell office:value-type="float" office:value="192841212" calcext:value-type="float">
            <text:p>19284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Mont Ventoux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4-1-214T</text:p>
          </table:table-cell>
          <table:table-cell office:value-type="float" office:value="192841214" calcext:value-type="float">
            <text:p>19284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5-1-217T</text:p>
          </table:table-cell>
          <table:table-cell office:value-type="float" office:value="192851217" calcext:value-type="float">
            <text:p>1928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centrale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6-1-214T</text:p>
          </table:table-cell>
          <table:table-cell office:value-type="float" office:value="192861214" calcext:value-type="float">
            <text:p>19286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6-1-218T</text:p>
          </table:table-cell>
          <table:table-cell office:value-type="float" office:value="192861218" calcext:value-type="float">
            <text:p>1928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8-1-214T</text:p>
          </table:table-cell>
          <table:table-cell office:value-type="float" office:value="192881214" calcext:value-type="float">
            <text:p>19288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88-1-218T</text:p>
          </table:table-cell>
          <table:table-cell office:value-type="float" office:value="192881218" calcext:value-type="float">
            <text:p>19288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90-1-214T</text:p>
          </table:table-cell>
          <table:table-cell office:value-type="float" office:value="192901214" calcext:value-type="float">
            <text:p>19290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90-1-216T</text:p>
          </table:table-cell>
          <table:table-cell office:value-type="float" office:value="192901216" calcext:value-type="float">
            <text:p>1929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90-1-218T</text:p>
          </table:table-cell>
          <table:table-cell office:value-type="float" office:value="192901218" calcext:value-type="float">
            <text:p>1929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92-1-214T</text:p>
          </table:table-cell>
          <table:table-cell office:value-type="float" office:value="192921214" calcext:value-type="float">
            <text:p>19292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92-1-218T</text:p>
          </table:table-cell>
          <table:table-cell office:value-type="float" office:value="192921218" calcext:value-type="float">
            <text:p>19292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96-1-218T</text:p>
          </table:table-cell>
          <table:table-cell office:value-type="float" office:value="192961218" calcext:value-type="float">
            <text:p>1929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E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4-296-1-220T</text:p>
          </table:table-cell>
          <table:table-cell office:value-type="float" office:value="192961220" calcext:value-type="float">
            <text:p>19296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Luberon Lur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19-178-1-195R</text:p>
          </table:table-cell>
          <table:table-cell office:value-type="float" office:value="191781195" calcext:value-type="float">
            <text:p>19178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24-150-1-227R</text:p>
          </table:table-cell>
          <table:table-cell office:value-type="float" office:value="191501227" calcext:value-type="float">
            <text:p>19150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24-152-1-215R</text:p>
          </table:table-cell>
          <table:table-cell office:value-type="float" office:value="191521215" calcext:value-type="float">
            <text:p>19152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24-153-1-220R</text:p>
          </table:table-cell>
          <table:table-cell office:value-type="float" office:value="191531220" calcext:value-type="float">
            <text:p>19153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24-156-1-214R</text:p>
          </table:table-cell>
          <table:table-cell office:value-type="float" office:value="191561214" calcext:value-type="float">
            <text:p>19156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19-87-169-1-196R</text:p>
          </table:table-cell>
          <table:table-cell office:value-type="float" office:value="191691196" calcext:value-type="float">
            <text:p>19169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38-1-212T</text:p>
          </table:table-cell>
          <table:table-cell office:value-type="float" office:value="241381212" calcext:value-type="float">
            <text:p>24138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39-1-211T</text:p>
          </table:table-cell>
          <table:table-cell office:value-type="float" office:value="241391211" calcext:value-type="float">
            <text:p>24139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0-1-212T</text:p>
          </table:table-cell>
          <table:table-cell office:value-type="float" office:value="241401212" calcext:value-type="float">
            <text:p>24140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2-1-214T</text:p>
          </table:table-cell>
          <table:table-cell office:value-type="float" office:value="241421214" calcext:value-type="float">
            <text:p>24142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4-1-208T</text:p>
          </table:table-cell>
          <table:table-cell office:value-type="float" office:value="241441208" calcext:value-type="float">
            <text:p>24144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4-1-214T</text:p>
          </table:table-cell>
          <table:table-cell office:value-type="float" office:value="241441214" calcext:value-type="float">
            <text:p>24144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6-1-206T</text:p>
          </table:table-cell>
          <table:table-cell office:value-type="float" office:value="241461206" calcext:value-type="float">
            <text:p>24146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6-1-214T</text:p>
          </table:table-cell>
          <table:table-cell office:value-type="float" office:value="241461214" calcext:value-type="float">
            <text:p>24146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7-1-203T</text:p>
          </table:table-cell>
          <table:table-cell office:value-type="float" office:value="241471203" calcext:value-type="float">
            <text:p>2414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7-1-205T</text:p>
          </table:table-cell>
          <table:table-cell office:value-type="float" office:value="241471205" calcext:value-type="float">
            <text:p>24147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7-1-207T</text:p>
          </table:table-cell>
          <table:table-cell office:value-type="float" office:value="241471207" calcext:value-type="float">
            <text:p>2414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8-1-202T</text:p>
          </table:table-cell>
          <table:table-cell office:value-type="float" office:value="241481202" calcext:value-type="float">
            <text:p>2414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8-1-204T</text:p>
          </table:table-cell>
          <table:table-cell office:value-type="float" office:value="241481204" calcext:value-type="float">
            <text:p>2414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9-1-201T</text:p>
          </table:table-cell>
          <table:table-cell office:value-type="float" office:value="241491201" calcext:value-type="float">
            <text:p>2414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49-1-203T</text:p>
          </table:table-cell>
          <table:table-cell office:value-type="float" office:value="241491203" calcext:value-type="float">
            <text:p>2414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6-150-1-202T</text:p>
          </table:table-cell>
          <table:table-cell office:value-type="float" office:value="241501202" calcext:value-type="float">
            <text:p>2415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34-1-218T</text:p>
          </table:table-cell>
          <table:table-cell office:value-type="float" office:value="241341218" calcext:value-type="float">
            <text:p>24134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35-1-219T</text:p>
          </table:table-cell>
          <table:table-cell office:value-type="float" office:value="241351219" calcext:value-type="float">
            <text:p>24135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37-1-213T</text:p>
          </table:table-cell>
          <table:table-cell office:value-type="float" office:value="241371213" calcext:value-type="float">
            <text:p>24137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37-1-217T</text:p>
          </table:table-cell>
          <table:table-cell office:value-type="float" office:value="241371217" calcext:value-type="float">
            <text:p>2413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37-1-219T</text:p>
          </table:table-cell>
          <table:table-cell office:value-type="float" office:value="241371219" calcext:value-type="float">
            <text:p>2413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38-1-218T</text:p>
          </table:table-cell>
          <table:table-cell office:value-type="float" office:value="241381218" calcext:value-type="float">
            <text:p>24138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39-1-219T</text:p>
          </table:table-cell>
          <table:table-cell office:value-type="float" office:value="241391219" calcext:value-type="float">
            <text:p>24139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0-1-216T</text:p>
          </table:table-cell>
          <table:table-cell office:value-type="float" office:value="241401216" calcext:value-type="float">
            <text:p>2414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0-1-218T</text:p>
          </table:table-cell>
          <table:table-cell office:value-type="float" office:value="241401218" calcext:value-type="float">
            <text:p>2414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0-1-220T</text:p>
          </table:table-cell>
          <table:table-cell office:value-type="float" office:value="241401220" calcext:value-type="float">
            <text:p>24140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1-1-215T</text:p>
          </table:table-cell>
          <table:table-cell office:value-type="float" office:value="241411215" calcext:value-type="float">
            <text:p>2414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1-1-219T</text:p>
          </table:table-cell>
          <table:table-cell office:value-type="float" office:value="241411219" calcext:value-type="float">
            <text:p>24141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2-1-216T</text:p>
          </table:table-cell>
          <table:table-cell office:value-type="float" office:value="241421216" calcext:value-type="float">
            <text:p>2414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2-1-218T</text:p>
          </table:table-cell>
          <table:table-cell office:value-type="float" office:value="241421218" calcext:value-type="float">
            <text:p>24142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3-1-215T</text:p>
          </table:table-cell>
          <table:table-cell office:value-type="float" office:value="241431215" calcext:value-type="float">
            <text:p>2414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7-143-1-219T</text:p>
          </table:table-cell>
          <table:table-cell office:value-type="float" office:value="241431219" calcext:value-type="float">
            <text:p>24143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3-1-201T</text:p>
          </table:table-cell>
          <table:table-cell office:value-type="float" office:value="241731201" calcext:value-type="float">
            <text:p>24173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4-1-196T</text:p>
          </table:table-cell>
          <table:table-cell office:value-type="float" office:value="241741196" calcext:value-type="float">
            <text:p>24174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4-1-204T</text:p>
          </table:table-cell>
          <table:table-cell office:value-type="float" office:value="241741204" calcext:value-type="float">
            <text:p>24174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5-1-203T</text:p>
          </table:table-cell>
          <table:table-cell office:value-type="float" office:value="241751203" calcext:value-type="float">
            <text:p>24175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6-1-200T</text:p>
          </table:table-cell>
          <table:table-cell office:value-type="float" office:value="241761200" calcext:value-type="float">
            <text:p>24176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7-1-193T</text:p>
          </table:table-cell>
          <table:table-cell office:value-type="float" office:value="241771193" calcext:value-type="float">
            <text:p>24177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7-1-195T</text:p>
          </table:table-cell>
          <table:table-cell office:value-type="float" office:value="241771195" calcext:value-type="float">
            <text:p>24177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7-1-197T</text:p>
          </table:table-cell>
          <table:table-cell office:value-type="float" office:value="241771197" calcext:value-type="float">
            <text:p>24177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7-1-203T</text:p>
          </table:table-cell>
          <table:table-cell office:value-type="float" office:value="241771203" calcext:value-type="float">
            <text:p>2417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8-1-194T</text:p>
          </table:table-cell>
          <table:table-cell office:value-type="float" office:value="241781194" calcext:value-type="float">
            <text:p>24178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8-1-200T</text:p>
          </table:table-cell>
          <table:table-cell office:value-type="float" office:value="241781200" calcext:value-type="float">
            <text:p>24178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8-1-202T</text:p>
          </table:table-cell>
          <table:table-cell office:value-type="float" office:value="241781202" calcext:value-type="float">
            <text:p>2417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9-1-195T</text:p>
          </table:table-cell>
          <table:table-cell office:value-type="float" office:value="241791195" calcext:value-type="float">
            <text:p>24179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9-1-197T</text:p>
          </table:table-cell>
          <table:table-cell office:value-type="float" office:value="241791197" calcext:value-type="float">
            <text:p>24179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9-1-199T</text:p>
          </table:table-cell>
          <table:table-cell office:value-type="float" office:value="241791199" calcext:value-type="float">
            <text:p>24179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9-1-201T</text:p>
          </table:table-cell>
          <table:table-cell office:value-type="float" office:value="241791201" calcext:value-type="float">
            <text:p>2417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9-1-205T</text:p>
          </table:table-cell>
          <table:table-cell office:value-type="float" office:value="241791205" calcext:value-type="float">
            <text:p>2417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79-1-207T</text:p>
          </table:table-cell>
          <table:table-cell office:value-type="float" office:value="241791207" calcext:value-type="float">
            <text:p>24179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0-1-192T</text:p>
          </table:table-cell>
          <table:table-cell office:value-type="float" office:value="241801192" calcext:value-type="float">
            <text:p>24180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0-1-194T</text:p>
          </table:table-cell>
          <table:table-cell office:value-type="float" office:value="241801194" calcext:value-type="float">
            <text:p>24180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0-1-200T</text:p>
          </table:table-cell>
          <table:table-cell office:value-type="float" office:value="241801200" calcext:value-type="float">
            <text:p>24180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0-1-202T</text:p>
          </table:table-cell>
          <table:table-cell office:value-type="float" office:value="241801202" calcext:value-type="float">
            <text:p>2418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0-1-208T</text:p>
          </table:table-cell>
          <table:table-cell office:value-type="float" office:value="241801208" calcext:value-type="float">
            <text:p>24180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1-1-189T</text:p>
          </table:table-cell>
          <table:table-cell office:value-type="float" office:value="241811189" calcext:value-type="float">
            <text:p>24181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1-1-191T</text:p>
          </table:table-cell>
          <table:table-cell office:value-type="float" office:value="241811191" calcext:value-type="float">
            <text:p>24181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1-1-193T</text:p>
          </table:table-cell>
          <table:table-cell office:value-type="float" office:value="241811193" calcext:value-type="float">
            <text:p>24181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1-1-195T</text:p>
          </table:table-cell>
          <table:table-cell office:value-type="float" office:value="241811195" calcext:value-type="float">
            <text:p>24181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1-1-199T</text:p>
          </table:table-cell>
          <table:table-cell office:value-type="float" office:value="241811199" calcext:value-type="float">
            <text:p>24181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1-1-203T</text:p>
          </table:table-cell>
          <table:table-cell office:value-type="float" office:value="241811203" calcext:value-type="float">
            <text:p>24181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1-1-207T</text:p>
          </table:table-cell>
          <table:table-cell office:value-type="float" office:value="241811207" calcext:value-type="float">
            <text:p>24181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1-1-209T</text:p>
          </table:table-cell>
          <table:table-cell office:value-type="float" office:value="241811209" calcext:value-type="float">
            <text:p>2418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2-1-188T</text:p>
          </table:table-cell>
          <table:table-cell office:value-type="float" office:value="241821188" calcext:value-type="float">
            <text:p>24182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2-1-190T</text:p>
          </table:table-cell>
          <table:table-cell office:value-type="float" office:value="241821190" calcext:value-type="float">
            <text:p>24182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2-1-198T</text:p>
          </table:table-cell>
          <table:table-cell office:value-type="float" office:value="241821198" calcext:value-type="float">
            <text:p>24182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2-1-200T</text:p>
          </table:table-cell>
          <table:table-cell office:value-type="float" office:value="241821200" calcext:value-type="float">
            <text:p>24182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2-1-206T</text:p>
          </table:table-cell>
          <table:table-cell office:value-type="float" office:value="241821206" calcext:value-type="float">
            <text:p>24182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3-1-195T</text:p>
          </table:table-cell>
          <table:table-cell office:value-type="float" office:value="241831195" calcext:value-type="float">
            <text:p>24183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3-1-199T</text:p>
          </table:table-cell>
          <table:table-cell office:value-type="float" office:value="241831199" calcext:value-type="float">
            <text:p>24183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3-1-209T</text:p>
          </table:table-cell>
          <table:table-cell office:value-type="float" office:value="241831209" calcext:value-type="float">
            <text:p>24183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4-1-192T</text:p>
          </table:table-cell>
          <table:table-cell office:value-type="float" office:value="241841192" calcext:value-type="float">
            <text:p>24184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4-1-196T</text:p>
          </table:table-cell>
          <table:table-cell office:value-type="float" office:value="241841196" calcext:value-type="float">
            <text:p>24184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4-1-200T</text:p>
          </table:table-cell>
          <table:table-cell office:value-type="float" office:value="241841200" calcext:value-type="float">
            <text:p>24184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4-1-202T</text:p>
          </table:table-cell>
          <table:table-cell office:value-type="float" office:value="241841202" calcext:value-type="float">
            <text:p>24184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4-1-208T</text:p>
          </table:table-cell>
          <table:table-cell office:value-type="float" office:value="241841208" calcext:value-type="float">
            <text:p>24184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5-1-187T</text:p>
          </table:table-cell>
          <table:table-cell office:value-type="float" office:value="241851187" calcext:value-type="float">
            <text:p>24185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5-1-189T</text:p>
          </table:table-cell>
          <table:table-cell office:value-type="float" office:value="241851189" calcext:value-type="float">
            <text:p>24185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5-1-193T</text:p>
          </table:table-cell>
          <table:table-cell office:value-type="float" office:value="241851193" calcext:value-type="float">
            <text:p>24185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5-1-195T</text:p>
          </table:table-cell>
          <table:table-cell office:value-type="float" office:value="241851195" calcext:value-type="float">
            <text:p>24185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5-1-197T</text:p>
          </table:table-cell>
          <table:table-cell office:value-type="float" office:value="241851197" calcext:value-type="float">
            <text:p>24185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5-1-201T</text:p>
          </table:table-cell>
          <table:table-cell office:value-type="float" office:value="241851201" calcext:value-type="float">
            <text:p>24185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5-1-205T</text:p>
          </table:table-cell>
          <table:table-cell office:value-type="float" office:value="241851205" calcext:value-type="float">
            <text:p>24185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5-1-207T</text:p>
          </table:table-cell>
          <table:table-cell office:value-type="float" office:value="241851207" calcext:value-type="float">
            <text:p>24185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186T</text:p>
          </table:table-cell>
          <table:table-cell office:value-type="float" office:value="241861186" calcext:value-type="float">
            <text:p>24186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188T</text:p>
          </table:table-cell>
          <table:table-cell office:value-type="float" office:value="241861188" calcext:value-type="float">
            <text:p>24186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190T</text:p>
          </table:table-cell>
          <table:table-cell office:value-type="float" office:value="241861190" calcext:value-type="float">
            <text:p>24186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194T</text:p>
          </table:table-cell>
          <table:table-cell office:value-type="float" office:value="241861194" calcext:value-type="float">
            <text:p>24186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198T</text:p>
          </table:table-cell>
          <table:table-cell office:value-type="float" office:value="241861198" calcext:value-type="float">
            <text:p>2418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200T</text:p>
          </table:table-cell>
          <table:table-cell office:value-type="float" office:value="241861200" calcext:value-type="float">
            <text:p>24186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202T</text:p>
          </table:table-cell>
          <table:table-cell office:value-type="float" office:value="241861202" calcext:value-type="float">
            <text:p>24186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204T</text:p>
          </table:table-cell>
          <table:table-cell office:value-type="float" office:value="241861204" calcext:value-type="float">
            <text:p>24186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6-1-208T</text:p>
          </table:table-cell>
          <table:table-cell office:value-type="float" office:value="241861208" calcext:value-type="float">
            <text:p>2418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7-1-185T</text:p>
          </table:table-cell>
          <table:table-cell office:value-type="float" office:value="241871185" calcext:value-type="float">
            <text:p>24187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7-1-187T</text:p>
          </table:table-cell>
          <table:table-cell office:value-type="float" office:value="241871187" calcext:value-type="float">
            <text:p>24187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7-1-191T</text:p>
          </table:table-cell>
          <table:table-cell office:value-type="float" office:value="241871191" calcext:value-type="float">
            <text:p>24187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7-1-195T</text:p>
          </table:table-cell>
          <table:table-cell office:value-type="float" office:value="241871195" calcext:value-type="float">
            <text:p>24187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7-1-199T</text:p>
          </table:table-cell>
          <table:table-cell office:value-type="float" office:value="241871199" calcext:value-type="float">
            <text:p>24187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7-1-203T</text:p>
          </table:table-cell>
          <table:table-cell office:value-type="float" office:value="241871203" calcext:value-type="float">
            <text:p>2418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182T</text:p>
          </table:table-cell>
          <table:table-cell office:value-type="float" office:value="241881182" calcext:value-type="float">
            <text:p>24188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186T</text:p>
          </table:table-cell>
          <table:table-cell office:value-type="float" office:value="241881186" calcext:value-type="float">
            <text:p>24188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188T</text:p>
          </table:table-cell>
          <table:table-cell office:value-type="float" office:value="241881188" calcext:value-type="float">
            <text:p>24188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192T</text:p>
          </table:table-cell>
          <table:table-cell office:value-type="float" office:value="241881192" calcext:value-type="float">
            <text:p>24188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194T</text:p>
          </table:table-cell>
          <table:table-cell office:value-type="float" office:value="241881194" calcext:value-type="float">
            <text:p>24188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198T</text:p>
          </table:table-cell>
          <table:table-cell office:value-type="float" office:value="241881198" calcext:value-type="float">
            <text:p>24188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200T</text:p>
          </table:table-cell>
          <table:table-cell office:value-type="float" office:value="241881200" calcext:value-type="float">
            <text:p>24188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202T</text:p>
          </table:table-cell>
          <table:table-cell office:value-type="float" office:value="241881202" calcext:value-type="float">
            <text:p>2418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8-1-206T</text:p>
          </table:table-cell>
          <table:table-cell office:value-type="float" office:value="241881206" calcext:value-type="float">
            <text:p>24188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83T</text:p>
          </table:table-cell>
          <table:table-cell office:value-type="float" office:value="241891183" calcext:value-type="float">
            <text:p>24189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85T</text:p>
          </table:table-cell>
          <table:table-cell office:value-type="float" office:value="241891185" calcext:value-type="float">
            <text:p>24189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87T</text:p>
          </table:table-cell>
          <table:table-cell office:value-type="float" office:value="241891187" calcext:value-type="float">
            <text:p>24189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89T</text:p>
          </table:table-cell>
          <table:table-cell office:value-type="float" office:value="241891189" calcext:value-type="float">
            <text:p>24189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91T</text:p>
          </table:table-cell>
          <table:table-cell office:value-type="float" office:value="241891191" calcext:value-type="float">
            <text:p>24189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93T</text:p>
          </table:table-cell>
          <table:table-cell office:value-type="float" office:value="241891193" calcext:value-type="float">
            <text:p>24189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95T</text:p>
          </table:table-cell>
          <table:table-cell office:value-type="float" office:value="241891195" calcext:value-type="float">
            <text:p>24189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97T</text:p>
          </table:table-cell>
          <table:table-cell office:value-type="float" office:value="241891197" calcext:value-type="float">
            <text:p>24189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199T</text:p>
          </table:table-cell>
          <table:table-cell office:value-type="float" office:value="241891199" calcext:value-type="float">
            <text:p>24189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89-1-209T</text:p>
          </table:table-cell>
          <table:table-cell office:value-type="float" office:value="241891209" calcext:value-type="float">
            <text:p>24189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182T</text:p>
          </table:table-cell>
          <table:table-cell office:value-type="float" office:value="241901182" calcext:value-type="float">
            <text:p>24190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184T</text:p>
          </table:table-cell>
          <table:table-cell office:value-type="float" office:value="241901184" calcext:value-type="float">
            <text:p>24190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186T</text:p>
          </table:table-cell>
          <table:table-cell office:value-type="float" office:value="241901186" calcext:value-type="float">
            <text:p>24190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188T</text:p>
          </table:table-cell>
          <table:table-cell office:value-type="float" office:value="241901188" calcext:value-type="float">
            <text:p>24190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192T</text:p>
          </table:table-cell>
          <table:table-cell office:value-type="float" office:value="241901192" calcext:value-type="float">
            <text:p>24190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196T</text:p>
          </table:table-cell>
          <table:table-cell office:value-type="float" office:value="241901196" calcext:value-type="float">
            <text:p>24190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198T</text:p>
          </table:table-cell>
          <table:table-cell office:value-type="float" office:value="241901198" calcext:value-type="float">
            <text:p>24190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200T</text:p>
          </table:table-cell>
          <table:table-cell office:value-type="float" office:value="241901200" calcext:value-type="float">
            <text:p>24190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202T</text:p>
          </table:table-cell>
          <table:table-cell office:value-type="float" office:value="241901202" calcext:value-type="float">
            <text:p>2419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204T</text:p>
          </table:table-cell>
          <table:table-cell office:value-type="float" office:value="241901204" calcext:value-type="float">
            <text:p>24190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0-1-206T</text:p>
          </table:table-cell>
          <table:table-cell office:value-type="float" office:value="241901206" calcext:value-type="float">
            <text:p>24190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1-1-183T</text:p>
          </table:table-cell>
          <table:table-cell office:value-type="float" office:value="241911183" calcext:value-type="float">
            <text:p>24191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1-1-187T</text:p>
          </table:table-cell>
          <table:table-cell office:value-type="float" office:value="241911187" calcext:value-type="float">
            <text:p>24191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1-1-191T</text:p>
          </table:table-cell>
          <table:table-cell office:value-type="float" office:value="241911191" calcext:value-type="float">
            <text:p>24191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1-1-199T</text:p>
          </table:table-cell>
          <table:table-cell office:value-type="float" office:value="241911199" calcext:value-type="float">
            <text:p>24191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1-1-203T</text:p>
          </table:table-cell>
          <table:table-cell office:value-type="float" office:value="241911203" calcext:value-type="float">
            <text:p>24191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184T</text:p>
          </table:table-cell>
          <table:table-cell office:value-type="float" office:value="241921184" calcext:value-type="float">
            <text:p>24192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186T</text:p>
          </table:table-cell>
          <table:table-cell office:value-type="float" office:value="241921186" calcext:value-type="float">
            <text:p>24192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188T</text:p>
          </table:table-cell>
          <table:table-cell office:value-type="float" office:value="241921188" calcext:value-type="float">
            <text:p>24192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190T</text:p>
          </table:table-cell>
          <table:table-cell office:value-type="float" office:value="241921190" calcext:value-type="float">
            <text:p>24192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192T</text:p>
          </table:table-cell>
          <table:table-cell office:value-type="float" office:value="241921192" calcext:value-type="float">
            <text:p>24192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196T</text:p>
          </table:table-cell>
          <table:table-cell office:value-type="float" office:value="241921196" calcext:value-type="float">
            <text:p>24192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198T</text:p>
          </table:table-cell>
          <table:table-cell office:value-type="float" office:value="241921198" calcext:value-type="float">
            <text:p>24192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200T</text:p>
          </table:table-cell>
          <table:table-cell office:value-type="float" office:value="241921200" calcext:value-type="float">
            <text:p>24192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202T</text:p>
          </table:table-cell>
          <table:table-cell office:value-type="float" office:value="241921202" calcext:value-type="float">
            <text:p>24192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2-1-204T</text:p>
          </table:table-cell>
          <table:table-cell office:value-type="float" office:value="241921204" calcext:value-type="float">
            <text:p>24192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3-1-183T</text:p>
          </table:table-cell>
          <table:table-cell office:value-type="float" office:value="241931183" calcext:value-type="float">
            <text:p>24193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3-1-187T</text:p>
          </table:table-cell>
          <table:table-cell office:value-type="float" office:value="241931187" calcext:value-type="float">
            <text:p>24193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3-1-195T</text:p>
          </table:table-cell>
          <table:table-cell office:value-type="float" office:value="241931195" calcext:value-type="float">
            <text:p>24193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3-1-197T</text:p>
          </table:table-cell>
          <table:table-cell office:value-type="float" office:value="241931197" calcext:value-type="float">
            <text:p>24193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3-1-199T</text:p>
          </table:table-cell>
          <table:table-cell office:value-type="float" office:value="241931199" calcext:value-type="float">
            <text:p>24193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3-1-201T</text:p>
          </table:table-cell>
          <table:table-cell office:value-type="float" office:value="241931201" calcext:value-type="float">
            <text:p>24193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3-1-205T</text:p>
          </table:table-cell>
          <table:table-cell office:value-type="float" office:value="241931205" calcext:value-type="float">
            <text:p>24193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184T</text:p>
          </table:table-cell>
          <table:table-cell office:value-type="float" office:value="241941184" calcext:value-type="float">
            <text:p>24194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186T</text:p>
          </table:table-cell>
          <table:table-cell office:value-type="float" office:value="241941186" calcext:value-type="float">
            <text:p>24194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188T</text:p>
          </table:table-cell>
          <table:table-cell office:value-type="float" office:value="241941188" calcext:value-type="float">
            <text:p>24194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192T</text:p>
          </table:table-cell>
          <table:table-cell office:value-type="float" office:value="241941192" calcext:value-type="float">
            <text:p>24194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194T</text:p>
          </table:table-cell>
          <table:table-cell office:value-type="float" office:value="241941194" calcext:value-type="float">
            <text:p>24194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198T</text:p>
          </table:table-cell>
          <table:table-cell office:value-type="float" office:value="241941198" calcext:value-type="float">
            <text:p>24194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200T</text:p>
          </table:table-cell>
          <table:table-cell office:value-type="float" office:value="241941200" calcext:value-type="float">
            <text:p>24194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204T</text:p>
          </table:table-cell>
          <table:table-cell office:value-type="float" office:value="241941204" calcext:value-type="float">
            <text:p>24194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4-1-206T</text:p>
          </table:table-cell>
          <table:table-cell office:value-type="float" office:value="241941206" calcext:value-type="float">
            <text:p>24194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5-1-189T</text:p>
          </table:table-cell>
          <table:table-cell office:value-type="float" office:value="241951189" calcext:value-type="float">
            <text:p>24195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5-1-191T</text:p>
          </table:table-cell>
          <table:table-cell office:value-type="float" office:value="241951191" calcext:value-type="float">
            <text:p>24195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5-1-195T</text:p>
          </table:table-cell>
          <table:table-cell office:value-type="float" office:value="241951195" calcext:value-type="float">
            <text:p>24195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5-1-199T</text:p>
          </table:table-cell>
          <table:table-cell office:value-type="float" office:value="241951199" calcext:value-type="float">
            <text:p>24195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6-1-180T</text:p>
          </table:table-cell>
          <table:table-cell office:value-type="float" office:value="241961180" calcext:value-type="float">
            <text:p>24196118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6-1-182T</text:p>
          </table:table-cell>
          <table:table-cell office:value-type="float" office:value="241961182" calcext:value-type="float">
            <text:p>24196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6-1-184T</text:p>
          </table:table-cell>
          <table:table-cell office:value-type="float" office:value="241961184" calcext:value-type="float">
            <text:p>24196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6-1-188T</text:p>
          </table:table-cell>
          <table:table-cell office:value-type="float" office:value="241961188" calcext:value-type="float">
            <text:p>24196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6-1-194T</text:p>
          </table:table-cell>
          <table:table-cell office:value-type="float" office:value="241961194" calcext:value-type="float">
            <text:p>24196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6-1-202T</text:p>
          </table:table-cell>
          <table:table-cell office:value-type="float" office:value="241961202" calcext:value-type="float">
            <text:p>24196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7-1-181T</text:p>
          </table:table-cell>
          <table:table-cell office:value-type="float" office:value="241971181" calcext:value-type="float">
            <text:p>24197118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7-1-183T</text:p>
          </table:table-cell>
          <table:table-cell office:value-type="float" office:value="241971183" calcext:value-type="float">
            <text:p>24197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7-1-193T</text:p>
          </table:table-cell>
          <table:table-cell office:value-type="float" office:value="241971193" calcext:value-type="float">
            <text:p>24197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8-1-186T</text:p>
          </table:table-cell>
          <table:table-cell office:value-type="float" office:value="241981186" calcext:value-type="float">
            <text:p>24198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19-198-1-190T</text:p>
          </table:table-cell>
          <table:table-cell office:value-type="float" office:value="241981190" calcext:value-type="float">
            <text:p>24198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3-193-1-177T</text:p>
          </table:table-cell>
          <table:table-cell office:value-type="float" office:value="241931177" calcext:value-type="float">
            <text:p>24193117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3-193-1-181T</text:p>
          </table:table-cell>
          <table:table-cell office:value-type="float" office:value="241931181" calcext:value-type="float">
            <text:p>24193118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3-194-1-178T</text:p>
          </table:table-cell>
          <table:table-cell office:value-type="float" office:value="241941178" calcext:value-type="float">
            <text:p>24194117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3-195-1-179T</text:p>
          </table:table-cell>
          <table:table-cell office:value-type="float" office:value="241951179" calcext:value-type="float">
            <text:p>24195117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4-1-216T</text:p>
          </table:table-cell>
          <table:table-cell office:value-type="float" office:value="241441216" calcext:value-type="float">
            <text:p>24144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5-1-215T</text:p>
          </table:table-cell>
          <table:table-cell office:value-type="float" office:value="241451215" calcext:value-type="float">
            <text:p>24145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6-1-218T</text:p>
          </table:table-cell>
          <table:table-cell office:value-type="float" office:value="241461218" calcext:value-type="float">
            <text:p>2414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7-1-215T</text:p>
          </table:table-cell>
          <table:table-cell office:value-type="float" office:value="241471215" calcext:value-type="float">
            <text:p>24147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8-1-216T</text:p>
          </table:table-cell>
          <table:table-cell office:value-type="float" office:value="241481216" calcext:value-type="float">
            <text:p>24148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8-1-218T</text:p>
          </table:table-cell>
          <table:table-cell office:value-type="float" office:value="241481218" calcext:value-type="float">
            <text:p>24148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8-1-220T</text:p>
          </table:table-cell>
          <table:table-cell office:value-type="float" office:value="241481220" calcext:value-type="float">
            <text:p>24148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9-1-215T</text:p>
          </table:table-cell>
          <table:table-cell office:value-type="float" office:value="241491215" calcext:value-type="float">
            <text:p>24149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9-1-217T</text:p>
          </table:table-cell>
          <table:table-cell office:value-type="float" office:value="241491217" calcext:value-type="float">
            <text:p>2414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49-1-219T</text:p>
          </table:table-cell>
          <table:table-cell office:value-type="float" office:value="241491219" calcext:value-type="float">
            <text:p>24149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0-1-214T</text:p>
          </table:table-cell>
          <table:table-cell office:value-type="float" office:value="241501214" calcext:value-type="float">
            <text:p>24150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0-1-216T</text:p>
          </table:table-cell>
          <table:table-cell office:value-type="float" office:value="241501216" calcext:value-type="float">
            <text:p>2415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0-1-218T</text:p>
          </table:table-cell>
          <table:table-cell office:value-type="float" office:value="241501218" calcext:value-type="float">
            <text:p>2415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0-1-224T</text:p>
          </table:table-cell>
          <table:table-cell office:value-type="float" office:value="241501224" calcext:value-type="float">
            <text:p>2415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1-1-211T</text:p>
          </table:table-cell>
          <table:table-cell office:value-type="float" office:value="241511211" calcext:value-type="float">
            <text:p>24151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1-1-223T</text:p>
          </table:table-cell>
          <table:table-cell office:value-type="float" office:value="241511223" calcext:value-type="float">
            <text:p>24151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2-1-202T</text:p>
          </table:table-cell>
          <table:table-cell office:value-type="float" office:value="241521202" calcext:value-type="float">
            <text:p>24152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2-1-206T</text:p>
          </table:table-cell>
          <table:table-cell office:value-type="float" office:value="241521206" calcext:value-type="float">
            <text:p>24152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2-1-214T</text:p>
          </table:table-cell>
          <table:table-cell office:value-type="float" office:value="241521214" calcext:value-type="float">
            <text:p>24152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2-1-216T</text:p>
          </table:table-cell>
          <table:table-cell office:value-type="float" office:value="241521216" calcext:value-type="float">
            <text:p>2415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2-1-222T</text:p>
          </table:table-cell>
          <table:table-cell office:value-type="float" office:value="241521222" calcext:value-type="float">
            <text:p>24152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3-1-203T</text:p>
          </table:table-cell>
          <table:table-cell office:value-type="float" office:value="241531203" calcext:value-type="float">
            <text:p>24153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3-1-207T</text:p>
          </table:table-cell>
          <table:table-cell office:value-type="float" office:value="241531207" calcext:value-type="float">
            <text:p>24153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3-1-209T</text:p>
          </table:table-cell>
          <table:table-cell office:value-type="float" office:value="241531209" calcext:value-type="float">
            <text:p>24153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3-1-215T</text:p>
          </table:table-cell>
          <table:table-cell office:value-type="float" office:value="241531215" calcext:value-type="float">
            <text:p>2415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3-1-217T</text:p>
          </table:table-cell>
          <table:table-cell office:value-type="float" office:value="241531217" calcext:value-type="float">
            <text:p>24153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3-1-219T</text:p>
          </table:table-cell>
          <table:table-cell office:value-type="float" office:value="241531219" calcext:value-type="float">
            <text:p>24153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3-1-223T</text:p>
          </table:table-cell>
          <table:table-cell office:value-type="float" office:value="241531223" calcext:value-type="float">
            <text:p>24153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02T</text:p>
          </table:table-cell>
          <table:table-cell office:value-type="float" office:value="241541202" calcext:value-type="float">
            <text:p>24154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04T</text:p>
          </table:table-cell>
          <table:table-cell office:value-type="float" office:value="241541204" calcext:value-type="float">
            <text:p>24154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06T</text:p>
          </table:table-cell>
          <table:table-cell office:value-type="float" office:value="241541206" calcext:value-type="float">
            <text:p>24154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08T</text:p>
          </table:table-cell>
          <table:table-cell office:value-type="float" office:value="241541208" calcext:value-type="float">
            <text:p>24154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14T</text:p>
          </table:table-cell>
          <table:table-cell office:value-type="float" office:value="241541214" calcext:value-type="float">
            <text:p>24154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16T</text:p>
          </table:table-cell>
          <table:table-cell office:value-type="float" office:value="241541216" calcext:value-type="float">
            <text:p>24154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18T</text:p>
          </table:table-cell>
          <table:table-cell office:value-type="float" office:value="241541218" calcext:value-type="float">
            <text:p>24154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20T</text:p>
          </table:table-cell>
          <table:table-cell office:value-type="float" office:value="241541220" calcext:value-type="float">
            <text:p>24154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4-1-222T</text:p>
          </table:table-cell>
          <table:table-cell office:value-type="float" office:value="241541222" calcext:value-type="float">
            <text:p>24154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5-1-203T</text:p>
          </table:table-cell>
          <table:table-cell office:value-type="float" office:value="241551203" calcext:value-type="float">
            <text:p>24155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5-1-207T</text:p>
          </table:table-cell>
          <table:table-cell office:value-type="float" office:value="241551207" calcext:value-type="float">
            <text:p>24155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5-1-211T</text:p>
          </table:table-cell>
          <table:table-cell office:value-type="float" office:value="241551211" calcext:value-type="float">
            <text:p>24155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5-1-213T</text:p>
          </table:table-cell>
          <table:table-cell office:value-type="float" office:value="241551213" calcext:value-type="float">
            <text:p>2415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5-1-215T</text:p>
          </table:table-cell>
          <table:table-cell office:value-type="float" office:value="241551215" calcext:value-type="float">
            <text:p>24155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5-1-219T</text:p>
          </table:table-cell>
          <table:table-cell office:value-type="float" office:value="241551219" calcext:value-type="float">
            <text:p>24155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5-1-223T</text:p>
          </table:table-cell>
          <table:table-cell office:value-type="float" office:value="241551223" calcext:value-type="float">
            <text:p>24155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6-1-206T</text:p>
          </table:table-cell>
          <table:table-cell office:value-type="float" office:value="241561206" calcext:value-type="float">
            <text:p>24156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6-1-208T</text:p>
          </table:table-cell>
          <table:table-cell office:value-type="float" office:value="241561208" calcext:value-type="float">
            <text:p>2415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6-1-212T</text:p>
          </table:table-cell>
          <table:table-cell office:value-type="float" office:value="241561212" calcext:value-type="float">
            <text:p>24156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6-1-216T</text:p>
          </table:table-cell>
          <table:table-cell office:value-type="float" office:value="241561216" calcext:value-type="float">
            <text:p>24156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6-1-218T</text:p>
          </table:table-cell>
          <table:table-cell office:value-type="float" office:value="241561218" calcext:value-type="float">
            <text:p>2415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6-1-220T</text:p>
          </table:table-cell>
          <table:table-cell office:value-type="float" office:value="241561220" calcext:value-type="float">
            <text:p>24156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7-1-201T</text:p>
          </table:table-cell>
          <table:table-cell office:value-type="float" office:value="241571201" calcext:value-type="float">
            <text:p>24157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7-1-203T</text:p>
          </table:table-cell>
          <table:table-cell office:value-type="float" office:value="241571203" calcext:value-type="float">
            <text:p>2415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7-1-215T</text:p>
          </table:table-cell>
          <table:table-cell office:value-type="float" office:value="241571215" calcext:value-type="float">
            <text:p>24157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7-1-217T</text:p>
          </table:table-cell>
          <table:table-cell office:value-type="float" office:value="241571217" calcext:value-type="float">
            <text:p>2415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7-1-219T</text:p>
          </table:table-cell>
          <table:table-cell office:value-type="float" office:value="241571219" calcext:value-type="float">
            <text:p>2415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7-1-221T</text:p>
          </table:table-cell>
          <table:table-cell office:value-type="float" office:value="241571221" calcext:value-type="float">
            <text:p>24157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8-1-210T</text:p>
          </table:table-cell>
          <table:table-cell office:value-type="float" office:value="241581210" calcext:value-type="float">
            <text:p>24158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8-1-212T</text:p>
          </table:table-cell>
          <table:table-cell office:value-type="float" office:value="241581212" calcext:value-type="float">
            <text:p>24158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8-1-214T</text:p>
          </table:table-cell>
          <table:table-cell office:value-type="float" office:value="241581214" calcext:value-type="float">
            <text:p>24158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8-1-216T</text:p>
          </table:table-cell>
          <table:table-cell office:value-type="float" office:value="241581216" calcext:value-type="float">
            <text:p>24158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8-1-218T</text:p>
          </table:table-cell>
          <table:table-cell office:value-type="float" office:value="241581218" calcext:value-type="float">
            <text:p>24158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8-1-220T</text:p>
          </table:table-cell>
          <table:table-cell office:value-type="float" office:value="241581220" calcext:value-type="float">
            <text:p>24158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59-1-217T</text:p>
          </table:table-cell>
          <table:table-cell office:value-type="float" office:value="241591217" calcext:value-type="float">
            <text:p>2415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0-1-196T</text:p>
          </table:table-cell>
          <table:table-cell office:value-type="float" office:value="241601196" calcext:value-type="float">
            <text:p>24160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0-1-200T</text:p>
          </table:table-cell>
          <table:table-cell office:value-type="float" office:value="241601200" calcext:value-type="float">
            <text:p>24160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0-1-206T</text:p>
          </table:table-cell>
          <table:table-cell office:value-type="float" office:value="241601206" calcext:value-type="float">
            <text:p>24160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0-1-208T</text:p>
          </table:table-cell>
          <table:table-cell office:value-type="float" office:value="241601208" calcext:value-type="float">
            <text:p>24160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0-1-214T</text:p>
          </table:table-cell>
          <table:table-cell office:value-type="float" office:value="241601214" calcext:value-type="float">
            <text:p>24160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0-1-218T</text:p>
          </table:table-cell>
          <table:table-cell office:value-type="float" office:value="241601218" calcext:value-type="float">
            <text:p>2416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0-1-220T</text:p>
          </table:table-cell>
          <table:table-cell office:value-type="float" office:value="241601220" calcext:value-type="float">
            <text:p>24160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0-1-226T</text:p>
          </table:table-cell>
          <table:table-cell office:value-type="float" office:value="241601226" calcext:value-type="float">
            <text:p>24160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1-1-199T</text:p>
          </table:table-cell>
          <table:table-cell office:value-type="float" office:value="241611199" calcext:value-type="float">
            <text:p>24161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1-1-203T</text:p>
          </table:table-cell>
          <table:table-cell office:value-type="float" office:value="241611203" calcext:value-type="float">
            <text:p>24161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1-1-205T</text:p>
          </table:table-cell>
          <table:table-cell office:value-type="float" office:value="241611205" calcext:value-type="float">
            <text:p>24161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1-1-207T</text:p>
          </table:table-cell>
          <table:table-cell office:value-type="float" office:value="241611207" calcext:value-type="float">
            <text:p>24161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1-1-209T</text:p>
          </table:table-cell>
          <table:table-cell office:value-type="float" office:value="241611209" calcext:value-type="float">
            <text:p>2416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1-1-213T</text:p>
          </table:table-cell>
          <table:table-cell office:value-type="float" office:value="241611213" calcext:value-type="float">
            <text:p>24161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1-1-215T</text:p>
          </table:table-cell>
          <table:table-cell office:value-type="float" office:value="241611215" calcext:value-type="float">
            <text:p>2416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1-1-225T</text:p>
          </table:table-cell>
          <table:table-cell office:value-type="float" office:value="241611225" calcext:value-type="float">
            <text:p>24161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2-1-198T</text:p>
          </table:table-cell>
          <table:table-cell office:value-type="float" office:value="241621198" calcext:value-type="float">
            <text:p>24162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2-1-204T</text:p>
          </table:table-cell>
          <table:table-cell office:value-type="float" office:value="241621204" calcext:value-type="float">
            <text:p>24162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2-1-208T</text:p>
          </table:table-cell>
          <table:table-cell office:value-type="float" office:value="241621208" calcext:value-type="float">
            <text:p>24162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2-1-212T</text:p>
          </table:table-cell>
          <table:table-cell office:value-type="float" office:value="241621212" calcext:value-type="float">
            <text:p>24162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2-1-214T</text:p>
          </table:table-cell>
          <table:table-cell office:value-type="float" office:value="241621214" calcext:value-type="float">
            <text:p>24162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2-1-216T</text:p>
          </table:table-cell>
          <table:table-cell office:value-type="float" office:value="241621216" calcext:value-type="float">
            <text:p>2416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2-1-226T</text:p>
          </table:table-cell>
          <table:table-cell office:value-type="float" office:value="241621226" calcext:value-type="float">
            <text:p>24162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3-1-195T</text:p>
          </table:table-cell>
          <table:table-cell office:value-type="float" office:value="241631195" calcext:value-type="float">
            <text:p>24163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3-1-199T</text:p>
          </table:table-cell>
          <table:table-cell office:value-type="float" office:value="241631199" calcext:value-type="float">
            <text:p>24163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3-1-207T</text:p>
          </table:table-cell>
          <table:table-cell office:value-type="float" office:value="241631207" calcext:value-type="float">
            <text:p>24163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3-1-211T</text:p>
          </table:table-cell>
          <table:table-cell office:value-type="float" office:value="241631211" calcext:value-type="float">
            <text:p>2416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3-1-217T</text:p>
          </table:table-cell>
          <table:table-cell office:value-type="float" office:value="241631217" calcext:value-type="float">
            <text:p>24163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3-1-221T</text:p>
          </table:table-cell>
          <table:table-cell office:value-type="float" office:value="241631221" calcext:value-type="float">
            <text:p>2416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4-1-200T</text:p>
          </table:table-cell>
          <table:table-cell office:value-type="float" office:value="241641200" calcext:value-type="float">
            <text:p>24164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4-1-216T</text:p>
          </table:table-cell>
          <table:table-cell office:value-type="float" office:value="241641216" calcext:value-type="float">
            <text:p>24164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4-1-224T</text:p>
          </table:table-cell>
          <table:table-cell office:value-type="float" office:value="241641224" calcext:value-type="float">
            <text:p>24164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197T</text:p>
          </table:table-cell>
          <table:table-cell office:value-type="float" office:value="241651197" calcext:value-type="float">
            <text:p>24165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199T</text:p>
          </table:table-cell>
          <table:table-cell office:value-type="float" office:value="241651199" calcext:value-type="float">
            <text:p>24165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203T</text:p>
          </table:table-cell>
          <table:table-cell office:value-type="float" office:value="241651203" calcext:value-type="float">
            <text:p>24165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205T</text:p>
          </table:table-cell>
          <table:table-cell office:value-type="float" office:value="241651205" calcext:value-type="float">
            <text:p>24165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211T</text:p>
          </table:table-cell>
          <table:table-cell office:value-type="float" office:value="241651211" calcext:value-type="float">
            <text:p>24165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217T</text:p>
          </table:table-cell>
          <table:table-cell office:value-type="float" office:value="241651217" calcext:value-type="float">
            <text:p>2416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219T</text:p>
          </table:table-cell>
          <table:table-cell office:value-type="float" office:value="241651219" calcext:value-type="float">
            <text:p>24165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223T</text:p>
          </table:table-cell>
          <table:table-cell office:value-type="float" office:value="241651223" calcext:value-type="float">
            <text:p>24165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5-1-225T</text:p>
          </table:table-cell>
          <table:table-cell office:value-type="float" office:value="241651225" calcext:value-type="float">
            <text:p>24165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6-1-198T</text:p>
          </table:table-cell>
          <table:table-cell office:value-type="float" office:value="241661198" calcext:value-type="float">
            <text:p>2416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6-1-208T</text:p>
          </table:table-cell>
          <table:table-cell office:value-type="float" office:value="241661208" calcext:value-type="float">
            <text:p>2416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6-1-218T</text:p>
          </table:table-cell>
          <table:table-cell office:value-type="float" office:value="241661218" calcext:value-type="float">
            <text:p>2416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7-1-209T</text:p>
          </table:table-cell>
          <table:table-cell office:value-type="float" office:value="241671209" calcext:value-type="float">
            <text:p>24167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7-1-211T</text:p>
          </table:table-cell>
          <table:table-cell office:value-type="float" office:value="241671211" calcext:value-type="float">
            <text:p>24167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7-1-215T</text:p>
          </table:table-cell>
          <table:table-cell office:value-type="float" office:value="241671215" calcext:value-type="float">
            <text:p>24167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7-1-223T</text:p>
          </table:table-cell>
          <table:table-cell office:value-type="float" office:value="241671223" calcext:value-type="float">
            <text:p>24167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7-1-225T</text:p>
          </table:table-cell>
          <table:table-cell office:value-type="float" office:value="241671225" calcext:value-type="float">
            <text:p>24167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198T</text:p>
          </table:table-cell>
          <table:table-cell office:value-type="float" office:value="241681198" calcext:value-type="float">
            <text:p>24168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00T</text:p>
          </table:table-cell>
          <table:table-cell office:value-type="float" office:value="241681200" calcext:value-type="float">
            <text:p>24168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02T</text:p>
          </table:table-cell>
          <table:table-cell office:value-type="float" office:value="241681202" calcext:value-type="float">
            <text:p>2416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04T</text:p>
          </table:table-cell>
          <table:table-cell office:value-type="float" office:value="241681204" calcext:value-type="float">
            <text:p>2416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06T</text:p>
          </table:table-cell>
          <table:table-cell office:value-type="float" office:value="241681206" calcext:value-type="float">
            <text:p>24168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14T</text:p>
          </table:table-cell>
          <table:table-cell office:value-type="float" office:value="241681214" calcext:value-type="float">
            <text:p>24168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16T</text:p>
          </table:table-cell>
          <table:table-cell office:value-type="float" office:value="241681216" calcext:value-type="float">
            <text:p>24168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18T</text:p>
          </table:table-cell>
          <table:table-cell office:value-type="float" office:value="241681218" calcext:value-type="float">
            <text:p>24168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20T</text:p>
          </table:table-cell>
          <table:table-cell office:value-type="float" office:value="241681220" calcext:value-type="float">
            <text:p>24168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22T</text:p>
          </table:table-cell>
          <table:table-cell office:value-type="float" office:value="241681222" calcext:value-type="float">
            <text:p>24168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8-1-224T</text:p>
          </table:table-cell>
          <table:table-cell office:value-type="float" office:value="241681224" calcext:value-type="float">
            <text:p>24168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01T</text:p>
          </table:table-cell>
          <table:table-cell office:value-type="float" office:value="241691201" calcext:value-type="float">
            <text:p>2416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03T</text:p>
          </table:table-cell>
          <table:table-cell office:value-type="float" office:value="241691203" calcext:value-type="float">
            <text:p>2416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05T</text:p>
          </table:table-cell>
          <table:table-cell office:value-type="float" office:value="241691205" calcext:value-type="float">
            <text:p>2416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07T</text:p>
          </table:table-cell>
          <table:table-cell office:value-type="float" office:value="241691207" calcext:value-type="float">
            <text:p>24169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09T</text:p>
          </table:table-cell>
          <table:table-cell office:value-type="float" office:value="241691209" calcext:value-type="float">
            <text:p>24169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11T</text:p>
          </table:table-cell>
          <table:table-cell office:value-type="float" office:value="241691211" calcext:value-type="float">
            <text:p>24169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13T</text:p>
          </table:table-cell>
          <table:table-cell office:value-type="float" office:value="241691213" calcext:value-type="float">
            <text:p>24169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15T</text:p>
          </table:table-cell>
          <table:table-cell office:value-type="float" office:value="241691215" calcext:value-type="float">
            <text:p>24169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17T</text:p>
          </table:table-cell>
          <table:table-cell office:value-type="float" office:value="241691217" calcext:value-type="float">
            <text:p>2416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19T</text:p>
          </table:table-cell>
          <table:table-cell office:value-type="float" office:value="241691219" calcext:value-type="float">
            <text:p>24169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23T</text:p>
          </table:table-cell>
          <table:table-cell office:value-type="float" office:value="241691223" calcext:value-type="float">
            <text:p>24169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69-1-225T</text:p>
          </table:table-cell>
          <table:table-cell office:value-type="float" office:value="241691225" calcext:value-type="float">
            <text:p>24169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0-1-200T</text:p>
          </table:table-cell>
          <table:table-cell office:value-type="float" office:value="241701200" calcext:value-type="float">
            <text:p>24170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0-1-202T</text:p>
          </table:table-cell>
          <table:table-cell office:value-type="float" office:value="241701202" calcext:value-type="float">
            <text:p>2417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0-1-204T</text:p>
          </table:table-cell>
          <table:table-cell office:value-type="float" office:value="241701204" calcext:value-type="float">
            <text:p>24170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0-1-214T</text:p>
          </table:table-cell>
          <table:table-cell office:value-type="float" office:value="241701214" calcext:value-type="float">
            <text:p>24170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0-1-222T</text:p>
          </table:table-cell>
          <table:table-cell office:value-type="float" office:value="241701222" calcext:value-type="float">
            <text:p>24170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0-1-224T</text:p>
          </table:table-cell>
          <table:table-cell office:value-type="float" office:value="241701224" calcext:value-type="float">
            <text:p>2417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1-1-199T</text:p>
          </table:table-cell>
          <table:table-cell office:value-type="float" office:value="241711199" calcext:value-type="float">
            <text:p>24171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1-1-201T</text:p>
          </table:table-cell>
          <table:table-cell office:value-type="float" office:value="241711201" calcext:value-type="float">
            <text:p>24171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1-1-209T</text:p>
          </table:table-cell>
          <table:table-cell office:value-type="float" office:value="241711209" calcext:value-type="float">
            <text:p>2417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1-1-211T</text:p>
          </table:table-cell>
          <table:table-cell office:value-type="float" office:value="241711211" calcext:value-type="float">
            <text:p>24171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1-1-215T</text:p>
          </table:table-cell>
          <table:table-cell office:value-type="float" office:value="241711215" calcext:value-type="float">
            <text:p>2417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1-1-217T</text:p>
          </table:table-cell>
          <table:table-cell office:value-type="float" office:value="241711217" calcext:value-type="float">
            <text:p>24171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1-1-223T</text:p>
          </table:table-cell>
          <table:table-cell office:value-type="float" office:value="241711223" calcext:value-type="float">
            <text:p>24171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2-1-212T</text:p>
          </table:table-cell>
          <table:table-cell office:value-type="float" office:value="241721212" calcext:value-type="float">
            <text:p>24172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2-1-216T</text:p>
          </table:table-cell>
          <table:table-cell office:value-type="float" office:value="241721216" calcext:value-type="float">
            <text:p>2417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2-1-218T</text:p>
          </table:table-cell>
          <table:table-cell office:value-type="float" office:value="241721218" calcext:value-type="float">
            <text:p>24172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2-1-220T</text:p>
          </table:table-cell>
          <table:table-cell office:value-type="float" office:value="241721220" calcext:value-type="float">
            <text:p>24172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2-1-224T</text:p>
          </table:table-cell>
          <table:table-cell office:value-type="float" office:value="241721224" calcext:value-type="float">
            <text:p>24172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3-1-205T</text:p>
          </table:table-cell>
          <table:table-cell office:value-type="float" office:value="241731205" calcext:value-type="float">
            <text:p>24173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3-1-207T</text:p>
          </table:table-cell>
          <table:table-cell office:value-type="float" office:value="241731207" calcext:value-type="float">
            <text:p>24173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3-1-209T</text:p>
          </table:table-cell>
          <table:table-cell office:value-type="float" office:value="241731209" calcext:value-type="float">
            <text:p>24173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3-1-211T</text:p>
          </table:table-cell>
          <table:table-cell office:value-type="float" office:value="241731211" calcext:value-type="float">
            <text:p>2417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3-1-215T</text:p>
          </table:table-cell>
          <table:table-cell office:value-type="float" office:value="241731215" calcext:value-type="float">
            <text:p>2417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3-1-217T</text:p>
          </table:table-cell>
          <table:table-cell office:value-type="float" office:value="241731217" calcext:value-type="float">
            <text:p>24173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3-1-219T</text:p>
          </table:table-cell>
          <table:table-cell office:value-type="float" office:value="241731219" calcext:value-type="float">
            <text:p>24173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3-1-221T</text:p>
          </table:table-cell>
          <table:table-cell office:value-type="float" office:value="241731221" calcext:value-type="float">
            <text:p>2417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4-1-218T</text:p>
          </table:table-cell>
          <table:table-cell office:value-type="float" office:value="241741218" calcext:value-type="float">
            <text:p>24174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4-1-220T</text:p>
          </table:table-cell>
          <table:table-cell office:value-type="float" office:value="241741220" calcext:value-type="float">
            <text:p>24174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4-1-224T</text:p>
          </table:table-cell>
          <table:table-cell office:value-type="float" office:value="241741224" calcext:value-type="float">
            <text:p>24174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5-1-209T</text:p>
          </table:table-cell>
          <table:table-cell office:value-type="float" office:value="241751209" calcext:value-type="float">
            <text:p>24175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5-1-219T</text:p>
          </table:table-cell>
          <table:table-cell office:value-type="float" office:value="241751219" calcext:value-type="float">
            <text:p>24175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5-1-221T</text:p>
          </table:table-cell>
          <table:table-cell office:value-type="float" office:value="241751221" calcext:value-type="float">
            <text:p>24175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5-1-223T</text:p>
          </table:table-cell>
          <table:table-cell office:value-type="float" office:value="241751223" calcext:value-type="float">
            <text:p>24175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6-1-212T</text:p>
          </table:table-cell>
          <table:table-cell office:value-type="float" office:value="241761212" calcext:value-type="float">
            <text:p>24176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6-1-218T</text:p>
          </table:table-cell>
          <table:table-cell office:value-type="float" office:value="241761218" calcext:value-type="float">
            <text:p>2417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6-1-224T</text:p>
          </table:table-cell>
          <table:table-cell office:value-type="float" office:value="241761224" calcext:value-type="float">
            <text:p>24176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7-1-209T</text:p>
          </table:table-cell>
          <table:table-cell office:value-type="float" office:value="241771209" calcext:value-type="float">
            <text:p>24177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7-1-217T</text:p>
          </table:table-cell>
          <table:table-cell office:value-type="float" office:value="241771217" calcext:value-type="float">
            <text:p>2417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7-1-219T</text:p>
          </table:table-cell>
          <table:table-cell office:value-type="float" office:value="241771219" calcext:value-type="float">
            <text:p>2417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7-1-223T</text:p>
          </table:table-cell>
          <table:table-cell office:value-type="float" office:value="241771223" calcext:value-type="float">
            <text:p>24177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8-1-210T</text:p>
          </table:table-cell>
          <table:table-cell office:value-type="float" office:value="241781210" calcext:value-type="float">
            <text:p>24178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8-1-214T</text:p>
          </table:table-cell>
          <table:table-cell office:value-type="float" office:value="241781214" calcext:value-type="float">
            <text:p>24178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8-1-220T</text:p>
          </table:table-cell>
          <table:table-cell office:value-type="float" office:value="241781220" calcext:value-type="float">
            <text:p>24178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8-1-222T</text:p>
          </table:table-cell>
          <table:table-cell office:value-type="float" office:value="241781222" calcext:value-type="float">
            <text:p>24178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9-1-211T</text:p>
          </table:table-cell>
          <table:table-cell office:value-type="float" office:value="241791211" calcext:value-type="float">
            <text:p>24179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9-1-213T</text:p>
          </table:table-cell>
          <table:table-cell office:value-type="float" office:value="241791213" calcext:value-type="float">
            <text:p>24179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79-1-215T</text:p>
          </table:table-cell>
          <table:table-cell office:value-type="float" office:value="241791215" calcext:value-type="float">
            <text:p>24179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24-180-1-216T</text:p>
          </table:table-cell>
          <table:table-cell office:value-type="float" office:value="241801216" calcext:value-type="float">
            <text:p>2418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16-1-224T</text:p>
          </table:table-cell>
          <table:table-cell office:value-type="float" office:value="241161224" calcext:value-type="float">
            <text:p>241161224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Dunes Et Marais D'Hourti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1-1-223T</text:p>
          </table:table-cell>
          <table:table-cell office:value-type="float" office:value="241311223" calcext:value-type="float">
            <text:p>24131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3-1-221T</text:p>
          </table:table-cell>
          <table:table-cell office:value-type="float" office:value="241331221" calcext:value-type="float">
            <text:p>2413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7-1-221T</text:p>
          </table:table-cell>
          <table:table-cell office:value-type="float" office:value="241371221" calcext:value-type="float">
            <text:p>24137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7-1-223T</text:p>
          </table:table-cell>
          <table:table-cell office:value-type="float" office:value="241371223" calcext:value-type="float">
            <text:p>24137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7-1-227T</text:p>
          </table:table-cell>
          <table:table-cell office:value-type="float" office:value="241371227" calcext:value-type="float">
            <text:p>24137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7-1-229T</text:p>
          </table:table-cell>
          <table:table-cell office:value-type="float" office:value="241371229" calcext:value-type="float">
            <text:p>2413712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8-1-220T</text:p>
          </table:table-cell>
          <table:table-cell office:value-type="float" office:value="241381220" calcext:value-type="float">
            <text:p>24138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8-1-222T</text:p>
          </table:table-cell>
          <table:table-cell office:value-type="float" office:value="241381222" calcext:value-type="float">
            <text:p>24138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9-1-223T</text:p>
          </table:table-cell>
          <table:table-cell office:value-type="float" office:value="241391223" calcext:value-type="float">
            <text:p>24139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39-1-231T</text:p>
          </table:table-cell>
          <table:table-cell office:value-type="float" office:value="241391231" calcext:value-type="float">
            <text:p>2413912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0-1-222T</text:p>
          </table:table-cell>
          <table:table-cell office:value-type="float" office:value="241401222" calcext:value-type="float">
            <text:p>24140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0-1-226T</text:p>
          </table:table-cell>
          <table:table-cell office:value-type="float" office:value="241401226" calcext:value-type="float">
            <text:p>24140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0-1-228T</text:p>
          </table:table-cell>
          <table:table-cell office:value-type="float" office:value="241401228" calcext:value-type="float">
            <text:p>2414012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0-1-232T</text:p>
          </table:table-cell>
          <table:table-cell office:value-type="float" office:value="241401232" calcext:value-type="float">
            <text:p>2414012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1-1-221T</text:p>
          </table:table-cell>
          <table:table-cell office:value-type="float" office:value="241411221" calcext:value-type="float">
            <text:p>24141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1-1-229T</text:p>
          </table:table-cell>
          <table:table-cell office:value-type="float" office:value="241411229" calcext:value-type="float">
            <text:p>2414112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2-1-220T</text:p>
          </table:table-cell>
          <table:table-cell office:value-type="float" office:value="241421220" calcext:value-type="float">
            <text:p>24142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2-1-224T</text:p>
          </table:table-cell>
          <table:table-cell office:value-type="float" office:value="241421224" calcext:value-type="float">
            <text:p>24142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2-1-228T</text:p>
          </table:table-cell>
          <table:table-cell office:value-type="float" office:value="241421228" calcext:value-type="float">
            <text:p>2414212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2-1-232T</text:p>
          </table:table-cell>
          <table:table-cell office:value-type="float" office:value="241421232" calcext:value-type="float">
            <text:p>2414212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3-1-223T</text:p>
          </table:table-cell>
          <table:table-cell office:value-type="float" office:value="241431223" calcext:value-type="float">
            <text:p>24143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4-1-232T</text:p>
          </table:table-cell>
          <table:table-cell office:value-type="float" office:value="241441232" calcext:value-type="float">
            <text:p>2414412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4-1-234T</text:p>
          </table:table-cell>
          <table:table-cell office:value-type="float" office:value="241441234" calcext:value-type="float">
            <text:p>24144123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5-1-219T</text:p>
          </table:table-cell>
          <table:table-cell office:value-type="float" office:value="241451219" calcext:value-type="float">
            <text:p>24145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5-1-221T</text:p>
          </table:table-cell>
          <table:table-cell office:value-type="float" office:value="241451221" calcext:value-type="float">
            <text:p>24145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6-1-220T</text:p>
          </table:table-cell>
          <table:table-cell office:value-type="float" office:value="241461220" calcext:value-type="float">
            <text:p>24146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6-1-226T</text:p>
          </table:table-cell>
          <table:table-cell office:value-type="float" office:value="241461226" calcext:value-type="float">
            <text:p>24146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7-1-231T</text:p>
          </table:table-cell>
          <table:table-cell office:value-type="float" office:value="241471231" calcext:value-type="float">
            <text:p>2414712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8-1-228T</text:p>
          </table:table-cell>
          <table:table-cell office:value-type="float" office:value="241481228" calcext:value-type="float">
            <text:p>2414812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48-1-230T</text:p>
          </table:table-cell>
          <table:table-cell office:value-type="float" office:value="241481230" calcext:value-type="float">
            <text:p>24148123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53-1-227T</text:p>
          </table:table-cell>
          <table:table-cell office:value-type="float" office:value="241531227" calcext:value-type="float">
            <text:p>24153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33-154-1-228T</text:p>
          </table:table-cell>
          <table:table-cell office:value-type="float" office:value="241541228" calcext:value-type="float">
            <text:p>24154122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35-1-263T</text:p>
          </table:table-cell>
          <table:table-cell office:value-type="float" office:value="241351263" calcext:value-type="float">
            <text:p>241351263</text:p>
          </table:table-cell>
          <table:table-cell office:value-type="string" calcext:value-type="string">
            <text:p>réserve naturelle nationale</text:p>
          </table:table-cell>
          <table:table-cell office:value-type="string" calcext:value-type="string">
            <text:p>Arjuzan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0-135-1-263T</text:p>
          </table:table-cell>
          <table:table-cell office:value-type="float" office:value="241351263" calcext:value-type="float">
            <text:p>241351263</text:p>
          </table:table-cell>
          <table:table-cell office:value-type="string" calcext:value-type="string">
            <text:p>réserve nationale de chasse et faune sauvage</text:p>
          </table:table-cell>
          <table:table-cell office:value-type="string" calcext:value-type="string">
            <text:p>Arjuzan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79-1-223T</text:p>
          </table:table-cell>
          <table:table-cell office:value-type="float" office:value="241791223" calcext:value-type="float">
            <text:p>24179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0-1-224T</text:p>
          </table:table-cell>
          <table:table-cell office:value-type="float" office:value="241801224" calcext:value-type="float">
            <text:p>2418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1-1-213T</text:p>
          </table:table-cell>
          <table:table-cell office:value-type="float" office:value="241811213" calcext:value-type="float">
            <text:p>24181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1-1-215T</text:p>
          </table:table-cell>
          <table:table-cell office:value-type="float" office:value="241811215" calcext:value-type="float">
            <text:p>2418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1-1-217T</text:p>
          </table:table-cell>
          <table:table-cell office:value-type="float" office:value="241811217" calcext:value-type="float">
            <text:p>24181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1-1-225T</text:p>
          </table:table-cell>
          <table:table-cell office:value-type="float" office:value="241811225" calcext:value-type="float">
            <text:p>24181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2-1-212T</text:p>
          </table:table-cell>
          <table:table-cell office:value-type="float" office:value="241821212" calcext:value-type="float">
            <text:p>24182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2-1-216T</text:p>
          </table:table-cell>
          <table:table-cell office:value-type="float" office:value="241821216" calcext:value-type="float">
            <text:p>2418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2-1-226T</text:p>
          </table:table-cell>
          <table:table-cell office:value-type="float" office:value="241821226" calcext:value-type="float">
            <text:p>24182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3-1-211T</text:p>
          </table:table-cell>
          <table:table-cell office:value-type="float" office:value="241831211" calcext:value-type="float">
            <text:p>2418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3-1-215T</text:p>
          </table:table-cell>
          <table:table-cell office:value-type="float" office:value="241831215" calcext:value-type="float">
            <text:p>2418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3-1-217T</text:p>
          </table:table-cell>
          <table:table-cell office:value-type="float" office:value="241831217" calcext:value-type="float">
            <text:p>24183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3-1-219T</text:p>
          </table:table-cell>
          <table:table-cell office:value-type="float" office:value="241831219" calcext:value-type="float">
            <text:p>24183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3-1-221T</text:p>
          </table:table-cell>
          <table:table-cell office:value-type="float" office:value="241831221" calcext:value-type="float">
            <text:p>2418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3-1-223T</text:p>
          </table:table-cell>
          <table:table-cell office:value-type="float" office:value="241831223" calcext:value-type="float">
            <text:p>24183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4-1-214T</text:p>
          </table:table-cell>
          <table:table-cell office:value-type="float" office:value="241841214" calcext:value-type="float">
            <text:p>24184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5-1-211T</text:p>
          </table:table-cell>
          <table:table-cell office:value-type="float" office:value="241851211" calcext:value-type="float">
            <text:p>24185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5-1-213T</text:p>
          </table:table-cell>
          <table:table-cell office:value-type="float" office:value="241851213" calcext:value-type="float">
            <text:p>2418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5-1-215T</text:p>
          </table:table-cell>
          <table:table-cell office:value-type="float" office:value="241851215" calcext:value-type="float">
            <text:p>24185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5-1-217T</text:p>
          </table:table-cell>
          <table:table-cell office:value-type="float" office:value="241851217" calcext:value-type="float">
            <text:p>2418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5-1-221T</text:p>
          </table:table-cell>
          <table:table-cell office:value-type="float" office:value="241851221" calcext:value-type="float">
            <text:p>24185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5-1-223T</text:p>
          </table:table-cell>
          <table:table-cell office:value-type="float" office:value="241851223" calcext:value-type="float">
            <text:p>24185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6-1-212T</text:p>
          </table:table-cell>
          <table:table-cell office:value-type="float" office:value="241861212" calcext:value-type="float">
            <text:p>24186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7-1-217T</text:p>
          </table:table-cell>
          <table:table-cell office:value-type="float" office:value="241871217" calcext:value-type="float">
            <text:p>2418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7-1-219T</text:p>
          </table:table-cell>
          <table:table-cell office:value-type="float" office:value="241871219" calcext:value-type="float">
            <text:p>2418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7-1-221T</text:p>
          </table:table-cell>
          <table:table-cell office:value-type="float" office:value="241871221" calcext:value-type="float">
            <text:p>24187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89-1-213T</text:p>
          </table:table-cell>
          <table:table-cell office:value-type="float" office:value="241891213" calcext:value-type="float">
            <text:p>24189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1-1-211T</text:p>
          </table:table-cell>
          <table:table-cell office:value-type="float" office:value="241911211" calcext:value-type="float">
            <text:p>24191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1-1-213T</text:p>
          </table:table-cell>
          <table:table-cell office:value-type="float" office:value="241911213" calcext:value-type="float">
            <text:p>24191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2-1-210T</text:p>
          </table:table-cell>
          <table:table-cell office:value-type="float" office:value="241921210" calcext:value-type="float">
            <text:p>24192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3-1-211T</text:p>
          </table:table-cell>
          <table:table-cell office:value-type="float" office:value="241931211" calcext:value-type="float">
            <text:p>2419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3-1-213T</text:p>
          </table:table-cell>
          <table:table-cell office:value-type="float" office:value="241931213" calcext:value-type="float">
            <text:p>24193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4-1-208T</text:p>
          </table:table-cell>
          <table:table-cell office:value-type="float" office:value="241941208" calcext:value-type="float">
            <text:p>24194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4-1-210T</text:p>
          </table:table-cell>
          <table:table-cell office:value-type="float" office:value="241941210" calcext:value-type="float">
            <text:p>24194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4-1-212T</text:p>
          </table:table-cell>
          <table:table-cell office:value-type="float" office:value="241941212" calcext:value-type="float">
            <text:p>24194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6-1-210T</text:p>
          </table:table-cell>
          <table:table-cell office:value-type="float" office:value="241961210" calcext:value-type="float">
            <text:p>24196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6-1-212T</text:p>
          </table:table-cell>
          <table:table-cell office:value-type="float" office:value="241961212" calcext:value-type="float">
            <text:p>24196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6-1-214T</text:p>
          </table:table-cell>
          <table:table-cell office:value-type="float" office:value="241961214" calcext:value-type="float">
            <text:p>24196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46-196-1-216T</text:p>
          </table:table-cell>
          <table:table-cell office:value-type="float" office:value="241961216" calcext:value-type="float">
            <text:p>24196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65-161-1-289T</text:p>
          </table:table-cell>
          <table:table-cell office:value-type="float" office:value="241611289" calcext:value-type="float">
            <text:p>241611289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Massif du Pibeste - Aoulh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7-161-1-195T</text:p>
          </table:table-cell>
          <table:table-cell office:value-type="float" office:value="241611195" calcext:value-type="float">
            <text:p>24161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7-164-1-194T</text:p>
          </table:table-cell>
          <table:table-cell office:value-type="float" office:value="241641194" calcext:value-type="float">
            <text:p>24164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7-166-1-196T</text:p>
          </table:table-cell>
          <table:table-cell office:value-type="float" office:value="241661196" calcext:value-type="float">
            <text:p>24166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7-169-1-195T</text:p>
          </table:table-cell>
          <table:table-cell office:value-type="float" office:value="241691195" calcext:value-type="float">
            <text:p>24169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7-170-1-196T</text:p>
          </table:table-cell>
          <table:table-cell office:value-type="float" office:value="241701196" calcext:value-type="float">
            <text:p>24170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7-174-1-192T</text:p>
          </table:table-cell>
          <table:table-cell office:value-type="float" office:value="241741192" calcext:value-type="float">
            <text:p>24174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nouveau</text:p>
          </table:table-cell>
          <table:table-cell office:value-type="string" calcext:value-type="string">
            <text:p>24-87-176-1-192T</text:p>
          </table:table-cell>
          <table:table-cell office:value-type="float" office:value="241761192" calcext:value-type="float">
            <text:p>24176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5-196-1-208T</text:p>
          </table:table-cell>
          <table:table-cell office:value-type="float" office:value="191961208" calcext:value-type="float">
            <text:p>1919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0-1-212T</text:p>
          </table:table-cell>
          <table:table-cell office:value-type="float" office:value="191401212" calcext:value-type="float">
            <text:p>19140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1-1-213T</text:p>
          </table:table-cell>
          <table:table-cell office:value-type="float" office:value="191411213" calcext:value-type="float">
            <text:p>19141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1-1-215T</text:p>
          </table:table-cell>
          <table:table-cell office:value-type="float" office:value="191411215" calcext:value-type="float">
            <text:p>1914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2-1-214T</text:p>
          </table:table-cell>
          <table:table-cell office:value-type="float" office:value="191421214" calcext:value-type="float">
            <text:p>19142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3-1-215T</text:p>
          </table:table-cell>
          <table:table-cell office:value-type="float" office:value="191431215" calcext:value-type="float">
            <text:p>1914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4-1-208T</text:p>
          </table:table-cell>
          <table:table-cell office:value-type="float" office:value="191441208" calcext:value-type="float">
            <text:p>19144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5-1-213T</text:p>
          </table:table-cell>
          <table:table-cell office:value-type="float" office:value="191451213" calcext:value-type="float">
            <text:p>1914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6-1-214T</text:p>
          </table:table-cell>
          <table:table-cell office:value-type="float" office:value="191461214" calcext:value-type="float">
            <text:p>19146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7-1-207T</text:p>
          </table:table-cell>
          <table:table-cell office:value-type="float" office:value="191471207" calcext:value-type="float">
            <text:p>1914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7-1-211T</text:p>
          </table:table-cell>
          <table:table-cell office:value-type="float" office:value="191471211" calcext:value-type="float">
            <text:p>19147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8-1-204T</text:p>
          </table:table-cell>
          <table:table-cell office:value-type="float" office:value="191481204" calcext:value-type="float">
            <text:p>1914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8-1-208T</text:p>
          </table:table-cell>
          <table:table-cell office:value-type="float" office:value="191481208" calcext:value-type="float">
            <text:p>19148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49-1-203T</text:p>
          </table:table-cell>
          <table:table-cell office:value-type="float" office:value="191491203" calcext:value-type="float">
            <text:p>1914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6-150-1-204T</text:p>
          </table:table-cell>
          <table:table-cell office:value-type="float" office:value="191501204" calcext:value-type="float">
            <text:p>19150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35-1-217T</text:p>
          </table:table-cell>
          <table:table-cell office:value-type="float" office:value="191351217" calcext:value-type="float">
            <text:p>1913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37-1-217T</text:p>
          </table:table-cell>
          <table:table-cell office:value-type="float" office:value="191371217" calcext:value-type="float">
            <text:p>1913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38-1-214T</text:p>
          </table:table-cell>
          <table:table-cell office:value-type="float" office:value="191381214" calcext:value-type="float">
            <text:p>19138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38-1-218T</text:p>
          </table:table-cell>
          <table:table-cell office:value-type="float" office:value="191381218" calcext:value-type="float">
            <text:p>19138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38-1-220T</text:p>
          </table:table-cell>
          <table:table-cell office:value-type="float" office:value="191381220" calcext:value-type="float">
            <text:p>19138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39-1-215T</text:p>
          </table:table-cell>
          <table:table-cell office:value-type="float" office:value="191391215" calcext:value-type="float">
            <text:p>19139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39-1-217T</text:p>
          </table:table-cell>
          <table:table-cell office:value-type="float" office:value="191391217" calcext:value-type="float">
            <text:p>1913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40-1-216T</text:p>
          </table:table-cell>
          <table:table-cell office:value-type="float" office:value="191401216" calcext:value-type="float">
            <text:p>1914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40-1-220T</text:p>
          </table:table-cell>
          <table:table-cell office:value-type="float" office:value="191401220" calcext:value-type="float">
            <text:p>19140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41-1-217T</text:p>
          </table:table-cell>
          <table:table-cell office:value-type="float" office:value="191411217" calcext:value-type="float">
            <text:p>19141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41-1-221T</text:p>
          </table:table-cell>
          <table:table-cell office:value-type="float" office:value="191411221" calcext:value-type="float">
            <text:p>19141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42-1-216T</text:p>
          </table:table-cell>
          <table:table-cell office:value-type="float" office:value="191421216" calcext:value-type="float">
            <text:p>1914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43-1-219T</text:p>
          </table:table-cell>
          <table:table-cell office:value-type="float" office:value="191431219" calcext:value-type="float">
            <text:p>19143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7-144-1-216T</text:p>
          </table:table-cell>
          <table:table-cell office:value-type="float" office:value="191441216" calcext:value-type="float">
            <text:p>19144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3-1-199T</text:p>
          </table:table-cell>
          <table:table-cell office:value-type="float" office:value="191731199" calcext:value-type="float">
            <text:p>19173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3-1-205T</text:p>
          </table:table-cell>
          <table:table-cell office:value-type="float" office:value="191731205" calcext:value-type="float">
            <text:p>19173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4-1-206T</text:p>
          </table:table-cell>
          <table:table-cell office:value-type="float" office:value="191741206" calcext:value-type="float">
            <text:p>19174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6-1-204T</text:p>
          </table:table-cell>
          <table:table-cell office:value-type="float" office:value="191761204" calcext:value-type="float">
            <text:p>19176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7-1-195T</text:p>
          </table:table-cell>
          <table:table-cell office:value-type="float" office:value="191771195" calcext:value-type="float">
            <text:p>19177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7-1-201T</text:p>
          </table:table-cell>
          <table:table-cell office:value-type="float" office:value="191771201" calcext:value-type="float">
            <text:p>19177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7-1-207T</text:p>
          </table:table-cell>
          <table:table-cell office:value-type="float" office:value="191771207" calcext:value-type="float">
            <text:p>1917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8-1-204T</text:p>
          </table:table-cell>
          <table:table-cell office:value-type="float" office:value="191781204" calcext:value-type="float">
            <text:p>1917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8-1-206T</text:p>
          </table:table-cell>
          <table:table-cell office:value-type="float" office:value="191781206" calcext:value-type="float">
            <text:p>19178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9-1-191T</text:p>
          </table:table-cell>
          <table:table-cell office:value-type="float" office:value="191791191" calcext:value-type="float">
            <text:p>19179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9-1-193T</text:p>
          </table:table-cell>
          <table:table-cell office:value-type="float" office:value="191791193" calcext:value-type="float">
            <text:p>19179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9-1-195T</text:p>
          </table:table-cell>
          <table:table-cell office:value-type="float" office:value="191791195" calcext:value-type="float">
            <text:p>19179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9-1-199T</text:p>
          </table:table-cell>
          <table:table-cell office:value-type="float" office:value="191791199" calcext:value-type="float">
            <text:p>19179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9-1-203T</text:p>
          </table:table-cell>
          <table:table-cell office:value-type="float" office:value="191791203" calcext:value-type="float">
            <text:p>1917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79-1-205T</text:p>
          </table:table-cell>
          <table:table-cell office:value-type="float" office:value="191791205" calcext:value-type="float">
            <text:p>1917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0-1-192T</text:p>
          </table:table-cell>
          <table:table-cell office:value-type="float" office:value="191801192" calcext:value-type="float">
            <text:p>19180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0-1-208T</text:p>
          </table:table-cell>
          <table:table-cell office:value-type="float" office:value="191801208" calcext:value-type="float">
            <text:p>19180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1-1-189T</text:p>
          </table:table-cell>
          <table:table-cell office:value-type="float" office:value="191811189" calcext:value-type="float">
            <text:p>19181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1-1-191T</text:p>
          </table:table-cell>
          <table:table-cell office:value-type="float" office:value="191811191" calcext:value-type="float">
            <text:p>19181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1-1-195T</text:p>
          </table:table-cell>
          <table:table-cell office:value-type="float" office:value="191811195" calcext:value-type="float">
            <text:p>19181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1-1-197T</text:p>
          </table:table-cell>
          <table:table-cell office:value-type="float" office:value="191811197" calcext:value-type="float">
            <text:p>19181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1-1-199T</text:p>
          </table:table-cell>
          <table:table-cell office:value-type="float" office:value="191811199" calcext:value-type="float">
            <text:p>19181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1-1-203T</text:p>
          </table:table-cell>
          <table:table-cell office:value-type="float" office:value="191811203" calcext:value-type="float">
            <text:p>19181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2-1-190T</text:p>
          </table:table-cell>
          <table:table-cell office:value-type="float" office:value="191821190" calcext:value-type="float">
            <text:p>19182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2-1-192T</text:p>
          </table:table-cell>
          <table:table-cell office:value-type="float" office:value="191821192" calcext:value-type="float">
            <text:p>19182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2-1-198T</text:p>
          </table:table-cell>
          <table:table-cell office:value-type="float" office:value="191821198" calcext:value-type="float">
            <text:p>19182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2-1-210T</text:p>
          </table:table-cell>
          <table:table-cell office:value-type="float" office:value="191821210" calcext:value-type="float">
            <text:p>19182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3-1-191T</text:p>
          </table:table-cell>
          <table:table-cell office:value-type="float" office:value="191831191" calcext:value-type="float">
            <text:p>19183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3-1-197T</text:p>
          </table:table-cell>
          <table:table-cell office:value-type="float" office:value="191831197" calcext:value-type="float">
            <text:p>19183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3-1-201T</text:p>
          </table:table-cell>
          <table:table-cell office:value-type="float" office:value="191831201" calcext:value-type="float">
            <text:p>19183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3-1-205T</text:p>
          </table:table-cell>
          <table:table-cell office:value-type="float" office:value="191831205" calcext:value-type="float">
            <text:p>19183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4-1-188T</text:p>
          </table:table-cell>
          <table:table-cell office:value-type="float" office:value="191841188" calcext:value-type="float">
            <text:p>19184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4-1-200T</text:p>
          </table:table-cell>
          <table:table-cell office:value-type="float" office:value="191841200" calcext:value-type="float">
            <text:p>19184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4-1-204T</text:p>
          </table:table-cell>
          <table:table-cell office:value-type="float" office:value="191841204" calcext:value-type="float">
            <text:p>19184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5-1-193T</text:p>
          </table:table-cell>
          <table:table-cell office:value-type="float" office:value="191851193" calcext:value-type="float">
            <text:p>19185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5-1-197T</text:p>
          </table:table-cell>
          <table:table-cell office:value-type="float" office:value="191851197" calcext:value-type="float">
            <text:p>19185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5-1-203T</text:p>
          </table:table-cell>
          <table:table-cell office:value-type="float" office:value="191851203" calcext:value-type="float">
            <text:p>19185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5-1-205T</text:p>
          </table:table-cell>
          <table:table-cell office:value-type="float" office:value="191851205" calcext:value-type="float">
            <text:p>19185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5-1-207T</text:p>
          </table:table-cell>
          <table:table-cell office:value-type="float" office:value="191851207" calcext:value-type="float">
            <text:p>19185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5-1-209T</text:p>
          </table:table-cell>
          <table:table-cell office:value-type="float" office:value="191851209" calcext:value-type="float">
            <text:p>19185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6-1-186T</text:p>
          </table:table-cell>
          <table:table-cell office:value-type="float" office:value="191861186" calcext:value-type="float">
            <text:p>19186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6-1-188T</text:p>
          </table:table-cell>
          <table:table-cell office:value-type="float" office:value="191861188" calcext:value-type="float">
            <text:p>19186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6-1-190T</text:p>
          </table:table-cell>
          <table:table-cell office:value-type="float" office:value="191861190" calcext:value-type="float">
            <text:p>19186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6-1-198T</text:p>
          </table:table-cell>
          <table:table-cell office:value-type="float" office:value="191861198" calcext:value-type="float">
            <text:p>19186119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6-1-202T</text:p>
          </table:table-cell>
          <table:table-cell office:value-type="float" office:value="191861202" calcext:value-type="float">
            <text:p>19186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7-1-189T</text:p>
          </table:table-cell>
          <table:table-cell office:value-type="float" office:value="191871189" calcext:value-type="float">
            <text:p>19187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7-1-191T</text:p>
          </table:table-cell>
          <table:table-cell office:value-type="float" office:value="191871191" calcext:value-type="float">
            <text:p>19187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7-1-195T</text:p>
          </table:table-cell>
          <table:table-cell office:value-type="float" office:value="191871195" calcext:value-type="float">
            <text:p>19187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7-1-201T</text:p>
          </table:table-cell>
          <table:table-cell office:value-type="float" office:value="191871201" calcext:value-type="float">
            <text:p>19187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7-1-203T</text:p>
          </table:table-cell>
          <table:table-cell office:value-type="float" office:value="191871203" calcext:value-type="float">
            <text:p>1918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7-1-207T</text:p>
          </table:table-cell>
          <table:table-cell office:value-type="float" office:value="191871207" calcext:value-type="float">
            <text:p>1918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7-1-209T</text:p>
          </table:table-cell>
          <table:table-cell office:value-type="float" office:value="191871209" calcext:value-type="float">
            <text:p>19187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8-1-188T</text:p>
          </table:table-cell>
          <table:table-cell office:value-type="float" office:value="191881188" calcext:value-type="float">
            <text:p>19188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8-1-192T</text:p>
          </table:table-cell>
          <table:table-cell office:value-type="float" office:value="191881192" calcext:value-type="float">
            <text:p>19188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8-1-196T</text:p>
          </table:table-cell>
          <table:table-cell office:value-type="float" office:value="191881196" calcext:value-type="float">
            <text:p>19188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8-1-204T</text:p>
          </table:table-cell>
          <table:table-cell office:value-type="float" office:value="191881204" calcext:value-type="float">
            <text:p>1918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187T</text:p>
          </table:table-cell>
          <table:table-cell office:value-type="float" office:value="191891187" calcext:value-type="float">
            <text:p>19189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189T</text:p>
          </table:table-cell>
          <table:table-cell office:value-type="float" office:value="191891189" calcext:value-type="float">
            <text:p>19189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191T</text:p>
          </table:table-cell>
          <table:table-cell office:value-type="float" office:value="191891191" calcext:value-type="float">
            <text:p>19189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193T</text:p>
          </table:table-cell>
          <table:table-cell office:value-type="float" office:value="191891193" calcext:value-type="float">
            <text:p>19189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195T</text:p>
          </table:table-cell>
          <table:table-cell office:value-type="float" office:value="191891195" calcext:value-type="float">
            <text:p>19189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201T</text:p>
          </table:table-cell>
          <table:table-cell office:value-type="float" office:value="191891201" calcext:value-type="float">
            <text:p>1918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89-1-203T</text:p>
          </table:table-cell>
          <table:table-cell office:value-type="float" office:value="191891203" calcext:value-type="float">
            <text:p>1918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0-1-184T</text:p>
          </table:table-cell>
          <table:table-cell office:value-type="float" office:value="191901184" calcext:value-type="float">
            <text:p>19190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0-1-186T</text:p>
          </table:table-cell>
          <table:table-cell office:value-type="float" office:value="191901186" calcext:value-type="float">
            <text:p>19190118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0-1-192T</text:p>
          </table:table-cell>
          <table:table-cell office:value-type="float" office:value="191901192" calcext:value-type="float">
            <text:p>19190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0-1-200T</text:p>
          </table:table-cell>
          <table:table-cell office:value-type="float" office:value="191901200" calcext:value-type="float">
            <text:p>19190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0-1-202T</text:p>
          </table:table-cell>
          <table:table-cell office:value-type="float" office:value="191901202" calcext:value-type="float">
            <text:p>1919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0-1-208T</text:p>
          </table:table-cell>
          <table:table-cell office:value-type="float" office:value="191901208" calcext:value-type="float">
            <text:p>19190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1-1-183T</text:p>
          </table:table-cell>
          <table:table-cell office:value-type="float" office:value="191911183" calcext:value-type="float">
            <text:p>19191118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1-1-185T</text:p>
          </table:table-cell>
          <table:table-cell office:value-type="float" office:value="191911185" calcext:value-type="float">
            <text:p>19191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1-1-189T</text:p>
          </table:table-cell>
          <table:table-cell office:value-type="float" office:value="191911189" calcext:value-type="float">
            <text:p>19191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1-1-195T</text:p>
          </table:table-cell>
          <table:table-cell office:value-type="float" office:value="191911195" calcext:value-type="float">
            <text:p>19191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1-1-197T</text:p>
          </table:table-cell>
          <table:table-cell office:value-type="float" office:value="191911197" calcext:value-type="float">
            <text:p>19191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1-1-205T</text:p>
          </table:table-cell>
          <table:table-cell office:value-type="float" office:value="191911205" calcext:value-type="float">
            <text:p>19191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1-1-207T</text:p>
          </table:table-cell>
          <table:table-cell office:value-type="float" office:value="191911207" calcext:value-type="float">
            <text:p>19191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2-1-188T</text:p>
          </table:table-cell>
          <table:table-cell office:value-type="float" office:value="191921188" calcext:value-type="float">
            <text:p>19192118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2-1-192T</text:p>
          </table:table-cell>
          <table:table-cell office:value-type="float" office:value="191921192" calcext:value-type="float">
            <text:p>19192119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2-1-196T</text:p>
          </table:table-cell>
          <table:table-cell office:value-type="float" office:value="191921196" calcext:value-type="float">
            <text:p>19192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2-1-200T</text:p>
          </table:table-cell>
          <table:table-cell office:value-type="float" office:value="191921200" calcext:value-type="float">
            <text:p>19192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2-1-204T</text:p>
          </table:table-cell>
          <table:table-cell office:value-type="float" office:value="191921204" calcext:value-type="float">
            <text:p>19192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2-1-208T</text:p>
          </table:table-cell>
          <table:table-cell office:value-type="float" office:value="191921208" calcext:value-type="float">
            <text:p>19192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185T</text:p>
          </table:table-cell>
          <table:table-cell office:value-type="float" office:value="191931185" calcext:value-type="float">
            <text:p>19193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187T</text:p>
          </table:table-cell>
          <table:table-cell office:value-type="float" office:value="191931187" calcext:value-type="float">
            <text:p>19193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189T</text:p>
          </table:table-cell>
          <table:table-cell office:value-type="float" office:value="191931189" calcext:value-type="float">
            <text:p>19193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191T</text:p>
          </table:table-cell>
          <table:table-cell office:value-type="float" office:value="191931191" calcext:value-type="float">
            <text:p>19193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193T</text:p>
          </table:table-cell>
          <table:table-cell office:value-type="float" office:value="191931193" calcext:value-type="float">
            <text:p>19193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195T</text:p>
          </table:table-cell>
          <table:table-cell office:value-type="float" office:value="191931195" calcext:value-type="float">
            <text:p>19193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197T</text:p>
          </table:table-cell>
          <table:table-cell office:value-type="float" office:value="191931197" calcext:value-type="float">
            <text:p>19193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199T</text:p>
          </table:table-cell>
          <table:table-cell office:value-type="float" office:value="191931199" calcext:value-type="float">
            <text:p>19193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205T</text:p>
          </table:table-cell>
          <table:table-cell office:value-type="float" office:value="191931205" calcext:value-type="float">
            <text:p>19193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3-1-207T</text:p>
          </table:table-cell>
          <table:table-cell office:value-type="float" office:value="191931207" calcext:value-type="float">
            <text:p>19193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4-1-190T</text:p>
          </table:table-cell>
          <table:table-cell office:value-type="float" office:value="191941190" calcext:value-type="float">
            <text:p>19194119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4-1-196T</text:p>
          </table:table-cell>
          <table:table-cell office:value-type="float" office:value="191941196" calcext:value-type="float">
            <text:p>19194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4-1-204T</text:p>
          </table:table-cell>
          <table:table-cell office:value-type="float" office:value="191941204" calcext:value-type="float">
            <text:p>19194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185T</text:p>
          </table:table-cell>
          <table:table-cell office:value-type="float" office:value="191951185" calcext:value-type="float">
            <text:p>19195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187T</text:p>
          </table:table-cell>
          <table:table-cell office:value-type="float" office:value="191951187" calcext:value-type="float">
            <text:p>19195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191T</text:p>
          </table:table-cell>
          <table:table-cell office:value-type="float" office:value="191951191" calcext:value-type="float">
            <text:p>19195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193T</text:p>
          </table:table-cell>
          <table:table-cell office:value-type="float" office:value="191951193" calcext:value-type="float">
            <text:p>19195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195T</text:p>
          </table:table-cell>
          <table:table-cell office:value-type="float" office:value="191951195" calcext:value-type="float">
            <text:p>19195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197T</text:p>
          </table:table-cell>
          <table:table-cell office:value-type="float" office:value="191951197" calcext:value-type="float">
            <text:p>19195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199T</text:p>
          </table:table-cell>
          <table:table-cell office:value-type="float" office:value="191951199" calcext:value-type="float">
            <text:p>19195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201T</text:p>
          </table:table-cell>
          <table:table-cell office:value-type="float" office:value="191951201" calcext:value-type="float">
            <text:p>19195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203T</text:p>
          </table:table-cell>
          <table:table-cell office:value-type="float" office:value="191951203" calcext:value-type="float">
            <text:p>19195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205T</text:p>
          </table:table-cell>
          <table:table-cell office:value-type="float" office:value="191951205" calcext:value-type="float">
            <text:p>19195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5-1-207T</text:p>
          </table:table-cell>
          <table:table-cell office:value-type="float" office:value="191951207" calcext:value-type="float">
            <text:p>19195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6-1-184T</text:p>
          </table:table-cell>
          <table:table-cell office:value-type="float" office:value="191961184" calcext:value-type="float">
            <text:p>19196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7-1-185T</text:p>
          </table:table-cell>
          <table:table-cell office:value-type="float" office:value="191971185" calcext:value-type="float">
            <text:p>19197118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7-1-187T</text:p>
          </table:table-cell>
          <table:table-cell office:value-type="float" office:value="191971187" calcext:value-type="float">
            <text:p>19197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7-1-189T</text:p>
          </table:table-cell>
          <table:table-cell office:value-type="float" office:value="191971189" calcext:value-type="float">
            <text:p>19197118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7-1-193T</text:p>
          </table:table-cell>
          <table:table-cell office:value-type="float" office:value="191971193" calcext:value-type="float">
            <text:p>19197119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8-1-184T</text:p>
          </table:table-cell>
          <table:table-cell office:value-type="float" office:value="191981184" calcext:value-type="float">
            <text:p>19198118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8-1-194T</text:p>
          </table:table-cell>
          <table:table-cell office:value-type="float" office:value="191981194" calcext:value-type="float">
            <text:p>19198119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199-1-187T</text:p>
          </table:table-cell>
          <table:table-cell office:value-type="float" office:value="191991187" calcext:value-type="float">
            <text:p>19199118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19-201-1-191T</text:p>
          </table:table-cell>
          <table:table-cell office:value-type="float" office:value="192011191" calcext:value-type="float">
            <text:p>19201119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3-1-181T</text:p>
          </table:table-cell>
          <table:table-cell office:value-type="float" office:value="191931181" calcext:value-type="float">
            <text:p>19193118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4-1-178T</text:p>
          </table:table-cell>
          <table:table-cell office:value-type="float" office:value="191941178" calcext:value-type="float">
            <text:p>19194117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3-194-1-182T</text:p>
          </table:table-cell>
          <table:table-cell office:value-type="float" office:value="191941182" calcext:value-type="float">
            <text:p>19194118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45-1-217T</text:p>
          </table:table-cell>
          <table:table-cell office:value-type="float" office:value="191451217" calcext:value-type="float">
            <text:p>1914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47-1-215T</text:p>
          </table:table-cell>
          <table:table-cell office:value-type="float" office:value="191471215" calcext:value-type="float">
            <text:p>19147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47-1-217T</text:p>
          </table:table-cell>
          <table:table-cell office:value-type="float" office:value="191471217" calcext:value-type="float">
            <text:p>1914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47-1-219T</text:p>
          </table:table-cell>
          <table:table-cell office:value-type="float" office:value="191471219" calcext:value-type="float">
            <text:p>1914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48-1-216T</text:p>
          </table:table-cell>
          <table:table-cell office:value-type="float" office:value="191481216" calcext:value-type="float">
            <text:p>19148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49-1-217T</text:p>
          </table:table-cell>
          <table:table-cell office:value-type="float" office:value="191491217" calcext:value-type="float">
            <text:p>1914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49-1-219T</text:p>
          </table:table-cell>
          <table:table-cell office:value-type="float" office:value="191491219" calcext:value-type="float">
            <text:p>19149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49-1-225T</text:p>
          </table:table-cell>
          <table:table-cell office:value-type="float" office:value="191491225" calcext:value-type="float">
            <text:p>19149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0-1-216T</text:p>
          </table:table-cell>
          <table:table-cell office:value-type="float" office:value="191501216" calcext:value-type="float">
            <text:p>1915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0-1-218T</text:p>
          </table:table-cell>
          <table:table-cell office:value-type="float" office:value="191501218" calcext:value-type="float">
            <text:p>1915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0-1-220T</text:p>
          </table:table-cell>
          <table:table-cell office:value-type="float" office:value="191501220" calcext:value-type="float">
            <text:p>19150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0-1-222T</text:p>
          </table:table-cell>
          <table:table-cell office:value-type="float" office:value="191501222" calcext:value-type="float">
            <text:p>19150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0-1-224T</text:p>
          </table:table-cell>
          <table:table-cell office:value-type="float" office:value="191501224" calcext:value-type="float">
            <text:p>1915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1-1-217T</text:p>
          </table:table-cell>
          <table:table-cell office:value-type="float" office:value="191511217" calcext:value-type="float">
            <text:p>19151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2-1-208T</text:p>
          </table:table-cell>
          <table:table-cell office:value-type="float" office:value="191521208" calcext:value-type="float">
            <text:p>19152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2-1-216T</text:p>
          </table:table-cell>
          <table:table-cell office:value-type="float" office:value="191521216" calcext:value-type="float">
            <text:p>1915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2-1-224T</text:p>
          </table:table-cell>
          <table:table-cell office:value-type="float" office:value="191521224" calcext:value-type="float">
            <text:p>19152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3-1-203T</text:p>
          </table:table-cell>
          <table:table-cell office:value-type="float" office:value="191531203" calcext:value-type="float">
            <text:p>19153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3-1-205T</text:p>
          </table:table-cell>
          <table:table-cell office:value-type="float" office:value="191531205" calcext:value-type="float">
            <text:p>19153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3-1-223T</text:p>
          </table:table-cell>
          <table:table-cell office:value-type="float" office:value="191531223" calcext:value-type="float">
            <text:p>19153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4-1-204T</text:p>
          </table:table-cell>
          <table:table-cell office:value-type="float" office:value="191541204" calcext:value-type="float">
            <text:p>19154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4-1-214T</text:p>
          </table:table-cell>
          <table:table-cell office:value-type="float" office:value="191541214" calcext:value-type="float">
            <text:p>19154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4-1-218T</text:p>
          </table:table-cell>
          <table:table-cell office:value-type="float" office:value="191541218" calcext:value-type="float">
            <text:p>19154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4-1-222T</text:p>
          </table:table-cell>
          <table:table-cell office:value-type="float" office:value="191541222" calcext:value-type="float">
            <text:p>19154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5-1-207T</text:p>
          </table:table-cell>
          <table:table-cell office:value-type="float" office:value="191551207" calcext:value-type="float">
            <text:p>19155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5-1-215T</text:p>
          </table:table-cell>
          <table:table-cell office:value-type="float" office:value="191551215" calcext:value-type="float">
            <text:p>19155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5-1-217T</text:p>
          </table:table-cell>
          <table:table-cell office:value-type="float" office:value="191551217" calcext:value-type="float">
            <text:p>1915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5-1-221T</text:p>
          </table:table-cell>
          <table:table-cell office:value-type="float" office:value="191551221" calcext:value-type="float">
            <text:p>19155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5-1-223T</text:p>
          </table:table-cell>
          <table:table-cell office:value-type="float" office:value="191551223" calcext:value-type="float">
            <text:p>19155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6-1-204T</text:p>
          </table:table-cell>
          <table:table-cell office:value-type="float" office:value="191561204" calcext:value-type="float">
            <text:p>19156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6-1-208T</text:p>
          </table:table-cell>
          <table:table-cell office:value-type="float" office:value="191561208" calcext:value-type="float">
            <text:p>19156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6-1-212T</text:p>
          </table:table-cell>
          <table:table-cell office:value-type="float" office:value="191561212" calcext:value-type="float">
            <text:p>19156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6-1-216T</text:p>
          </table:table-cell>
          <table:table-cell office:value-type="float" office:value="191561216" calcext:value-type="float">
            <text:p>19156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6-1-224T</text:p>
          </table:table-cell>
          <table:table-cell office:value-type="float" office:value="191561224" calcext:value-type="float">
            <text:p>19156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6-1-225T</text:p>
          </table:table-cell>
          <table:table-cell office:value-type="float" office:value="191561225" calcext:value-type="float">
            <text:p>19156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7-1-207T</text:p>
          </table:table-cell>
          <table:table-cell office:value-type="float" office:value="191571207" calcext:value-type="float">
            <text:p>19157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7-1-213T</text:p>
          </table:table-cell>
          <table:table-cell office:value-type="float" office:value="191571213" calcext:value-type="float">
            <text:p>19157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7-1-219T</text:p>
          </table:table-cell>
          <table:table-cell office:value-type="float" office:value="191571219" calcext:value-type="float">
            <text:p>1915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7-1-221T</text:p>
          </table:table-cell>
          <table:table-cell office:value-type="float" office:value="191571221" calcext:value-type="float">
            <text:p>19157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7-1-229T</text:p>
          </table:table-cell>
          <table:table-cell office:value-type="float" office:value="191571229" calcext:value-type="float">
            <text:p>19157122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8-1-202T</text:p>
          </table:table-cell>
          <table:table-cell office:value-type="float" office:value="191581202" calcext:value-type="float">
            <text:p>19158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8-1-208T</text:p>
          </table:table-cell>
          <table:table-cell office:value-type="float" office:value="191581208" calcext:value-type="float">
            <text:p>19158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8-1-210T</text:p>
          </table:table-cell>
          <table:table-cell office:value-type="float" office:value="191581210" calcext:value-type="float">
            <text:p>19158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8-1-218T</text:p>
          </table:table-cell>
          <table:table-cell office:value-type="float" office:value="191581218" calcext:value-type="float">
            <text:p>19158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8-1-222T</text:p>
          </table:table-cell>
          <table:table-cell office:value-type="float" office:value="191581222" calcext:value-type="float">
            <text:p>19158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9-1-199T</text:p>
          </table:table-cell>
          <table:table-cell office:value-type="float" office:value="191591199" calcext:value-type="float">
            <text:p>19159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9-1-201T</text:p>
          </table:table-cell>
          <table:table-cell office:value-type="float" office:value="191591201" calcext:value-type="float">
            <text:p>1915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9-1-203T</text:p>
          </table:table-cell>
          <table:table-cell office:value-type="float" office:value="191591203" calcext:value-type="float">
            <text:p>19159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9-1-209T</text:p>
          </table:table-cell>
          <table:table-cell office:value-type="float" office:value="191591209" calcext:value-type="float">
            <text:p>19159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9-1-213T</text:p>
          </table:table-cell>
          <table:table-cell office:value-type="float" office:value="191591213" calcext:value-type="float">
            <text:p>19159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9-1-221T</text:p>
          </table:table-cell>
          <table:table-cell office:value-type="float" office:value="191591221" calcext:value-type="float">
            <text:p>19159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59-1-227T</text:p>
          </table:table-cell>
          <table:table-cell office:value-type="float" office:value="191591227" calcext:value-type="float">
            <text:p>19159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0-1-200T</text:p>
          </table:table-cell>
          <table:table-cell office:value-type="float" office:value="191601200" calcext:value-type="float">
            <text:p>19160120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0-1-204T</text:p>
          </table:table-cell>
          <table:table-cell office:value-type="float" office:value="191601204" calcext:value-type="float">
            <text:p>19160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0-1-208T</text:p>
          </table:table-cell>
          <table:table-cell office:value-type="float" office:value="191601208" calcext:value-type="float">
            <text:p>19160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0-1-216T</text:p>
          </table:table-cell>
          <table:table-cell office:value-type="float" office:value="191601216" calcext:value-type="float">
            <text:p>1916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0-1-218T</text:p>
          </table:table-cell>
          <table:table-cell office:value-type="float" office:value="191601218" calcext:value-type="float">
            <text:p>1916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0-1-220T</text:p>
          </table:table-cell>
          <table:table-cell office:value-type="float" office:value="191601220" calcext:value-type="float">
            <text:p>19160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0-1-224T</text:p>
          </table:table-cell>
          <table:table-cell office:value-type="float" office:value="191601224" calcext:value-type="float">
            <text:p>1916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1-1-199T</text:p>
          </table:table-cell>
          <table:table-cell office:value-type="float" office:value="191611199" calcext:value-type="float">
            <text:p>19161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1-1-203T</text:p>
          </table:table-cell>
          <table:table-cell office:value-type="float" office:value="191611203" calcext:value-type="float">
            <text:p>19161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1-1-205T</text:p>
          </table:table-cell>
          <table:table-cell office:value-type="float" office:value="191611205" calcext:value-type="float">
            <text:p>19161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1-1-215T</text:p>
          </table:table-cell>
          <table:table-cell office:value-type="float" office:value="191611215" calcext:value-type="float">
            <text:p>1916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1-1-219T</text:p>
          </table:table-cell>
          <table:table-cell office:value-type="float" office:value="191611219" calcext:value-type="float">
            <text:p>19161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1-1-221T</text:p>
          </table:table-cell>
          <table:table-cell office:value-type="float" office:value="191611221" calcext:value-type="float">
            <text:p>19161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1-1-227T</text:p>
          </table:table-cell>
          <table:table-cell office:value-type="float" office:value="191611227" calcext:value-type="float">
            <text:p>19161122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2-1-196T</text:p>
          </table:table-cell>
          <table:table-cell office:value-type="float" office:value="191621196" calcext:value-type="float">
            <text:p>19162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2-1-206T</text:p>
          </table:table-cell>
          <table:table-cell office:value-type="float" office:value="191621206" calcext:value-type="float">
            <text:p>19162120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2-1-210T</text:p>
          </table:table-cell>
          <table:table-cell office:value-type="float" office:value="191621210" calcext:value-type="float">
            <text:p>19162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2-1-214T</text:p>
          </table:table-cell>
          <table:table-cell office:value-type="float" office:value="191621214" calcext:value-type="float">
            <text:p>19162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2-1-216T</text:p>
          </table:table-cell>
          <table:table-cell office:value-type="float" office:value="191621216" calcext:value-type="float">
            <text:p>1916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2-1-222T</text:p>
          </table:table-cell>
          <table:table-cell office:value-type="float" office:value="191621222" calcext:value-type="float">
            <text:p>19162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3-1-201T</text:p>
          </table:table-cell>
          <table:table-cell office:value-type="float" office:value="191631201" calcext:value-type="float">
            <text:p>19163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3-1-205T</text:p>
          </table:table-cell>
          <table:table-cell office:value-type="float" office:value="191631205" calcext:value-type="float">
            <text:p>19163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3-1-207T</text:p>
          </table:table-cell>
          <table:table-cell office:value-type="float" office:value="191631207" calcext:value-type="float">
            <text:p>19163120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3-1-211T</text:p>
          </table:table-cell>
          <table:table-cell office:value-type="float" office:value="191631211" calcext:value-type="float">
            <text:p>1916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3-1-215T</text:p>
          </table:table-cell>
          <table:table-cell office:value-type="float" office:value="191631215" calcext:value-type="float">
            <text:p>1916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3-1-217T</text:p>
          </table:table-cell>
          <table:table-cell office:value-type="float" office:value="191631217" calcext:value-type="float">
            <text:p>19163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4-1-196T</text:p>
          </table:table-cell>
          <table:table-cell office:value-type="float" office:value="191641196" calcext:value-type="float">
            <text:p>19164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4-1-212T</text:p>
          </table:table-cell>
          <table:table-cell office:value-type="float" office:value="191641212" calcext:value-type="float">
            <text:p>19164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4-1-216T</text:p>
          </table:table-cell>
          <table:table-cell office:value-type="float" office:value="191641216" calcext:value-type="float">
            <text:p>19164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5-1-197T</text:p>
          </table:table-cell>
          <table:table-cell office:value-type="float" office:value="191651197" calcext:value-type="float">
            <text:p>19165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5-1-199T</text:p>
          </table:table-cell>
          <table:table-cell office:value-type="float" office:value="191651199" calcext:value-type="float">
            <text:p>19165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5-1-201T</text:p>
          </table:table-cell>
          <table:table-cell office:value-type="float" office:value="191651201" calcext:value-type="float">
            <text:p>19165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5-1-211T</text:p>
          </table:table-cell>
          <table:table-cell office:value-type="float" office:value="191651211" calcext:value-type="float">
            <text:p>19165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5-1-217T</text:p>
          </table:table-cell>
          <table:table-cell office:value-type="float" office:value="191651217" calcext:value-type="float">
            <text:p>1916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5-1-223T</text:p>
          </table:table-cell>
          <table:table-cell office:value-type="float" office:value="191651223" calcext:value-type="float">
            <text:p>19165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6-1-204T</text:p>
          </table:table-cell>
          <table:table-cell office:value-type="float" office:value="191661204" calcext:value-type="float">
            <text:p>19166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6-1-210T</text:p>
          </table:table-cell>
          <table:table-cell office:value-type="float" office:value="191661210" calcext:value-type="float">
            <text:p>19166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6-1-218T</text:p>
          </table:table-cell>
          <table:table-cell office:value-type="float" office:value="191661218" calcext:value-type="float">
            <text:p>1916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7-1-203T</text:p>
          </table:table-cell>
          <table:table-cell office:value-type="float" office:value="191671203" calcext:value-type="float">
            <text:p>19167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7-1-217T</text:p>
          </table:table-cell>
          <table:table-cell office:value-type="float" office:value="191671217" calcext:value-type="float">
            <text:p>19167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7-1-225T</text:p>
          </table:table-cell>
          <table:table-cell office:value-type="float" office:value="191671225" calcext:value-type="float">
            <text:p>19167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8-1-204T</text:p>
          </table:table-cell>
          <table:table-cell office:value-type="float" office:value="191681204" calcext:value-type="float">
            <text:p>19168120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8-1-208T</text:p>
          </table:table-cell>
          <table:table-cell office:value-type="float" office:value="191681208" calcext:value-type="float">
            <text:p>19168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8-1-216T</text:p>
          </table:table-cell>
          <table:table-cell office:value-type="float" office:value="191681216" calcext:value-type="float">
            <text:p>19168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9-1-201T</text:p>
          </table:table-cell>
          <table:table-cell office:value-type="float" office:value="191691201" calcext:value-type="float">
            <text:p>19169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9-1-205T</text:p>
          </table:table-cell>
          <table:table-cell office:value-type="float" office:value="191691205" calcext:value-type="float">
            <text:p>19169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9-1-213T</text:p>
          </table:table-cell>
          <table:table-cell office:value-type="float" office:value="191691213" calcext:value-type="float">
            <text:p>19169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9-1-217T</text:p>
          </table:table-cell>
          <table:table-cell office:value-type="float" office:value="191691217" calcext:value-type="float">
            <text:p>1916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69-1-223T</text:p>
          </table:table-cell>
          <table:table-cell office:value-type="float" office:value="191691223" calcext:value-type="float">
            <text:p>19169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0-1-202T</text:p>
          </table:table-cell>
          <table:table-cell office:value-type="float" office:value="191701202" calcext:value-type="float">
            <text:p>19170120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0-1-212T</text:p>
          </table:table-cell>
          <table:table-cell office:value-type="float" office:value="191701212" calcext:value-type="float">
            <text:p>19170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0-1-214T</text:p>
          </table:table-cell>
          <table:table-cell office:value-type="float" office:value="191701214" calcext:value-type="float">
            <text:p>19170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0-1-218T</text:p>
          </table:table-cell>
          <table:table-cell office:value-type="float" office:value="191701218" calcext:value-type="float">
            <text:p>19170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0-1-220T</text:p>
          </table:table-cell>
          <table:table-cell office:value-type="float" office:value="191701220" calcext:value-type="float">
            <text:p>19170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0-1-222T</text:p>
          </table:table-cell>
          <table:table-cell office:value-type="float" office:value="191701222" calcext:value-type="float">
            <text:p>19170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0-1-224T</text:p>
          </table:table-cell>
          <table:table-cell office:value-type="float" office:value="191701224" calcext:value-type="float">
            <text:p>19170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0-1-226T</text:p>
          </table:table-cell>
          <table:table-cell office:value-type="float" office:value="191701226" calcext:value-type="float">
            <text:p>19170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03T</text:p>
          </table:table-cell>
          <table:table-cell office:value-type="float" office:value="191711203" calcext:value-type="float">
            <text:p>19171120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05T</text:p>
          </table:table-cell>
          <table:table-cell office:value-type="float" office:value="191711205" calcext:value-type="float">
            <text:p>19171120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09T</text:p>
          </table:table-cell>
          <table:table-cell office:value-type="float" office:value="191711209" calcext:value-type="float">
            <text:p>19171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11T</text:p>
          </table:table-cell>
          <table:table-cell office:value-type="float" office:value="191711211" calcext:value-type="float">
            <text:p>19171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13T</text:p>
          </table:table-cell>
          <table:table-cell office:value-type="float" office:value="191711213" calcext:value-type="float">
            <text:p>19171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15T</text:p>
          </table:table-cell>
          <table:table-cell office:value-type="float" office:value="191711215" calcext:value-type="float">
            <text:p>19171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17T</text:p>
          </table:table-cell>
          <table:table-cell office:value-type="float" office:value="191711217" calcext:value-type="float">
            <text:p>19171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19T</text:p>
          </table:table-cell>
          <table:table-cell office:value-type="float" office:value="191711219" calcext:value-type="float">
            <text:p>19171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23T</text:p>
          </table:table-cell>
          <table:table-cell office:value-type="float" office:value="191711223" calcext:value-type="float">
            <text:p>19171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1-1-225T</text:p>
          </table:table-cell>
          <table:table-cell office:value-type="float" office:value="191711225" calcext:value-type="float">
            <text:p>19171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2-1-210T</text:p>
          </table:table-cell>
          <table:table-cell office:value-type="float" office:value="191721210" calcext:value-type="float">
            <text:p>19172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2-1-212T</text:p>
          </table:table-cell>
          <table:table-cell office:value-type="float" office:value="191721212" calcext:value-type="float">
            <text:p>19172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2-1-216T</text:p>
          </table:table-cell>
          <table:table-cell office:value-type="float" office:value="191721216" calcext:value-type="float">
            <text:p>1917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3-1-201T</text:p>
          </table:table-cell>
          <table:table-cell office:value-type="float" office:value="191731201" calcext:value-type="float">
            <text:p>19173120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3-1-215T</text:p>
          </table:table-cell>
          <table:table-cell office:value-type="float" office:value="191731215" calcext:value-type="float">
            <text:p>1917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3-1-221T</text:p>
          </table:table-cell>
          <table:table-cell office:value-type="float" office:value="191731221" calcext:value-type="float">
            <text:p>19173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3-1-223T</text:p>
          </table:table-cell>
          <table:table-cell office:value-type="float" office:value="191731223" calcext:value-type="float">
            <text:p>19173122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4-1-208T</text:p>
          </table:table-cell>
          <table:table-cell office:value-type="float" office:value="191741208" calcext:value-type="float">
            <text:p>19174120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4-1-210T</text:p>
          </table:table-cell>
          <table:table-cell office:value-type="float" office:value="191741210" calcext:value-type="float">
            <text:p>19174121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5-1-213T</text:p>
          </table:table-cell>
          <table:table-cell office:value-type="float" office:value="191751213" calcext:value-type="float">
            <text:p>1917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5-1-225T</text:p>
          </table:table-cell>
          <table:table-cell office:value-type="float" office:value="191751225" calcext:value-type="float">
            <text:p>19175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6-1-212T</text:p>
          </table:table-cell>
          <table:table-cell office:value-type="float" office:value="191761212" calcext:value-type="float">
            <text:p>19176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6-1-220T</text:p>
          </table:table-cell>
          <table:table-cell office:value-type="float" office:value="191761220" calcext:value-type="float">
            <text:p>19176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6-1-224T</text:p>
          </table:table-cell>
          <table:table-cell office:value-type="float" office:value="191761224" calcext:value-type="float">
            <text:p>19176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7-1-213T</text:p>
          </table:table-cell>
          <table:table-cell office:value-type="float" office:value="191771213" calcext:value-type="float">
            <text:p>19177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7-1-225T</text:p>
          </table:table-cell>
          <table:table-cell office:value-type="float" office:value="191771225" calcext:value-type="float">
            <text:p>19177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8-1-216T</text:p>
          </table:table-cell>
          <table:table-cell office:value-type="float" office:value="191781216" calcext:value-type="float">
            <text:p>19178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8-1-222T</text:p>
          </table:table-cell>
          <table:table-cell office:value-type="float" office:value="191781222" calcext:value-type="float">
            <text:p>19178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9-1-217T</text:p>
          </table:table-cell>
          <table:table-cell office:value-type="float" office:value="191791217" calcext:value-type="float">
            <text:p>1917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79-1-221T</text:p>
          </table:table-cell>
          <table:table-cell office:value-type="float" office:value="191791221" calcext:value-type="float">
            <text:p>19179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80-1-212T</text:p>
          </table:table-cell>
          <table:table-cell office:value-type="float" office:value="191801212" calcext:value-type="float">
            <text:p>19180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80-1-214T</text:p>
          </table:table-cell>
          <table:table-cell office:value-type="float" office:value="191801214" calcext:value-type="float">
            <text:p>19180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24-180-1-216T</text:p>
          </table:table-cell>
          <table:table-cell office:value-type="float" office:value="191801216" calcext:value-type="float">
            <text:p>19180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0-1-226T</text:p>
          </table:table-cell>
          <table:table-cell office:value-type="float" office:value="191801226" calcext:value-type="float">
            <text:p>19180122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2-1-216T</text:p>
          </table:table-cell>
          <table:table-cell office:value-type="float" office:value="191821216" calcext:value-type="float">
            <text:p>1918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2-1-218T</text:p>
          </table:table-cell>
          <table:table-cell office:value-type="float" office:value="191821218" calcext:value-type="float">
            <text:p>19182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3-1-225T</text:p>
          </table:table-cell>
          <table:table-cell office:value-type="float" office:value="191831225" calcext:value-type="float">
            <text:p>19183122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4-1-216T</text:p>
          </table:table-cell>
          <table:table-cell office:value-type="float" office:value="191841216" calcext:value-type="float">
            <text:p>19184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4-1-220T</text:p>
          </table:table-cell>
          <table:table-cell office:value-type="float" office:value="191841220" calcext:value-type="float">
            <text:p>19184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4-1-224T</text:p>
          </table:table-cell>
          <table:table-cell office:value-type="float" office:value="191841224" calcext:value-type="float">
            <text:p>19184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5-1-217T</text:p>
          </table:table-cell>
          <table:table-cell office:value-type="float" office:value="191851217" calcext:value-type="float">
            <text:p>19185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6-1-212T</text:p>
          </table:table-cell>
          <table:table-cell office:value-type="float" office:value="191861212" calcext:value-type="float">
            <text:p>19186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6-1-214T</text:p>
          </table:table-cell>
          <table:table-cell office:value-type="float" office:value="191861214" calcext:value-type="float">
            <text:p>19186121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6-1-218T</text:p>
          </table:table-cell>
          <table:table-cell office:value-type="float" office:value="191861218" calcext:value-type="float">
            <text:p>19186121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6-1-222T</text:p>
          </table:table-cell>
          <table:table-cell office:value-type="float" office:value="191861222" calcext:value-type="float">
            <text:p>19186122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6-1-224T</text:p>
          </table:table-cell>
          <table:table-cell office:value-type="float" office:value="191861224" calcext:value-type="float">
            <text:p>19186122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7-1-211T</text:p>
          </table:table-cell>
          <table:table-cell office:value-type="float" office:value="191871211" calcext:value-type="float">
            <text:p>19187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7-1-213T</text:p>
          </table:table-cell>
          <table:table-cell office:value-type="float" office:value="191871213" calcext:value-type="float">
            <text:p>19187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7-1-219T</text:p>
          </table:table-cell>
          <table:table-cell office:value-type="float" office:value="191871219" calcext:value-type="float">
            <text:p>19187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8-1-220T</text:p>
          </table:table-cell>
          <table:table-cell office:value-type="float" office:value="191881220" calcext:value-type="float">
            <text:p>191881220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9-1-217T</text:p>
          </table:table-cell>
          <table:table-cell office:value-type="float" office:value="191891217" calcext:value-type="float">
            <text:p>19189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89-1-221T</text:p>
          </table:table-cell>
          <table:table-cell office:value-type="float" office:value="191891221" calcext:value-type="float">
            <text:p>19189122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1-1-213T</text:p>
          </table:table-cell>
          <table:table-cell office:value-type="float" office:value="191911213" calcext:value-type="float">
            <text:p>19191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1-1-219T</text:p>
          </table:table-cell>
          <table:table-cell office:value-type="float" office:value="191911219" calcext:value-type="float">
            <text:p>19191121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2-1-212T</text:p>
          </table:table-cell>
          <table:table-cell office:value-type="float" office:value="191921212" calcext:value-type="float">
            <text:p>19192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2-1-216T</text:p>
          </table:table-cell>
          <table:table-cell office:value-type="float" office:value="191921216" calcext:value-type="float">
            <text:p>19192121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3-1-211T</text:p>
          </table:table-cell>
          <table:table-cell office:value-type="float" office:value="191931211" calcext:value-type="float">
            <text:p>19193121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3-1-215T</text:p>
          </table:table-cell>
          <table:table-cell office:value-type="float" office:value="191931215" calcext:value-type="float">
            <text:p>19193121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3-1-217T</text:p>
          </table:table-cell>
          <table:table-cell office:value-type="float" office:value="191931217" calcext:value-type="float">
            <text:p>19193121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5-1-209T</text:p>
          </table:table-cell>
          <table:table-cell office:value-type="float" office:value="191951209" calcext:value-type="float">
            <text:p>19195120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5-1-213T</text:p>
          </table:table-cell>
          <table:table-cell office:value-type="float" office:value="191951213" calcext:value-type="float">
            <text:p>19195121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46-196-1-212T</text:p>
          </table:table-cell>
          <table:table-cell office:value-type="float" office:value="191961212" calcext:value-type="float">
            <text:p>19196121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65-162-1-290T</text:p>
          </table:table-cell>
          <table:table-cell office:value-type="float" office:value="191621290" calcext:value-type="float">
            <text:p>191621290</text:p>
          </table:table-cell>
          <table:table-cell office:value-type="string" calcext:value-type="string">
            <text:p>réserve naturelle régionale</text:p>
          </table:table-cell>
          <table:table-cell office:value-type="string" calcext:value-type="string">
            <text:p>Massif du Pibeste - Aoulhe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61-1-195T</text:p>
          </table:table-cell>
          <table:table-cell office:value-type="float" office:value="191611195" calcext:value-type="float">
            <text:p>19161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65-1-195T</text:p>
          </table:table-cell>
          <table:table-cell office:value-type="float" office:value="191651195" calcext:value-type="float">
            <text:p>19165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tamp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67-1-195T</text:p>
          </table:table-cell>
          <table:table-cell office:value-type="float" office:value="191671195" calcext:value-type="float">
            <text:p>19167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69-1-195T</text:p>
          </table:table-cell>
          <table:table-cell office:value-type="float" office:value="191691195" calcext:value-type="float">
            <text:p>19169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69-1-197T</text:p>
          </table:table-cell>
          <table:table-cell office:value-type="float" office:value="191691197" calcext:value-type="float">
            <text:p>19169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71-1-195T</text:p>
          </table:table-cell>
          <table:table-cell office:value-type="float" office:value="191711195" calcext:value-type="float">
            <text:p>19171119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71-1-199T</text:p>
          </table:table-cell>
          <table:table-cell office:value-type="float" office:value="191711199" calcext:value-type="float">
            <text:p>191711199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72-1-196T</text:p>
          </table:table-cell>
          <table:table-cell office:value-type="float" office:value="191721196" calcext:value-type="float">
            <text:p>19172119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RSO</text:p>
          </table:table-cell>
          <table:table-cell office:value-type="string" calcext:value-type="string">
            <text:p>visite2</text:p>
          </table:table-cell>
          <table:table-cell office:value-type="string" calcext:value-type="string">
            <text:p>19-87-173-1-197T</text:p>
          </table:table-cell>
          <table:table-cell office:value-type="float" office:value="191731197" calcext:value-type="float">
            <text:p>19173119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Bassin de la Dordogne (zone de transiti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A-342-1-235T</text:p>
          </table:table-cell>
          <table:table-cell office:value-type="float" office:value="243421235" calcext:value-type="float">
            <text:p>2434212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tamp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A-344-1-237T</text:p>
          </table:table-cell>
          <table:table-cell office:value-type="float" office:value="243441237" calcext:value-type="float">
            <text:p>24344123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tamp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A-344-1-241T</text:p>
          </table:table-cell>
          <table:table-cell office:value-type="float" office:value="243441241" calcext:value-type="float">
            <text:p>24344124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de transiti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A-346-1-235T</text:p>
          </table:table-cell>
          <table:table-cell office:value-type="float" office:value="243461235" calcext:value-type="float">
            <text:p>2434612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tamp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A-346-1-237T</text:p>
          </table:table-cell>
          <table:table-cell office:value-type="float" office:value="243461237" calcext:value-type="float">
            <text:p>243461237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de transiti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A-347-1-236T</text:p>
          </table:table-cell>
          <table:table-cell office:value-type="float" office:value="243471236" calcext:value-type="float">
            <text:p>24347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de transiti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A-348-1-235T</text:p>
          </table:table-cell>
          <table:table-cell office:value-type="float" office:value="243481235" calcext:value-type="float">
            <text:p>243481235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tamp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B-340-1-233T</text:p>
          </table:table-cell>
          <table:table-cell office:value-type="float" office:value="243401233" calcext:value-type="float">
            <text:p>24340123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tamp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B-344-1-233T</text:p>
          </table:table-cell>
          <table:table-cell office:value-type="float" office:value="243441233" calcext:value-type="float">
            <text:p>243441233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central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B-346-1-231T</text:p>
          </table:table-cell>
          <table:table-cell office:value-type="float" office:value="243461231" calcext:value-type="float">
            <text:p>243461231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tamp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B-347-1-232T</text:p>
          </table:table-cell>
          <table:table-cell office:value-type="float" office:value="243471232" calcext:value-type="float">
            <text:p>243471232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centrale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uveau</text:p>
          </table:table-cell>
          <table:table-cell office:value-type="string" calcext:value-type="string">
            <text:p>24-2B-355-1-234T</text:p>
          </table:table-cell>
          <table:table-cell office:value-type="float" office:value="243551234" calcext:value-type="float">
            <text:p>243551234</text:p>
          </table:table-cell>
          <table:table-cell office:value-type="string" calcext:value-type="string">
            <text:p>réserve naturelle de Corse</text:p>
          </table:table-cell>
          <table:table-cell office:value-type="string" calcext:value-type="string">
            <text:p>Massif du Monte Ritondu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te2</text:p>
          </table:table-cell>
          <table:table-cell office:value-type="string" calcext:value-type="string">
            <text:p>19-2A-342-1-236T</text:p>
          </table:table-cell>
          <table:table-cell office:value-type="float" office:value="193421236" calcext:value-type="float">
            <text:p>19342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tamp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te2</text:p>
          </table:table-cell>
          <table:table-cell office:value-type="string" calcext:value-type="string">
            <text:p>19-2A-344-1-238T</text:p>
          </table:table-cell>
          <table:table-cell office:value-type="float" office:value="193441238" calcext:value-type="float">
            <text:p>19344123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de transiti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te2</text:p>
          </table:table-cell>
          <table:table-cell office:value-type="string" calcext:value-type="string">
            <text:p>19-2A-346-1-238T</text:p>
          </table:table-cell>
          <table:table-cell office:value-type="float" office:value="193461238" calcext:value-type="float">
            <text:p>193461238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de transiti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te2</text:p>
          </table:table-cell>
          <table:table-cell office:value-type="string" calcext:value-type="string">
            <text:p>19-2A-348-1-236T</text:p>
          </table:table-cell>
          <table:table-cell office:value-type="float" office:value="193481236" calcext:value-type="float">
            <text:p>193481236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de transition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isite2</text:p>
          </table:table-cell>
          <table:table-cell office:value-type="string" calcext:value-type="string">
            <text:p>19-2B-340-1-234T</text:p>
          </table:table-cell>
          <table:table-cell office:value-type="float" office:value="193401234" calcext:value-type="float">
            <text:p>193401234</text:p>
          </table:table-cell>
          <table:table-cell office:value-type="string" calcext:value-type="string">
            <text:p>réserve biosphère</text:p>
          </table:table-cell>
          <table:table-cell office:value-type="string" calcext:value-type="string">
            <text:p>Falasorma - Dui Sevi (zone tampon)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5">00/00/0000</text:date>, <text:time style:data-style-name="N2" text:time-value="10:26:02.55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5T11:24:02.522000000</dc:date>
    <meta:generator>LibreOffice/7.2.7.2$Windows_X86_64 LibreOffice_project/8d71d29d553c0f7dcbfa38fbfda25ee34cce99a2</meta:generator>
    <meta:editing-duration>PT7H47M10S</meta:editing-duration>
    <meta:editing-cycles>59</meta:editing-cycles>
    <meta:document-statistic meta:table-count="6" meta:cell-count="11834" meta:object-count="0"/>
  </office:meta>
</office:document-meta>
</file>